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2cadd4"/>
    </style:style>
    <style:style style:name="P2" style:family="paragraph" style:parent-style-name="Header">
      <style:text-properties officeooo:paragraph-rsid="002c93a1"/>
    </style:style>
    <style:style style:name="P3" style:family="paragraph" style:parent-style-name="Chapter">
      <style:paragraph-properties fo:break-before="page"/>
    </style:style>
    <style:style style:name="P4" style:family="paragraph" style:parent-style-name="Standard">
      <style:text-properties officeooo:paragraph-rsid="0047c975"/>
    </style:style>
    <style:style style:name="P5" style:family="paragraph" style:parent-style-name="Standard">
      <style:paragraph-properties fo:margin-left="0in" fo:margin-right="0in" fo:line-height="200%" fo:text-indent="0.5in" style:auto-text-indent="false"/>
      <style:text-properties fo:font-style="normal" officeooo:rsid="03beb7e5" officeooo:paragraph-rsid="00481552" style:font-style-asian="normal" style:font-style-complex="normal"/>
    </style:style>
    <style:style style:name="P6" style:family="paragraph" style:parent-style-name="Standard">
      <style:paragraph-properties fo:margin-left="0in" fo:margin-right="0in" fo:line-height="200%" fo:text-indent="0.5in" style:auto-text-indent="false"/>
      <style:text-properties fo:font-style="normal" officeooo:rsid="03fe8364" officeooo:paragraph-rsid="00481552" style:font-style-asian="normal" style:font-style-complex="normal"/>
    </style:style>
    <style:style style:name="P7" style:family="paragraph" style:parent-style-name="Standard">
      <style:paragraph-properties fo:margin-left="0in" fo:margin-right="0in" fo:line-height="200%" fo:text-indent="0.5in" style:auto-text-indent="false"/>
      <style:text-properties fo:font-style="normal" officeooo:rsid="0407d9b9" officeooo:paragraph-rsid="00481552" style:font-style-asian="normal" style:font-style-complex="normal"/>
    </style:style>
    <style:style style:name="P8" style:family="paragraph" style:parent-style-name="Standard">
      <style:paragraph-properties fo:margin-left="0in" fo:margin-right="0in" fo:line-height="200%" fo:text-indent="0.5in" style:auto-text-indent="false"/>
      <style:text-properties fo:font-style="normal" officeooo:rsid="042eb8d2" officeooo:paragraph-rsid="00481552" style:font-style-asian="normal" style:font-style-complex="normal"/>
    </style:style>
    <style:style style:name="P9" style:family="paragraph" style:parent-style-name="Standard">
      <style:paragraph-properties fo:margin-left="0in" fo:margin-right="0in" fo:line-height="200%" fo:text-indent="0.5in" style:auto-text-indent="false"/>
      <style:text-properties fo:font-style="normal" officeooo:rsid="043b96e9" officeooo:paragraph-rsid="00481552" style:font-style-asian="normal" style:font-style-complex="normal"/>
    </style:style>
    <style:style style:name="P10" style:family="paragraph" style:parent-style-name="Standard">
      <style:paragraph-properties fo:margin-left="0in" fo:margin-right="0in" fo:line-height="200%" fo:text-indent="0.5in" style:auto-text-indent="false"/>
      <style:text-properties fo:font-style="normal" officeooo:rsid="04435fc6" officeooo:paragraph-rsid="00481552" style:font-style-asian="normal" style:font-style-complex="normal"/>
    </style:style>
    <style:style style:name="P11" style:family="paragraph" style:parent-style-name="Standard">
      <style:paragraph-properties fo:margin-left="0in" fo:margin-right="0in" fo:line-height="200%" fo:text-indent="0.5in" style:auto-text-indent="false"/>
      <style:text-properties fo:font-style="normal" officeooo:rsid="047c7e6b" officeooo:paragraph-rsid="00481552" style:font-style-asian="normal" style:font-style-complex="normal"/>
    </style:style>
    <style:style style:name="P12" style:family="paragraph" style:parent-style-name="Standard">
      <style:paragraph-properties fo:margin-left="0in" fo:margin-right="0in" fo:line-height="200%" fo:text-indent="0.5in" style:auto-text-indent="false"/>
      <style:text-properties fo:font-style="normal" officeooo:rsid="047d4da6" officeooo:paragraph-rsid="00481552" style:font-style-asian="normal" style:font-style-complex="normal"/>
    </style:style>
    <style:style style:name="P13" style:family="paragraph" style:parent-style-name="Standard">
      <style:paragraph-properties fo:margin-left="0in" fo:margin-right="0in" fo:line-height="200%" fo:text-align="center" style:justify-single-word="false" fo:text-indent="0in" style:auto-text-indent="false"/>
      <style:text-properties fo:font-style="normal" officeooo:rsid="048386cb" officeooo:paragraph-rsid="00481552" style:font-style-asian="normal" style:font-style-complex="normal"/>
    </style:style>
    <style:style style:name="P14" style:family="paragraph" style:parent-style-name="Standard">
      <style:paragraph-properties fo:margin-left="0in" fo:margin-right="0in" fo:line-height="200%" fo:text-align="center" style:justify-single-word="false" fo:text-indent="0in" style:auto-text-indent="false"/>
      <style:text-properties fo:font-style="normal" officeooo:rsid="0490a823" officeooo:paragraph-rsid="00481552" style:font-style-asian="normal" style:font-style-complex="normal"/>
    </style:style>
    <style:style style:name="P15" style:family="paragraph" style:parent-style-name="Standard">
      <style:paragraph-properties fo:margin-left="0in" fo:margin-right="0in" fo:line-height="200%" fo:text-indent="0.5in" style:auto-text-indent="false"/>
      <style:text-properties fo:font-style="normal" officeooo:rsid="049b88d5" officeooo:paragraph-rsid="00481552" style:font-style-asian="normal" style:font-style-complex="normal"/>
    </style:style>
    <style:style style:name="P16" style:family="paragraph" style:parent-style-name="Standard">
      <style:paragraph-properties fo:margin-left="0in" fo:margin-right="0in" fo:line-height="200%" fo:text-indent="0.5in" style:auto-text-indent="false"/>
      <style:text-properties fo:font-style="normal" officeooo:rsid="049df2b2" officeooo:paragraph-rsid="00481552" style:font-style-asian="normal" style:font-style-complex="normal"/>
    </style:style>
    <style:style style:name="P17" style:family="paragraph" style:parent-style-name="Standard">
      <style:paragraph-properties fo:margin-left="0in" fo:margin-right="0in" fo:line-height="200%" fo:text-indent="0.5in" style:auto-text-indent="false"/>
      <style:text-properties fo:font-style="normal" officeooo:rsid="04a3e494" officeooo:paragraph-rsid="00481552" style:font-style-asian="normal" style:font-style-complex="normal"/>
    </style:style>
    <style:style style:name="P18" style:family="paragraph" style:parent-style-name="Standard">
      <style:paragraph-properties fo:margin-left="0in" fo:margin-right="0in" fo:line-height="200%" fo:text-indent="0.5in" style:auto-text-indent="false"/>
      <style:text-properties fo:font-style="normal" officeooo:rsid="04ce096d" officeooo:paragraph-rsid="00481552" style:font-style-asian="normal" style:font-style-complex="normal"/>
    </style:style>
    <style:style style:name="P19" style:family="paragraph" style:parent-style-name="Standard">
      <style:paragraph-properties fo:margin-left="0in" fo:margin-right="0in" fo:line-height="200%" fo:text-indent="0.5in" style:auto-text-indent="false"/>
      <style:text-properties fo:font-style="normal" officeooo:rsid="04d304d8" officeooo:paragraph-rsid="00481552" style:font-style-asian="normal" style:font-style-complex="normal"/>
    </style:style>
    <style:style style:name="P20" style:family="paragraph" style:parent-style-name="Standard">
      <style:paragraph-properties fo:margin-left="0in" fo:margin-right="0in" fo:line-height="200%" fo:text-align="center" style:justify-single-word="false" fo:text-indent="0in" style:auto-text-indent="false"/>
      <style:text-properties fo:font-style="normal" officeooo:rsid="04ce74b9" officeooo:paragraph-rsid="00481552" style:font-style-asian="normal" style:font-style-complex="normal"/>
    </style:style>
    <style:style style:name="P21" style:family="paragraph" style:parent-style-name="Standard">
      <style:paragraph-properties fo:margin-left="0in" fo:margin-right="0in" fo:line-height="200%" fo:text-indent="0.5in" style:auto-text-indent="false"/>
      <style:text-properties fo:font-style="normal" officeooo:rsid="04ce74b9" officeooo:paragraph-rsid="00481552" style:font-style-asian="normal" style:font-style-complex="normal"/>
    </style:style>
    <style:style style:name="P22" style:family="paragraph" style:parent-style-name="Standard">
      <style:paragraph-properties fo:margin-left="0in" fo:margin-right="0in" fo:line-height="200%" fo:text-align="center" style:justify-single-word="false" fo:text-indent="0in" style:auto-text-indent="false"/>
      <style:text-properties fo:font-style="normal" officeooo:rsid="04e1006f" officeooo:paragraph-rsid="00481552" style:font-style-asian="normal" style:font-style-complex="normal"/>
    </style:style>
    <style:style style:name="P23" style:family="paragraph" style:parent-style-name="Standard">
      <style:paragraph-properties fo:margin-left="0in" fo:margin-right="0in" fo:line-height="200%" fo:text-indent="0.5in" style:auto-text-indent="false"/>
      <style:text-properties fo:font-style="normal" officeooo:rsid="04e1006f" officeooo:paragraph-rsid="00481552" style:font-style-asian="normal" style:font-style-complex="normal"/>
    </style:style>
    <style:style style:name="P24" style:family="paragraph" style:parent-style-name="Standard">
      <style:paragraph-properties fo:margin-left="0in" fo:margin-right="0in" fo:line-height="200%" fo:text-indent="0.5in" style:auto-text-indent="false"/>
      <style:text-properties fo:font-style="normal" officeooo:rsid="04ead4bc" officeooo:paragraph-rsid="00481552" style:font-style-asian="normal" style:font-style-complex="normal"/>
    </style:style>
    <style:style style:name="P25" style:family="paragraph" style:parent-style-name="Standard">
      <style:paragraph-properties fo:margin-left="0in" fo:margin-right="0in" fo:line-height="200%" fo:text-indent="0.5in" style:auto-text-indent="false"/>
      <style:text-properties fo:font-style="normal" officeooo:rsid="04f6c023" officeooo:paragraph-rsid="00481552" style:font-style-asian="normal" style:font-style-complex="normal"/>
    </style:style>
    <style:style style:name="P26" style:family="paragraph" style:parent-style-name="Standard">
      <style:paragraph-properties fo:margin-left="0in" fo:margin-right="0in" fo:line-height="200%" fo:text-align="center" style:justify-single-word="false" fo:text-indent="0in" style:auto-text-indent="false"/>
      <style:text-properties fo:font-style="normal" officeooo:rsid="05020f69" officeooo:paragraph-rsid="00481552" style:font-style-asian="normal" style:font-style-complex="normal"/>
    </style:style>
    <style:style style:name="P27" style:family="paragraph" style:parent-style-name="Standard">
      <style:paragraph-properties fo:margin-left="0in" fo:margin-right="0in" fo:line-height="200%" fo:text-indent="0.5in" style:auto-text-indent="false"/>
      <style:text-properties fo:font-style="normal" officeooo:rsid="0506cc51" officeooo:paragraph-rsid="00481552" style:font-style-asian="normal" style:font-style-complex="normal"/>
    </style:style>
    <style:style style:name="P28" style:family="paragraph" style:parent-style-name="Standard">
      <style:paragraph-properties fo:margin-left="0in" fo:margin-right="0in" fo:line-height="200%" fo:text-align="center" style:justify-single-word="false" fo:text-indent="0in" style:auto-text-indent="false"/>
      <style:text-properties fo:font-style="normal" officeooo:rsid="050b14be" officeooo:paragraph-rsid="00481552" style:font-style-asian="normal" style:font-style-complex="normal"/>
    </style:style>
    <style:style style:name="P29" style:family="paragraph" style:parent-style-name="Standard">
      <style:paragraph-properties fo:margin-left="0in" fo:margin-right="0in" fo:line-height="200%" fo:text-align="center" style:justify-single-word="false" fo:text-indent="0in" style:auto-text-indent="false"/>
      <style:text-properties fo:font-style="normal" officeooo:rsid="0516445c" officeooo:paragraph-rsid="00481552" style:font-style-asian="normal" style:font-style-complex="normal"/>
    </style:style>
    <style:style style:name="P30" style:family="paragraph" style:parent-style-name="Standard">
      <style:paragraph-properties fo:margin-left="0in" fo:margin-right="0in" fo:line-height="200%" fo:text-indent="0.5in" style:auto-text-indent="false"/>
      <style:text-properties fo:font-style="normal" officeooo:rsid="051e7427" officeooo:paragraph-rsid="00481552" style:font-style-asian="normal" style:font-style-complex="normal"/>
    </style:style>
    <style:style style:name="P31" style:family="paragraph" style:parent-style-name="Standard">
      <style:paragraph-properties fo:margin-left="0in" fo:margin-right="0in" fo:line-height="200%" fo:text-indent="0.5in" style:auto-text-indent="false"/>
      <style:text-properties fo:font-style="normal" officeooo:rsid="057519dd" officeooo:paragraph-rsid="00481552" style:font-style-asian="normal" style:font-style-complex="normal"/>
    </style:style>
    <style:style style:name="P32" style:family="paragraph" style:parent-style-name="Standard">
      <style:paragraph-properties fo:margin-left="0in" fo:margin-right="0in" fo:line-height="200%" fo:text-indent="0.5in" style:auto-text-indent="false"/>
      <style:text-properties fo:font-style="normal" officeooo:rsid="05922327" officeooo:paragraph-rsid="00481552" style:font-style-asian="normal" style:font-style-complex="normal"/>
    </style:style>
    <style:style style:name="P33" style:family="paragraph" style:parent-style-name="Standard">
      <style:paragraph-properties fo:margin-left="0in" fo:margin-right="0in" fo:line-height="200%" fo:text-indent="0.5in" style:auto-text-indent="false"/>
      <style:text-properties officeooo:paragraph-rsid="00481552"/>
    </style:style>
    <style:style style:name="P34" style:family="paragraph" style:parent-style-name="Standard">
      <style:paragraph-properties fo:margin-left="0in" fo:margin-right="0in" fo:line-height="200%" fo:text-indent="0.5in" style:auto-text-indent="false"/>
      <style:text-properties officeooo:rsid="00120b38" officeooo:paragraph-rsid="00481552"/>
    </style:style>
    <style:style style:name="P35" style:family="paragraph" style:parent-style-name="Standard">
      <style:paragraph-properties fo:margin-left="0in" fo:margin-right="0in" fo:line-height="200%" fo:text-indent="0.5in" style:auto-text-indent="false"/>
      <style:text-properties officeooo:rsid="01794d87" officeooo:paragraph-rsid="00481552"/>
    </style:style>
    <style:style style:name="P36" style:family="paragraph" style:parent-style-name="Standard">
      <style:paragraph-properties fo:margin-left="0in" fo:margin-right="0in" fo:line-height="200%" fo:text-indent="0.5in" style:auto-text-indent="false"/>
      <style:text-properties officeooo:rsid="0197c9ff" officeooo:paragraph-rsid="00481552"/>
    </style:style>
    <style:style style:name="P37" style:family="paragraph" style:parent-style-name="Standard">
      <style:paragraph-properties fo:margin-left="0in" fo:margin-right="0in" fo:line-height="200%" fo:text-indent="0.5in" style:auto-text-indent="false"/>
      <style:text-properties officeooo:rsid="0197e25b" officeooo:paragraph-rsid="00481552"/>
    </style:style>
    <style:style style:name="P38" style:family="paragraph" style:parent-style-name="Standard">
      <style:paragraph-properties fo:margin-left="0in" fo:margin-right="0in" fo:line-height="200%" fo:text-indent="0.5in" style:auto-text-indent="false"/>
      <style:text-properties officeooo:rsid="019b2536" officeooo:paragraph-rsid="00481552"/>
    </style:style>
    <style:style style:name="P39" style:family="paragraph" style:parent-style-name="Standard">
      <style:paragraph-properties fo:margin-left="0in" fo:margin-right="0in" fo:line-height="200%" fo:text-indent="0.5in" style:auto-text-indent="false"/>
      <style:text-properties officeooo:rsid="01b64049" officeooo:paragraph-rsid="00481552"/>
    </style:style>
    <style:style style:name="P40" style:family="paragraph" style:parent-style-name="Standard">
      <style:paragraph-properties fo:margin-left="0in" fo:margin-right="0in" fo:line-height="200%" fo:text-indent="0.5in" style:auto-text-indent="false"/>
      <style:text-properties officeooo:rsid="01c5d91e" officeooo:paragraph-rsid="00481552"/>
    </style:style>
    <style:style style:name="P41" style:family="paragraph" style:parent-style-name="Standard">
      <style:paragraph-properties fo:margin-left="0in" fo:margin-right="0in" fo:line-height="200%" fo:text-indent="0.5in" style:auto-text-indent="false"/>
      <style:text-properties officeooo:rsid="01ccf16c" officeooo:paragraph-rsid="00481552"/>
    </style:style>
    <style:style style:name="P42" style:family="paragraph" style:parent-style-name="Standard">
      <style:paragraph-properties fo:margin-left="0in" fo:margin-right="0in" fo:line-height="200%" fo:text-indent="0.5in" style:auto-text-indent="false"/>
      <style:text-properties officeooo:rsid="01ce0865" officeooo:paragraph-rsid="00481552"/>
    </style:style>
    <style:style style:name="P43" style:family="paragraph" style:parent-style-name="Standard">
      <style:paragraph-properties fo:margin-left="0in" fo:margin-right="0in" fo:line-height="200%" fo:text-indent="0.5in" style:auto-text-indent="false"/>
      <style:text-properties officeooo:rsid="01d83d7c" officeooo:paragraph-rsid="00481552"/>
    </style:style>
    <style:style style:name="P44" style:family="paragraph" style:parent-style-name="Standard">
      <style:paragraph-properties fo:margin-left="0in" fo:margin-right="0in" fo:line-height="200%" fo:text-align="center" style:justify-single-word="false" fo:text-indent="0in" style:auto-text-indent="false"/>
      <style:text-properties officeooo:rsid="01dac98f" officeooo:paragraph-rsid="00481552"/>
    </style:style>
    <style:style style:name="P45" style:family="paragraph" style:parent-style-name="Standard">
      <style:paragraph-properties fo:margin-left="0in" fo:margin-right="0in" fo:line-height="200%" fo:text-indent="0.5in" style:auto-text-indent="false"/>
      <style:text-properties officeooo:rsid="01dac98f" officeooo:paragraph-rsid="00481552"/>
    </style:style>
    <style:style style:name="P46" style:family="paragraph" style:parent-style-name="Standard">
      <style:paragraph-properties fo:margin-left="0in" fo:margin-right="0in" fo:line-height="200%" fo:text-indent="0.5in" style:auto-text-indent="false"/>
      <style:text-properties officeooo:rsid="01e5143a" officeooo:paragraph-rsid="00481552"/>
    </style:style>
    <style:style style:name="P47" style:family="paragraph" style:parent-style-name="Standard">
      <style:paragraph-properties fo:margin-left="0in" fo:margin-right="0in" fo:line-height="200%" fo:text-indent="0.5in" style:auto-text-indent="false"/>
      <style:text-properties officeooo:rsid="01e8fd29" officeooo:paragraph-rsid="00481552"/>
    </style:style>
    <style:style style:name="P48" style:family="paragraph" style:parent-style-name="Standard">
      <style:paragraph-properties fo:margin-left="0in" fo:margin-right="0in" fo:line-height="200%" fo:text-indent="0.5in" style:auto-text-indent="false"/>
      <style:text-properties officeooo:rsid="01efa7db" officeooo:paragraph-rsid="00481552"/>
    </style:style>
    <style:style style:name="P49" style:family="paragraph" style:parent-style-name="Standard">
      <style:paragraph-properties fo:margin-left="0in" fo:margin-right="0in" fo:line-height="200%" fo:text-indent="0.5in" style:auto-text-indent="false"/>
      <style:text-properties officeooo:rsid="01fb3e50" officeooo:paragraph-rsid="00481552"/>
    </style:style>
    <style:style style:name="P50" style:family="paragraph" style:parent-style-name="Standard">
      <style:paragraph-properties fo:margin-left="0in" fo:margin-right="0in" fo:line-height="200%" fo:text-indent="0.5in" style:auto-text-indent="false"/>
      <style:text-properties officeooo:rsid="020651f2" officeooo:paragraph-rsid="00481552"/>
    </style:style>
    <style:style style:name="P51" style:family="paragraph" style:parent-style-name="Standard">
      <style:paragraph-properties fo:margin-left="0in" fo:margin-right="0in" fo:line-height="200%" fo:text-indent="0.5in" style:auto-text-indent="false"/>
      <style:text-properties officeooo:rsid="020f4239" officeooo:paragraph-rsid="00481552"/>
    </style:style>
    <style:style style:name="P52" style:family="paragraph" style:parent-style-name="Standard">
      <style:paragraph-properties fo:margin-left="0in" fo:margin-right="0in" fo:line-height="200%" fo:text-align="center" style:justify-single-word="false" fo:text-indent="0in" style:auto-text-indent="false"/>
      <style:text-properties officeooo:rsid="0210431e" officeooo:paragraph-rsid="00481552"/>
    </style:style>
    <style:style style:name="P53" style:family="paragraph" style:parent-style-name="Standard">
      <style:paragraph-properties fo:margin-left="0in" fo:margin-right="0in" fo:line-height="200%" fo:text-indent="0.5in" style:auto-text-indent="false"/>
      <style:text-properties officeooo:rsid="0210431e" officeooo:paragraph-rsid="00481552"/>
    </style:style>
    <style:style style:name="P54" style:family="paragraph" style:parent-style-name="Standard">
      <style:paragraph-properties fo:margin-left="0in" fo:margin-right="0in" fo:line-height="200%" fo:text-align="center" style:justify-single-word="false" fo:text-indent="0in" style:auto-text-indent="false"/>
      <style:text-properties officeooo:rsid="0216e670" officeooo:paragraph-rsid="00481552"/>
    </style:style>
    <style:style style:name="P55" style:family="paragraph" style:parent-style-name="Standard">
      <style:paragraph-properties fo:margin-left="0in" fo:margin-right="0in" fo:line-height="200%" fo:text-indent="0.5in" style:auto-text-indent="false"/>
      <style:text-properties officeooo:rsid="0216e670" officeooo:paragraph-rsid="00481552"/>
    </style:style>
    <style:style style:name="P56" style:family="paragraph" style:parent-style-name="Standard">
      <style:paragraph-properties fo:margin-left="0in" fo:margin-right="0in" fo:line-height="200%" fo:text-indent="0.5in" style:auto-text-indent="false"/>
      <style:text-properties officeooo:rsid="021dbd1d" officeooo:paragraph-rsid="00481552"/>
    </style:style>
    <style:style style:name="P57" style:family="paragraph" style:parent-style-name="Standard">
      <style:paragraph-properties fo:margin-left="0in" fo:margin-right="0in" fo:line-height="200%" fo:text-indent="0.5in" style:auto-text-indent="false"/>
      <style:text-properties officeooo:rsid="02204641" officeooo:paragraph-rsid="00481552"/>
    </style:style>
    <style:style style:name="P58" style:family="paragraph" style:parent-style-name="Standard">
      <style:paragraph-properties fo:margin-left="0in" fo:margin-right="0in" fo:line-height="200%" fo:text-indent="0.5in" style:auto-text-indent="false"/>
      <style:text-properties officeooo:rsid="0223e7c0" officeooo:paragraph-rsid="00481552"/>
    </style:style>
    <style:style style:name="P59" style:family="paragraph" style:parent-style-name="Standard">
      <style:paragraph-properties fo:margin-left="0in" fo:margin-right="0in" fo:line-height="200%" fo:text-align="center" style:justify-single-word="false" fo:text-indent="0in" style:auto-text-indent="false"/>
      <style:text-properties officeooo:rsid="02257f1e" officeooo:paragraph-rsid="00481552"/>
    </style:style>
    <style:style style:name="P60" style:family="paragraph" style:parent-style-name="Standard">
      <style:paragraph-properties fo:margin-left="0in" fo:margin-right="0in" fo:line-height="200%" fo:text-indent="0.5in" style:auto-text-indent="false"/>
      <style:text-properties officeooo:rsid="02257f1e" officeooo:paragraph-rsid="00481552"/>
    </style:style>
    <style:style style:name="P61" style:family="paragraph" style:parent-style-name="Standard">
      <style:paragraph-properties fo:margin-left="0in" fo:margin-right="0in" fo:line-height="200%" fo:text-indent="0.5in" style:auto-text-indent="false"/>
      <style:text-properties officeooo:rsid="02286dd8" officeooo:paragraph-rsid="00481552"/>
    </style:style>
    <style:style style:name="P62" style:family="paragraph" style:parent-style-name="Standard">
      <style:paragraph-properties fo:margin-left="0in" fo:margin-right="0in" fo:line-height="200%" fo:text-indent="0.5in" style:auto-text-indent="false"/>
      <style:text-properties officeooo:rsid="022fc349" officeooo:paragraph-rsid="00481552"/>
    </style:style>
    <style:style style:name="P63" style:family="paragraph" style:parent-style-name="Standard">
      <style:paragraph-properties fo:margin-left="0in" fo:margin-right="0in" fo:line-height="200%" fo:text-indent="0.5in" style:auto-text-indent="false"/>
      <style:text-properties officeooo:rsid="02305d32" officeooo:paragraph-rsid="00481552"/>
    </style:style>
    <style:style style:name="P64" style:family="paragraph" style:parent-style-name="Standard">
      <style:paragraph-properties fo:margin-left="0in" fo:margin-right="0in" fo:line-height="200%" fo:text-indent="0.5in" style:auto-text-indent="false"/>
      <style:text-properties officeooo:rsid="02381efb" officeooo:paragraph-rsid="00481552"/>
    </style:style>
    <style:style style:name="P65" style:family="paragraph" style:parent-style-name="Standard">
      <style:paragraph-properties fo:margin-left="0in" fo:margin-right="0in" fo:line-height="200%" fo:text-indent="0.5in" style:auto-text-indent="false"/>
      <style:text-properties officeooo:rsid="023c7b82" officeooo:paragraph-rsid="00481552"/>
    </style:style>
    <style:style style:name="P66" style:family="paragraph" style:parent-style-name="Standard">
      <style:paragraph-properties fo:margin-left="0in" fo:margin-right="0in" fo:line-height="200%" fo:text-indent="0.5in" style:auto-text-indent="false"/>
      <style:text-properties officeooo:rsid="024064a2" officeooo:paragraph-rsid="00481552"/>
    </style:style>
    <style:style style:name="P67" style:family="paragraph" style:parent-style-name="Standard">
      <style:paragraph-properties fo:margin-left="0in" fo:margin-right="0in" fo:line-height="200%" fo:text-indent="0.5in" style:auto-text-indent="false"/>
      <style:text-properties officeooo:rsid="024fb73e" officeooo:paragraph-rsid="00481552"/>
    </style:style>
    <style:style style:name="P68" style:family="paragraph" style:parent-style-name="Standard">
      <style:paragraph-properties fo:margin-left="0in" fo:margin-right="0in" fo:line-height="200%" fo:text-indent="0.5in" style:auto-text-indent="false"/>
      <style:text-properties officeooo:rsid="025168d3" officeooo:paragraph-rsid="00481552"/>
    </style:style>
    <style:style style:name="P69" style:family="paragraph" style:parent-style-name="Standard">
      <style:paragraph-properties fo:margin-left="0in" fo:margin-right="0in" fo:line-height="200%" fo:text-indent="0.5in" style:auto-text-indent="false"/>
      <style:text-properties officeooo:rsid="0251f8f2" officeooo:paragraph-rsid="00481552"/>
    </style:style>
    <style:style style:name="P70" style:family="paragraph" style:parent-style-name="Standard">
      <style:paragraph-properties fo:margin-left="0in" fo:margin-right="0in" fo:line-height="200%" fo:text-indent="0.5in" style:auto-text-indent="false"/>
      <style:text-properties officeooo:rsid="02541b3a" officeooo:paragraph-rsid="00481552"/>
    </style:style>
    <style:style style:name="P71" style:family="paragraph" style:parent-style-name="Standard">
      <style:paragraph-properties fo:margin-left="0in" fo:margin-right="0in" fo:line-height="200%" fo:text-align="center" style:justify-single-word="false" fo:text-indent="0in" style:auto-text-indent="false"/>
      <style:text-properties officeooo:rsid="025b646d" officeooo:paragraph-rsid="00481552"/>
    </style:style>
    <style:style style:name="P72" style:family="paragraph" style:parent-style-name="Standard">
      <style:paragraph-properties fo:margin-left="0in" fo:margin-right="0in" fo:line-height="200%" fo:text-indent="0.5in" style:auto-text-indent="false"/>
      <style:text-properties officeooo:rsid="02e99794" officeooo:paragraph-rsid="00481552"/>
    </style:style>
    <style:style style:name="P73" style:family="paragraph" style:parent-style-name="Standard">
      <style:paragraph-properties fo:margin-left="0in" fo:margin-right="0in" fo:line-height="200%" fo:text-indent="0.5in" style:auto-text-indent="false"/>
      <style:text-properties officeooo:rsid="02f29c26" officeooo:paragraph-rsid="00481552"/>
    </style:style>
    <style:style style:name="P74" style:family="paragraph" style:parent-style-name="Standard">
      <style:paragraph-properties fo:margin-left="0in" fo:margin-right="0in" fo:line-height="200%" fo:text-indent="0.5in" style:auto-text-indent="false"/>
      <style:text-properties officeooo:rsid="02f48b96" officeooo:paragraph-rsid="00481552"/>
    </style:style>
    <style:style style:name="P75" style:family="paragraph" style:parent-style-name="Standard">
      <style:paragraph-properties fo:margin-left="0in" fo:margin-right="0in" fo:line-height="200%" fo:text-indent="0.5in" style:auto-text-indent="false"/>
      <style:text-properties officeooo:rsid="03e30e49" officeooo:paragraph-rsid="00481552"/>
    </style:style>
    <style:style style:name="P76" style:family="paragraph" style:parent-style-name="Standard">
      <style:paragraph-properties fo:margin-left="0in" fo:margin-right="0in" fo:line-height="200%" fo:text-indent="0.5in" style:auto-text-indent="false"/>
      <style:text-properties officeooo:rsid="030812c6" officeooo:paragraph-rsid="00481552"/>
    </style:style>
    <style:style style:name="P77" style:family="paragraph" style:parent-style-name="Standard">
      <style:paragraph-properties fo:margin-left="0in" fo:margin-right="0in" fo:line-height="200%" fo:text-indent="0.5in" style:auto-text-indent="false"/>
      <style:text-properties officeooo:rsid="030ceb6f" officeooo:paragraph-rsid="00481552"/>
    </style:style>
    <style:style style:name="P78" style:family="paragraph" style:parent-style-name="Standard">
      <style:paragraph-properties fo:margin-left="0in" fo:margin-right="0in" fo:line-height="200%" fo:text-indent="0.5in" style:auto-text-indent="false"/>
      <style:text-properties officeooo:rsid="030e6979" officeooo:paragraph-rsid="00481552"/>
    </style:style>
    <style:style style:name="P79" style:family="paragraph" style:parent-style-name="Standard">
      <style:paragraph-properties fo:margin-left="0in" fo:margin-right="0in" fo:line-height="200%" fo:text-indent="0.5in" style:auto-text-indent="false"/>
      <style:text-properties officeooo:rsid="0338f4e5" officeooo:paragraph-rsid="00481552"/>
    </style:style>
    <style:style style:name="P80" style:family="paragraph" style:parent-style-name="Standard">
      <style:paragraph-properties fo:margin-left="0in" fo:margin-right="0in" fo:line-height="200%" fo:text-indent="0.5in" style:auto-text-indent="false"/>
      <style:text-properties officeooo:rsid="033957c0" officeooo:paragraph-rsid="00481552"/>
    </style:style>
    <style:style style:name="P81" style:family="paragraph" style:parent-style-name="Standard">
      <style:paragraph-properties fo:margin-left="0in" fo:margin-right="0in" fo:line-height="200%" fo:text-indent="0.5in" style:auto-text-indent="false"/>
      <style:text-properties officeooo:rsid="033a404b" officeooo:paragraph-rsid="00481552"/>
    </style:style>
    <style:style style:name="P82" style:family="paragraph" style:parent-style-name="Standard">
      <style:paragraph-properties fo:margin-left="0in" fo:margin-right="0in" fo:line-height="200%" fo:text-align="center" style:justify-single-word="false" fo:text-indent="0in" style:auto-text-indent="false"/>
      <style:text-properties officeooo:rsid="033ee48e" officeooo:paragraph-rsid="00481552"/>
    </style:style>
    <style:style style:name="P83" style:family="paragraph" style:parent-style-name="Standard">
      <style:paragraph-properties fo:margin-left="0in" fo:margin-right="0in" fo:line-height="200%" fo:text-indent="0.5in" style:auto-text-indent="false"/>
      <style:text-properties officeooo:rsid="033ee48e" officeooo:paragraph-rsid="00481552"/>
    </style:style>
    <style:style style:name="P84" style:family="paragraph" style:parent-style-name="Standard">
      <style:paragraph-properties fo:margin-left="0in" fo:margin-right="0in" fo:line-height="200%" fo:text-indent="0.5in" style:auto-text-indent="false"/>
      <style:text-properties officeooo:rsid="03401fe4" officeooo:paragraph-rsid="00481552"/>
    </style:style>
    <style:style style:name="P85" style:family="paragraph" style:parent-style-name="Standard">
      <style:paragraph-properties fo:margin-left="0in" fo:margin-right="0in" fo:line-height="200%" fo:text-indent="0.5in" style:auto-text-indent="false"/>
      <style:text-properties officeooo:rsid="03463ca3" officeooo:paragraph-rsid="00481552"/>
    </style:style>
    <style:style style:name="P86" style:family="paragraph" style:parent-style-name="Standard">
      <style:paragraph-properties fo:margin-left="0in" fo:margin-right="0in" fo:line-height="200%" fo:text-indent="0.5in" style:auto-text-indent="false"/>
      <style:text-properties officeooo:rsid="034d7ff8" officeooo:paragraph-rsid="00481552"/>
    </style:style>
    <style:style style:name="P87" style:family="paragraph" style:parent-style-name="Standard">
      <style:paragraph-properties fo:margin-left="0in" fo:margin-right="0in" fo:line-height="200%" fo:text-align="center" style:justify-single-word="false" fo:text-indent="0in" style:auto-text-indent="false"/>
      <style:text-properties officeooo:rsid="034dd90f" officeooo:paragraph-rsid="00481552"/>
    </style:style>
    <style:style style:name="P88" style:family="paragraph" style:parent-style-name="Standard">
      <style:paragraph-properties fo:margin-left="0in" fo:margin-right="0in" fo:line-height="200%" fo:text-indent="0.5in" style:auto-text-indent="false"/>
      <style:text-properties officeooo:rsid="03515dcb" officeooo:paragraph-rsid="00481552"/>
    </style:style>
    <style:style style:name="P89" style:family="paragraph" style:parent-style-name="Standard">
      <style:paragraph-properties fo:margin-left="0in" fo:margin-right="0in" fo:line-height="200%" fo:text-indent="0.5in" style:auto-text-indent="false"/>
      <style:text-properties officeooo:rsid="0352cd92" officeooo:paragraph-rsid="00481552"/>
    </style:style>
    <style:style style:name="P90" style:family="paragraph" style:parent-style-name="Standard">
      <style:paragraph-properties fo:margin-left="0in" fo:margin-right="0in" fo:line-height="200%" fo:text-indent="0.5in" style:auto-text-indent="false"/>
      <style:text-properties officeooo:rsid="0354aaa4" officeooo:paragraph-rsid="00481552"/>
    </style:style>
    <style:style style:name="P91" style:family="paragraph" style:parent-style-name="Standard">
      <style:paragraph-properties fo:margin-left="0in" fo:margin-right="0in" fo:line-height="200%" fo:text-align="center" style:justify-single-word="false" fo:text-indent="0in" style:auto-text-indent="false"/>
      <style:text-properties officeooo:rsid="035c31a0" officeooo:paragraph-rsid="00481552"/>
    </style:style>
    <style:style style:name="P92" style:family="paragraph" style:parent-style-name="Standard">
      <style:paragraph-properties fo:margin-left="0in" fo:margin-right="0in" fo:line-height="200%" fo:text-indent="0.5in" style:auto-text-indent="false"/>
      <style:text-properties officeooo:rsid="035c31a0" officeooo:paragraph-rsid="00481552"/>
    </style:style>
    <style:style style:name="P93" style:family="paragraph" style:parent-style-name="Standard">
      <style:paragraph-properties fo:margin-left="0in" fo:margin-right="0in" fo:line-height="200%" fo:text-indent="0.5in" style:auto-text-indent="false"/>
      <style:text-properties officeooo:rsid="035e0eb5" officeooo:paragraph-rsid="00481552"/>
    </style:style>
    <style:style style:name="P94" style:family="paragraph" style:parent-style-name="Standard">
      <style:paragraph-properties fo:margin-left="0in" fo:margin-right="0in" fo:line-height="200%" fo:text-indent="0.5in" style:auto-text-indent="false"/>
      <style:text-properties officeooo:rsid="03668bbc" officeooo:paragraph-rsid="00481552"/>
    </style:style>
    <style:style style:name="P95" style:family="paragraph" style:parent-style-name="Standard">
      <style:paragraph-properties fo:margin-left="0in" fo:margin-right="0in" fo:line-height="200%" fo:text-indent="0.5in" style:auto-text-indent="false"/>
      <style:text-properties officeooo:rsid="0367262a" officeooo:paragraph-rsid="00481552"/>
    </style:style>
    <style:style style:name="P96" style:family="paragraph" style:parent-style-name="Standard">
      <style:paragraph-properties fo:margin-left="0in" fo:margin-right="0in" fo:line-height="200%" fo:text-indent="0.5in" style:auto-text-indent="false"/>
      <style:text-properties officeooo:rsid="036acd80" officeooo:paragraph-rsid="00481552"/>
    </style:style>
    <style:style style:name="P97" style:family="paragraph" style:parent-style-name="Standard">
      <style:paragraph-properties fo:margin-left="0in" fo:margin-right="0in" fo:line-height="200%" fo:text-indent="0.5in" style:auto-text-indent="false"/>
      <style:text-properties officeooo:rsid="03760538" officeooo:paragraph-rsid="00481552"/>
    </style:style>
    <style:style style:name="P98" style:family="paragraph" style:parent-style-name="Standard">
      <style:paragraph-properties fo:margin-left="0in" fo:margin-right="0in" fo:line-height="200%" fo:text-indent="0.5in" style:auto-text-indent="false"/>
      <style:text-properties officeooo:rsid="03819927" officeooo:paragraph-rsid="00481552"/>
    </style:style>
    <style:style style:name="P99" style:family="paragraph" style:parent-style-name="Standard">
      <style:paragraph-properties fo:margin-left="0in" fo:margin-right="0in" fo:line-height="200%" fo:text-indent="0.5in" style:auto-text-indent="false"/>
      <style:text-properties officeooo:rsid="038d7962" officeooo:paragraph-rsid="00481552"/>
    </style:style>
    <style:style style:name="P100" style:family="paragraph" style:parent-style-name="Standard">
      <style:paragraph-properties fo:margin-left="0in" fo:margin-right="0in" fo:line-height="200%" fo:text-indent="0.5in" style:auto-text-indent="false"/>
      <style:text-properties officeooo:rsid="038e7bd8" officeooo:paragraph-rsid="00481552"/>
    </style:style>
    <style:style style:name="P101" style:family="paragraph" style:parent-style-name="Standard">
      <style:paragraph-properties fo:margin-left="0in" fo:margin-right="0in" fo:line-height="200%" fo:text-indent="0.5in" style:auto-text-indent="false"/>
      <style:text-properties officeooo:rsid="0393f29b" officeooo:paragraph-rsid="00481552"/>
    </style:style>
    <style:style style:name="P102" style:family="paragraph" style:parent-style-name="Standard">
      <style:paragraph-properties fo:margin-left="0in" fo:margin-right="0in" fo:line-height="200%" fo:text-align="center" style:justify-single-word="false" fo:text-indent="0in" style:auto-text-indent="false"/>
      <style:text-properties officeooo:rsid="03971338" officeooo:paragraph-rsid="00481552"/>
    </style:style>
    <style:style style:name="P103" style:family="paragraph" style:parent-style-name="Standard">
      <style:paragraph-properties fo:margin-left="0in" fo:margin-right="0in" fo:line-height="200%" fo:text-indent="0.5in" style:auto-text-indent="false"/>
      <style:text-properties officeooo:rsid="03971338" officeooo:paragraph-rsid="00481552"/>
    </style:style>
    <style:style style:name="P104" style:family="paragraph" style:parent-style-name="Standard">
      <style:paragraph-properties fo:margin-left="0in" fo:margin-right="0in" fo:line-height="200%" fo:text-indent="0.5in" style:auto-text-indent="false"/>
      <style:text-properties officeooo:rsid="03b80f61" officeooo:paragraph-rsid="00481552"/>
    </style:style>
    <style:style style:name="P105" style:family="paragraph" style:parent-style-name="Standard">
      <style:paragraph-properties fo:margin-left="0in" fo:margin-right="0in" fo:line-height="200%" fo:text-indent="0.5in" style:auto-text-indent="false"/>
      <style:text-properties officeooo:rsid="03ba6bb0" officeooo:paragraph-rsid="00481552"/>
    </style:style>
    <style:style style:name="P106" style:family="paragraph" style:parent-style-name="Standard">
      <style:paragraph-properties fo:margin-left="0in" fo:margin-right="0in" fo:line-height="200%" fo:text-indent="0.5in" style:auto-text-indent="false"/>
      <style:text-properties officeooo:rsid="054a75d3" officeooo:paragraph-rsid="00481552"/>
    </style:style>
    <style:style style:name="P107" style:family="paragraph" style:parent-style-name="Chapter" style:master-page-name="Standard">
      <style:paragraph-properties style:page-number="1"/>
    </style:style>
    <style:style style:name="P108" style:family="paragraph" style:parent-style-name="Standard">
      <style:paragraph-properties fo:margin-left="0in" fo:margin-right="0in" fo:line-height="200%" fo:text-indent="0.5in" style:auto-text-indent="false"/>
      <style:text-properties officeooo:paragraph-rsid="00533c61"/>
    </style:style>
    <style:style style:name="P109" style:family="paragraph" style:parent-style-name="Standard" style:master-page-name="Index">
      <style:paragraph-properties style:page-number="auto"/>
      <style:text-properties officeooo:rsid="0061a779" officeooo:paragraph-rsid="0061a779"/>
    </style:style>
    <style:style style:name="T1" style:family="text">
      <style:text-properties fo:font-style="normal" officeooo:rsid="02f3d822" style:font-style-asian="normal" style:font-style-complex="normal"/>
    </style:style>
    <style:style style:name="T2" style:family="text">
      <style:text-properties fo:font-style="normal" officeooo:rsid="03bfcb0e" style:font-style-asian="normal" style:font-style-complex="normal"/>
    </style:style>
    <style:style style:name="T3" style:family="text">
      <style:text-properties fo:font-style="normal" officeooo:rsid="03cbf1cb" style:font-style-asian="normal" style:font-style-complex="normal"/>
    </style:style>
    <style:style style:name="T4" style:family="text">
      <style:text-properties fo:font-style="normal" officeooo:rsid="03ccd4d3" style:font-style-asian="normal" style:font-style-complex="normal"/>
    </style:style>
    <style:style style:name="T5" style:family="text">
      <style:text-properties fo:font-style="normal" officeooo:rsid="03d31980" style:font-style-asian="normal" style:font-style-complex="normal"/>
    </style:style>
    <style:style style:name="T6" style:family="text">
      <style:text-properties fo:font-style="normal" officeooo:rsid="03c9746e" style:font-style-asian="normal" style:font-style-complex="normal"/>
    </style:style>
    <style:style style:name="T7" style:family="text">
      <style:text-properties fo:font-style="normal" officeooo:rsid="03d847c7" style:font-style-asian="normal" style:font-style-complex="normal"/>
    </style:style>
    <style:style style:name="T8" style:family="text">
      <style:text-properties fo:font-style="normal" officeooo:rsid="03d4e7b3" style:font-style-asian="normal" style:font-style-complex="normal"/>
    </style:style>
    <style:style style:name="T9" style:family="text">
      <style:text-properties fo:font-style="normal" officeooo:rsid="03cdfaa0" style:font-style-asian="normal" style:font-style-complex="normal"/>
    </style:style>
    <style:style style:name="T10" style:family="text">
      <style:text-properties fo:font-style="normal" officeooo:rsid="03d97a19" style:font-style-asian="normal" style:font-style-complex="normal"/>
    </style:style>
    <style:style style:name="T11" style:family="text">
      <style:text-properties fo:font-style="normal" officeooo:rsid="03cb0ae9" style:font-style-asian="normal" style:font-style-complex="normal"/>
    </style:style>
    <style:style style:name="T12" style:family="text">
      <style:text-properties fo:font-style="normal" officeooo:rsid="0414f1da" style:font-style-asian="normal" style:font-style-complex="normal"/>
    </style:style>
    <style:style style:name="T13" style:family="text">
      <style:text-properties fo:font-style="normal" officeooo:rsid="03fa9c0f" style:font-style-asian="normal" style:font-style-complex="normal"/>
    </style:style>
    <style:style style:name="T14" style:family="text">
      <style:text-properties fo:font-style="normal" officeooo:rsid="03fb3073" style:font-style-asian="normal" style:font-style-complex="normal"/>
    </style:style>
    <style:style style:name="T15" style:family="text">
      <style:text-properties fo:font-style="normal" officeooo:rsid="03fd26ae" style:font-style-asian="normal" style:font-style-complex="normal"/>
    </style:style>
    <style:style style:name="T16" style:family="text">
      <style:text-properties fo:font-style="normal" officeooo:rsid="03f8d53d" style:font-style-asian="normal" style:font-style-complex="normal"/>
    </style:style>
    <style:style style:name="T17" style:family="text">
      <style:text-properties fo:font-style="normal" officeooo:rsid="0417ccd6" style:font-style-asian="normal" style:font-style-complex="normal"/>
    </style:style>
    <style:style style:name="T18" style:family="text">
      <style:text-properties fo:font-style="normal" officeooo:rsid="03f7b911" style:font-style-asian="normal" style:font-style-complex="normal"/>
    </style:style>
    <style:style style:name="T19" style:family="text">
      <style:text-properties fo:font-style="normal" officeooo:rsid="0401424d" style:font-style-asian="normal" style:font-style-complex="normal"/>
    </style:style>
    <style:style style:name="T20" style:family="text">
      <style:text-properties fo:font-style="normal" officeooo:rsid="0403f986" style:font-style-asian="normal" style:font-style-complex="normal"/>
    </style:style>
    <style:style style:name="T21" style:family="text">
      <style:text-properties fo:font-style="normal" officeooo:rsid="04029f2b" style:font-style-asian="normal" style:font-style-complex="normal"/>
    </style:style>
    <style:style style:name="T22" style:family="text">
      <style:text-properties fo:font-style="normal" officeooo:rsid="03fe8364" style:font-style-asian="normal" style:font-style-complex="normal"/>
    </style:style>
    <style:style style:name="T23" style:family="text">
      <style:text-properties fo:font-style="normal" officeooo:rsid="04db5071" style:font-style-asian="normal" style:font-style-complex="normal"/>
    </style:style>
    <style:style style:name="T24" style:family="text">
      <style:text-properties fo:font-style="normal" officeooo:rsid="04daa2c9" style:font-style-asian="normal" style:font-style-complex="normal"/>
    </style:style>
    <style:style style:name="T25" style:family="text">
      <style:text-properties fo:font-style="normal" officeooo:rsid="04dcf550" style:font-style-asian="normal" style:font-style-complex="normal"/>
    </style:style>
    <style:style style:name="T26" style:family="text">
      <style:text-properties fo:font-style="normal" officeooo:rsid="0405d0fa" style:font-style-asian="normal" style:font-style-complex="normal"/>
    </style:style>
    <style:style style:name="T27" style:family="text">
      <style:text-properties fo:font-style="normal" officeooo:rsid="0406dcf4" style:font-style-asian="normal" style:font-style-complex="normal"/>
    </style:style>
    <style:style style:name="T28" style:family="text">
      <style:text-properties fo:font-style="normal" officeooo:rsid="05fe30a8" style:font-style-asian="normal" style:font-style-complex="normal"/>
    </style:style>
    <style:style style:name="T29" style:family="text">
      <style:text-properties fo:font-style="normal" officeooo:rsid="0417e953" style:font-style-asian="normal" style:font-style-complex="normal"/>
    </style:style>
    <style:style style:name="T30" style:family="text">
      <style:text-properties fo:font-style="normal" officeooo:rsid="05fe86b9" style:font-style-asian="normal" style:font-style-complex="normal"/>
    </style:style>
    <style:style style:name="T31" style:family="text">
      <style:text-properties fo:font-style="normal" officeooo:rsid="0407d9b9" style:font-style-asian="normal" style:font-style-complex="normal"/>
    </style:style>
    <style:style style:name="T32" style:family="text">
      <style:text-properties fo:font-style="normal" officeooo:rsid="040910a5" style:font-style-asian="normal" style:font-style-complex="normal"/>
    </style:style>
    <style:style style:name="T33" style:family="text">
      <style:text-properties fo:font-style="normal" officeooo:rsid="040cad89" style:font-style-asian="normal" style:font-style-complex="normal"/>
    </style:style>
    <style:style style:name="T34" style:family="text">
      <style:text-properties fo:font-style="normal" officeooo:rsid="040cc062" style:font-style-asian="normal" style:font-style-complex="normal"/>
    </style:style>
    <style:style style:name="T35" style:family="text">
      <style:text-properties fo:font-style="normal" officeooo:rsid="0409b58b" style:font-style-asian="normal" style:font-style-complex="normal"/>
    </style:style>
    <style:style style:name="T36" style:family="text">
      <style:text-properties fo:font-style="normal" officeooo:rsid="040dda1d" style:font-style-asian="normal" style:font-style-complex="normal"/>
    </style:style>
    <style:style style:name="T37" style:family="text">
      <style:text-properties fo:font-style="normal" officeooo:rsid="06000d3f" style:font-style-asian="normal" style:font-style-complex="normal"/>
    </style:style>
    <style:style style:name="T38" style:family="text">
      <style:text-properties fo:font-style="normal" officeooo:rsid="040abdb6" style:font-style-asian="normal" style:font-style-complex="normal"/>
    </style:style>
    <style:style style:name="T39" style:family="text">
      <style:text-properties fo:font-style="normal" officeooo:rsid="0417edac" style:font-style-asian="normal" style:font-style-complex="normal"/>
    </style:style>
    <style:style style:name="T40" style:family="text">
      <style:text-properties fo:font-style="normal" officeooo:rsid="040e5962" style:font-style-asian="normal" style:font-style-complex="normal"/>
    </style:style>
    <style:style style:name="T41" style:family="text">
      <style:text-properties fo:font-style="normal" officeooo:rsid="041b3e77" style:font-style-asian="normal" style:font-style-complex="normal"/>
    </style:style>
    <style:style style:name="T42" style:family="text">
      <style:text-properties fo:font-style="normal" officeooo:rsid="041b6818" style:font-style-asian="normal" style:font-style-complex="normal"/>
    </style:style>
    <style:style style:name="T43" style:family="text">
      <style:text-properties fo:font-style="normal" officeooo:rsid="041bdb0b" style:font-style-asian="normal" style:font-style-complex="normal"/>
    </style:style>
    <style:style style:name="T44" style:family="text">
      <style:text-properties fo:font-style="normal" officeooo:rsid="041db6df" style:font-style-asian="normal" style:font-style-complex="normal"/>
    </style:style>
    <style:style style:name="T45" style:family="text">
      <style:text-properties fo:font-style="normal" officeooo:rsid="04bd2905" style:font-style-asian="normal" style:font-style-complex="normal"/>
    </style:style>
    <style:style style:name="T46" style:family="text">
      <style:text-properties fo:font-style="normal" officeooo:rsid="04126d2d" style:font-style-asian="normal" style:font-style-complex="normal"/>
    </style:style>
    <style:style style:name="T47" style:family="text">
      <style:text-properties fo:font-style="normal" officeooo:rsid="04be1106" style:font-style-asian="normal" style:font-style-complex="normal"/>
    </style:style>
    <style:style style:name="T48" style:family="text">
      <style:text-properties fo:font-style="normal" officeooo:rsid="04239df2" style:font-style-asian="normal" style:font-style-complex="normal"/>
    </style:style>
    <style:style style:name="T49" style:family="text">
      <style:text-properties fo:font-style="normal" officeooo:rsid="041295b4" style:font-style-asian="normal" style:font-style-complex="normal"/>
    </style:style>
    <style:style style:name="T50" style:family="text">
      <style:text-properties fo:font-style="normal" officeooo:rsid="0420b3e9" style:font-style-asian="normal" style:font-style-complex="normal"/>
    </style:style>
    <style:style style:name="T51" style:family="text">
      <style:text-properties fo:font-style="normal" officeooo:rsid="04252c25" style:font-style-asian="normal" style:font-style-complex="normal"/>
    </style:style>
    <style:style style:name="T52" style:family="text">
      <style:text-properties fo:font-style="normal" officeooo:rsid="04276e34" style:font-style-asian="normal" style:font-style-complex="normal"/>
    </style:style>
    <style:style style:name="T53" style:family="text">
      <style:text-properties fo:font-style="normal" officeooo:rsid="04284e9e" style:font-style-asian="normal" style:font-style-complex="normal"/>
    </style:style>
    <style:style style:name="T54" style:family="text">
      <style:text-properties fo:font-style="normal" officeooo:rsid="0429baef" style:font-style-asian="normal" style:font-style-complex="normal"/>
    </style:style>
    <style:style style:name="T55" style:family="text">
      <style:text-properties fo:font-style="normal" officeooo:rsid="042b08b5" style:font-style-asian="normal" style:font-style-complex="normal"/>
    </style:style>
    <style:style style:name="T56" style:family="text">
      <style:text-properties fo:font-style="normal" officeooo:rsid="04bf3890" style:font-style-asian="normal" style:font-style-complex="normal"/>
    </style:style>
    <style:style style:name="T57" style:family="text">
      <style:text-properties fo:font-style="normal" officeooo:rsid="042cf839" style:font-style-asian="normal" style:font-style-complex="normal"/>
    </style:style>
    <style:style style:name="T58" style:family="text">
      <style:text-properties fo:font-style="normal" officeooo:rsid="0432c56a" style:font-style-asian="normal" style:font-style-complex="normal"/>
    </style:style>
    <style:style style:name="T59" style:family="text">
      <style:text-properties fo:font-style="normal" officeooo:rsid="042eb8d2" style:font-style-asian="normal" style:font-style-complex="normal"/>
    </style:style>
    <style:style style:name="T60" style:family="text">
      <style:text-properties fo:font-style="normal" officeooo:rsid="0431f952" style:font-style-asian="normal" style:font-style-complex="normal"/>
    </style:style>
    <style:style style:name="T61" style:family="text">
      <style:text-properties fo:font-style="normal" officeooo:rsid="04485efa" style:font-style-asian="normal" style:font-style-complex="normal"/>
    </style:style>
    <style:style style:name="T62" style:family="text">
      <style:text-properties fo:font-style="normal" officeooo:rsid="042f99a2" style:font-style-asian="normal" style:font-style-complex="normal"/>
    </style:style>
    <style:style style:name="T63" style:family="text">
      <style:text-properties fo:font-style="normal" officeooo:rsid="04344ba3" style:font-style-asian="normal" style:font-style-complex="normal"/>
    </style:style>
    <style:style style:name="T64" style:family="text">
      <style:text-properties fo:font-style="normal" officeooo:rsid="042fe3fe" style:font-style-asian="normal" style:font-style-complex="normal"/>
    </style:style>
    <style:style style:name="T65" style:family="text">
      <style:text-properties fo:font-style="normal" officeooo:rsid="0436e9db" style:font-style-asian="normal" style:font-style-complex="normal"/>
    </style:style>
    <style:style style:name="T66" style:family="text">
      <style:text-properties fo:font-style="normal" officeooo:rsid="043838e5" style:font-style-asian="normal" style:font-style-complex="normal"/>
    </style:style>
    <style:style style:name="T67" style:family="text">
      <style:text-properties fo:font-style="normal" officeooo:rsid="044b4033" style:font-style-asian="normal" style:font-style-complex="normal"/>
    </style:style>
    <style:style style:name="T68" style:family="text">
      <style:text-properties fo:font-style="normal" officeooo:rsid="043b0147" style:font-style-asian="normal" style:font-style-complex="normal"/>
    </style:style>
    <style:style style:name="T69" style:family="text">
      <style:text-properties fo:font-style="normal" officeooo:rsid="043d8127" style:font-style-asian="normal" style:font-style-complex="normal"/>
    </style:style>
    <style:style style:name="T70" style:family="text">
      <style:text-properties fo:font-style="normal" officeooo:rsid="0441bdaa" style:font-style-asian="normal" style:font-style-complex="normal"/>
    </style:style>
    <style:style style:name="T71" style:family="text">
      <style:text-properties fo:font-style="normal" officeooo:rsid="043df605" style:font-style-asian="normal" style:font-style-complex="normal"/>
    </style:style>
    <style:style style:name="T72" style:family="text">
      <style:text-properties fo:font-style="normal" officeooo:rsid="04466929" style:font-style-asian="normal" style:font-style-complex="normal"/>
    </style:style>
    <style:style style:name="T73" style:family="text">
      <style:text-properties fo:font-style="normal" officeooo:rsid="04481849" style:font-style-asian="normal" style:font-style-complex="normal"/>
    </style:style>
    <style:style style:name="T74" style:family="text">
      <style:text-properties fo:font-style="normal" officeooo:rsid="044494c6" style:font-style-asian="normal" style:font-style-complex="normal"/>
    </style:style>
    <style:style style:name="T75" style:family="text">
      <style:text-properties fo:font-style="normal" officeooo:rsid="044e4c1d" style:font-style-asian="normal" style:font-style-complex="normal"/>
    </style:style>
    <style:style style:name="T76" style:family="text">
      <style:text-properties fo:font-style="normal" officeooo:rsid="045115cd" style:font-style-asian="normal" style:font-style-complex="normal"/>
    </style:style>
    <style:style style:name="T77" style:family="text">
      <style:text-properties fo:font-style="normal" officeooo:rsid="04513e0d" style:font-style-asian="normal" style:font-style-complex="normal"/>
    </style:style>
    <style:style style:name="T78" style:family="text">
      <style:text-properties fo:font-style="normal" officeooo:rsid="06019d87" style:font-style-asian="normal" style:font-style-complex="normal"/>
    </style:style>
    <style:style style:name="T79" style:family="text">
      <style:text-properties fo:font-style="normal" officeooo:rsid="0601fda7" style:font-style-asian="normal" style:font-style-complex="normal"/>
    </style:style>
    <style:style style:name="T80" style:family="text">
      <style:text-properties fo:font-style="normal" officeooo:rsid="0603f66e" style:font-style-asian="normal" style:font-style-complex="normal"/>
    </style:style>
    <style:style style:name="T81" style:family="text">
      <style:text-properties fo:font-style="normal" officeooo:rsid="0603f783" style:font-style-asian="normal" style:font-style-complex="normal"/>
    </style:style>
    <style:style style:name="T82" style:family="text">
      <style:text-properties fo:font-style="normal" officeooo:rsid="0454ff18" style:font-style-asian="normal" style:font-style-complex="normal"/>
    </style:style>
    <style:style style:name="T83" style:family="text">
      <style:text-properties fo:font-style="normal" officeooo:rsid="044fd036" style:font-style-asian="normal" style:font-style-complex="normal"/>
    </style:style>
    <style:style style:name="T84" style:family="text">
      <style:text-properties fo:font-style="normal" officeooo:rsid="0450839a" style:font-style-asian="normal" style:font-style-complex="normal"/>
    </style:style>
    <style:style style:name="T85" style:family="text">
      <style:text-properties fo:font-style="normal" officeooo:rsid="04566b5e" style:font-style-asian="normal" style:font-style-complex="normal"/>
    </style:style>
    <style:style style:name="T86" style:family="text">
      <style:text-properties fo:font-style="normal" officeooo:rsid="04bfbeeb" style:font-style-asian="normal" style:font-style-complex="normal"/>
    </style:style>
    <style:style style:name="T87" style:family="text">
      <style:text-properties fo:font-style="normal" officeooo:rsid="0456cbad" style:font-style-asian="normal" style:font-style-complex="normal"/>
    </style:style>
    <style:style style:name="T88" style:family="text">
      <style:text-properties fo:font-style="normal" officeooo:rsid="0476983b" style:font-style-asian="normal" style:font-style-complex="normal"/>
    </style:style>
    <style:style style:name="T89" style:family="text">
      <style:text-properties fo:font-style="normal" officeooo:rsid="04579937" style:font-style-asian="normal" style:font-style-complex="normal"/>
    </style:style>
    <style:style style:name="T90" style:family="text">
      <style:text-properties fo:font-style="normal" officeooo:rsid="045aab3d" style:font-style-asian="normal" style:font-style-complex="normal"/>
    </style:style>
    <style:style style:name="T91" style:family="text">
      <style:text-properties fo:font-style="normal" officeooo:rsid="045bd5d6" style:font-style-asian="normal" style:font-style-complex="normal"/>
    </style:style>
    <style:style style:name="T92" style:family="text">
      <style:text-properties fo:font-style="normal" officeooo:rsid="0460aabe" style:font-style-asian="normal" style:font-style-complex="normal"/>
    </style:style>
    <style:style style:name="T93" style:family="text">
      <style:text-properties fo:font-style="normal" officeooo:rsid="045cbccb" style:font-style-asian="normal" style:font-style-complex="normal"/>
    </style:style>
    <style:style style:name="T94" style:family="text">
      <style:text-properties fo:font-style="normal" officeooo:rsid="046441a3" style:font-style-asian="normal" style:font-style-complex="normal"/>
    </style:style>
    <style:style style:name="T95" style:family="text">
      <style:text-properties fo:font-style="normal" officeooo:rsid="04582bdf" style:font-style-asian="normal" style:font-style-complex="normal"/>
    </style:style>
    <style:style style:name="T96" style:family="text">
      <style:text-properties fo:font-style="normal" officeooo:rsid="04626d25" style:font-style-asian="normal" style:font-style-complex="normal"/>
    </style:style>
    <style:style style:name="T97" style:family="text">
      <style:text-properties fo:font-style="normal" officeooo:rsid="047832ff" style:font-style-asian="normal" style:font-style-complex="normal"/>
    </style:style>
    <style:style style:name="T98" style:family="text">
      <style:text-properties fo:font-style="normal" officeooo:rsid="0462ce0d" style:font-style-asian="normal" style:font-style-complex="normal"/>
    </style:style>
    <style:style style:name="T99" style:family="text">
      <style:text-properties fo:font-style="normal" officeooo:rsid="04647ed8" style:font-style-asian="normal" style:font-style-complex="normal"/>
    </style:style>
    <style:style style:name="T100" style:family="text">
      <style:text-properties fo:font-style="normal" officeooo:rsid="0465e843" style:font-style-asian="normal" style:font-style-complex="normal"/>
    </style:style>
    <style:style style:name="T101" style:family="text">
      <style:text-properties fo:font-style="normal" officeooo:rsid="0469041c" style:font-style-asian="normal" style:font-style-complex="normal"/>
    </style:style>
    <style:style style:name="T102" style:family="text">
      <style:text-properties fo:font-style="normal" officeooo:rsid="04793f7d" style:font-style-asian="normal" style:font-style-complex="normal"/>
    </style:style>
    <style:style style:name="T103" style:family="text">
      <style:text-properties fo:font-style="normal" officeooo:rsid="0469213a" style:font-style-asian="normal" style:font-style-complex="normal"/>
    </style:style>
    <style:style style:name="T104" style:family="text">
      <style:text-properties fo:font-style="normal" officeooo:rsid="047a9cde" style:font-style-asian="normal" style:font-style-complex="normal"/>
    </style:style>
    <style:style style:name="T105" style:family="text">
      <style:text-properties fo:font-style="normal" officeooo:rsid="046acc7c" style:font-style-asian="normal" style:font-style-complex="normal"/>
    </style:style>
    <style:style style:name="T106" style:family="text">
      <style:text-properties fo:font-style="normal" officeooo:rsid="046cbb5f" style:font-style-asian="normal" style:font-style-complex="normal"/>
    </style:style>
    <style:style style:name="T107" style:family="text">
      <style:text-properties fo:font-style="normal" officeooo:rsid="0470b6cb" style:font-style-asian="normal" style:font-style-complex="normal"/>
    </style:style>
    <style:style style:name="T108" style:family="text">
      <style:text-properties fo:font-style="normal" officeooo:rsid="046e4e56" style:font-style-asian="normal" style:font-style-complex="normal"/>
    </style:style>
    <style:style style:name="T109" style:family="text">
      <style:text-properties fo:font-style="normal" officeooo:rsid="046f78d5" style:font-style-asian="normal" style:font-style-complex="normal"/>
    </style:style>
    <style:style style:name="T110" style:family="text">
      <style:text-properties fo:font-style="normal" officeooo:rsid="060426a2" style:font-style-asian="normal" style:font-style-complex="normal"/>
    </style:style>
    <style:style style:name="T111" style:family="text">
      <style:text-properties fo:font-style="normal" officeooo:rsid="047d4da6" style:font-style-asian="normal" style:font-style-complex="normal"/>
    </style:style>
    <style:style style:name="T112" style:family="text">
      <style:text-properties fo:font-style="normal" officeooo:rsid="047de2d9" style:font-style-asian="normal" style:font-style-complex="normal"/>
    </style:style>
    <style:style style:name="T113" style:family="text">
      <style:text-properties fo:font-style="normal" officeooo:rsid="047f0ed3" style:font-style-asian="normal" style:font-style-complex="normal"/>
    </style:style>
    <style:style style:name="T114" style:family="text">
      <style:text-properties fo:font-style="normal" officeooo:rsid="047fbc6c" style:font-style-asian="normal" style:font-style-complex="normal"/>
    </style:style>
    <style:style style:name="T115" style:family="text">
      <style:text-properties fo:font-style="normal" officeooo:rsid="0480ec95" style:font-style-asian="normal" style:font-style-complex="normal"/>
    </style:style>
    <style:style style:name="T116" style:family="text">
      <style:text-properties fo:font-style="normal" officeooo:rsid="04811640" style:font-style-asian="normal" style:font-style-complex="normal"/>
    </style:style>
    <style:style style:name="T117" style:family="text">
      <style:text-properties fo:font-style="normal" officeooo:rsid="048386cb" style:font-style-asian="normal" style:font-style-complex="normal"/>
    </style:style>
    <style:style style:name="T118" style:family="text">
      <style:text-properties fo:font-style="normal" officeooo:rsid="0483f8db" style:font-style-asian="normal" style:font-style-complex="normal"/>
    </style:style>
    <style:style style:name="T119" style:family="text">
      <style:text-properties fo:font-style="normal" officeooo:rsid="04860ab0" style:font-style-asian="normal" style:font-style-complex="normal"/>
    </style:style>
    <style:style style:name="T120" style:family="text">
      <style:text-properties fo:font-style="normal" officeooo:rsid="04864c59" style:font-style-asian="normal" style:font-style-complex="normal"/>
    </style:style>
    <style:style style:name="T121" style:family="text">
      <style:text-properties fo:font-style="normal" officeooo:rsid="048687cb" style:font-style-asian="normal" style:font-style-complex="normal"/>
    </style:style>
    <style:style style:name="T122" style:family="text">
      <style:text-properties fo:font-style="normal" officeooo:rsid="04886b2d" style:font-style-asian="normal" style:font-style-complex="normal"/>
    </style:style>
    <style:style style:name="T123" style:family="text">
      <style:text-properties fo:font-style="normal" officeooo:rsid="04c1f350" style:font-style-asian="normal" style:font-style-complex="normal"/>
    </style:style>
    <style:style style:name="T124" style:family="text">
      <style:text-properties fo:font-style="normal" officeooo:rsid="048aa63b" style:font-style-asian="normal" style:font-style-complex="normal"/>
    </style:style>
    <style:style style:name="T125" style:family="text">
      <style:text-properties fo:font-style="normal" officeooo:rsid="048b40d5" style:font-style-asian="normal" style:font-style-complex="normal"/>
    </style:style>
    <style:style style:name="T126" style:family="text">
      <style:text-properties fo:font-style="normal" officeooo:rsid="048c2a65" style:font-style-asian="normal" style:font-style-complex="normal"/>
    </style:style>
    <style:style style:name="T127" style:family="text">
      <style:text-properties fo:font-style="normal" officeooo:rsid="048e0bdf" style:font-style-asian="normal" style:font-style-complex="normal"/>
    </style:style>
    <style:style style:name="T128" style:family="text">
      <style:text-properties fo:font-style="normal" officeooo:rsid="04c333ed" style:font-style-asian="normal" style:font-style-complex="normal"/>
    </style:style>
    <style:style style:name="T129" style:family="text">
      <style:text-properties fo:font-style="normal" officeooo:rsid="04c82030" style:font-style-asian="normal" style:font-style-complex="normal"/>
    </style:style>
    <style:style style:name="T130" style:family="text">
      <style:text-properties fo:font-style="normal" officeooo:rsid="0490a823" style:font-style-asian="normal" style:font-style-complex="normal"/>
    </style:style>
    <style:style style:name="T131" style:family="text">
      <style:text-properties fo:font-style="normal" officeooo:rsid="0492d411" style:font-style-asian="normal" style:font-style-complex="normal"/>
    </style:style>
    <style:style style:name="T132" style:family="text">
      <style:text-properties fo:font-style="normal" officeooo:rsid="04ab501c" style:font-style-asian="normal" style:font-style-complex="normal"/>
    </style:style>
    <style:style style:name="T133" style:family="text">
      <style:text-properties fo:font-style="normal" officeooo:rsid="04918c25" style:font-style-asian="normal" style:font-style-complex="normal"/>
    </style:style>
    <style:style style:name="T134" style:family="text">
      <style:text-properties fo:font-style="normal" officeooo:rsid="04c9794b" style:font-style-asian="normal" style:font-style-complex="normal"/>
    </style:style>
    <style:style style:name="T135" style:family="text">
      <style:text-properties fo:font-style="normal" officeooo:rsid="049792ef" style:font-style-asian="normal" style:font-style-complex="normal"/>
    </style:style>
    <style:style style:name="T136" style:family="text">
      <style:text-properties fo:font-style="normal" officeooo:rsid="06050090" style:font-style-asian="normal" style:font-style-complex="normal"/>
    </style:style>
    <style:style style:name="T137" style:family="text">
      <style:text-properties fo:font-style="normal" officeooo:rsid="04cc745d" style:font-style-asian="normal" style:font-style-complex="normal"/>
    </style:style>
    <style:style style:name="T138" style:family="text">
      <style:text-properties fo:font-style="normal" officeooo:rsid="04a138be" style:font-style-asian="normal" style:font-style-complex="normal"/>
    </style:style>
    <style:style style:name="T139" style:family="text">
      <style:text-properties fo:font-style="normal" officeooo:rsid="049d4f2e" style:font-style-asian="normal" style:font-style-complex="normal"/>
    </style:style>
    <style:style style:name="T140" style:family="text">
      <style:text-properties fo:font-style="normal" officeooo:rsid="04a29e06" style:font-style-asian="normal" style:font-style-complex="normal"/>
    </style:style>
    <style:style style:name="T141" style:family="text">
      <style:text-properties fo:font-style="normal" officeooo:rsid="04ab6b5c" style:font-style-asian="normal" style:font-style-complex="normal"/>
    </style:style>
    <style:style style:name="T142" style:family="text">
      <style:text-properties fo:font-style="normal" officeooo:rsid="04ad22cd" style:font-style-asian="normal" style:font-style-complex="normal"/>
    </style:style>
    <style:style style:name="T143" style:family="text">
      <style:text-properties fo:font-style="normal" officeooo:rsid="04a400cd" style:font-style-asian="normal" style:font-style-complex="normal"/>
    </style:style>
    <style:style style:name="T144" style:family="text">
      <style:text-properties fo:font-style="normal" officeooo:rsid="04ae0c33" style:font-style-asian="normal" style:font-style-complex="normal"/>
    </style:style>
    <style:style style:name="T145" style:family="text">
      <style:text-properties fo:font-style="normal" officeooo:rsid="04cc89c4" style:font-style-asian="normal" style:font-style-complex="normal"/>
    </style:style>
    <style:style style:name="T146" style:family="text">
      <style:text-properties fo:font-style="normal" officeooo:rsid="04af6c0d" style:font-style-asian="normal" style:font-style-complex="normal"/>
    </style:style>
    <style:style style:name="T147" style:family="text">
      <style:text-properties fo:font-style="normal" officeooo:rsid="04cc92bd" style:font-style-asian="normal" style:font-style-complex="normal"/>
    </style:style>
    <style:style style:name="T148" style:family="text">
      <style:text-properties fo:font-style="normal" officeooo:rsid="04a58cfa" style:font-style-asian="normal" style:font-style-complex="normal"/>
    </style:style>
    <style:style style:name="T149" style:family="text">
      <style:text-properties fo:font-style="normal" officeooo:rsid="04a75300" style:font-style-asian="normal" style:font-style-complex="normal"/>
    </style:style>
    <style:style style:name="T150" style:family="text">
      <style:text-properties fo:font-style="normal" officeooo:rsid="04a59cab" style:font-style-asian="normal" style:font-style-complex="normal"/>
    </style:style>
    <style:style style:name="T151" style:family="text">
      <style:text-properties fo:font-style="normal" officeooo:rsid="04a84da0" style:font-style-asian="normal" style:font-style-complex="normal"/>
    </style:style>
    <style:style style:name="T152" style:family="text">
      <style:text-properties fo:font-style="normal" officeooo:rsid="04afcbaf" style:font-style-asian="normal" style:font-style-complex="normal"/>
    </style:style>
    <style:style style:name="T153" style:family="text">
      <style:text-properties fo:font-style="normal" officeooo:rsid="04afde85" style:font-style-asian="normal" style:font-style-complex="normal"/>
    </style:style>
    <style:style style:name="T154" style:family="text">
      <style:text-properties fo:font-style="normal" officeooo:rsid="04b255bb" style:font-style-asian="normal" style:font-style-complex="normal"/>
    </style:style>
    <style:style style:name="T155" style:family="text">
      <style:text-properties fo:font-style="normal" officeooo:rsid="04b3d2e7" style:font-style-asian="normal" style:font-style-complex="normal"/>
    </style:style>
    <style:style style:name="T156" style:family="text">
      <style:text-properties fo:font-style="normal" officeooo:rsid="04b4da55" style:font-style-asian="normal" style:font-style-complex="normal"/>
    </style:style>
    <style:style style:name="T157" style:family="text">
      <style:text-properties fo:font-style="normal" officeooo:rsid="04b9d190" style:font-style-asian="normal" style:font-style-complex="normal"/>
    </style:style>
    <style:style style:name="T158" style:family="text">
      <style:text-properties fo:font-style="normal" officeooo:rsid="04decfcf" style:font-style-asian="normal" style:font-style-complex="normal"/>
    </style:style>
    <style:style style:name="T159" style:family="text">
      <style:text-properties fo:font-style="normal" officeooo:rsid="04df7c3b" style:font-style-asian="normal" style:font-style-complex="normal"/>
    </style:style>
    <style:style style:name="T160" style:family="text">
      <style:text-properties fo:font-style="normal" officeooo:rsid="04e1006f" style:font-style-asian="normal" style:font-style-complex="normal"/>
    </style:style>
    <style:style style:name="T161" style:family="text">
      <style:text-properties fo:font-style="normal" officeooo:rsid="04e70ee7" style:font-style-asian="normal" style:font-style-complex="normal"/>
    </style:style>
    <style:style style:name="T162" style:family="text">
      <style:text-properties fo:font-style="normal" officeooo:rsid="04e1d70e" style:font-style-asian="normal" style:font-style-complex="normal"/>
    </style:style>
    <style:style style:name="T163" style:family="text">
      <style:text-properties fo:font-style="normal" officeooo:rsid="04e3be3a" style:font-style-asian="normal" style:font-style-complex="normal"/>
    </style:style>
    <style:style style:name="T164" style:family="text">
      <style:text-properties fo:font-style="normal" officeooo:rsid="04ead4bc" style:font-style-asian="normal" style:font-style-complex="normal"/>
    </style:style>
    <style:style style:name="T165" style:family="text">
      <style:text-properties fo:font-style="normal" officeooo:rsid="04eb64b7" style:font-style-asian="normal" style:font-style-complex="normal"/>
    </style:style>
    <style:style style:name="T166" style:family="text">
      <style:text-properties fo:font-style="normal" officeooo:rsid="04eddf56" style:font-style-asian="normal" style:font-style-complex="normal"/>
    </style:style>
    <style:style style:name="T167" style:family="text">
      <style:text-properties fo:font-style="normal" officeooo:rsid="04f08ac4" style:font-style-asian="normal" style:font-style-complex="normal"/>
    </style:style>
    <style:style style:name="T168" style:family="text">
      <style:text-properties fo:font-style="normal" officeooo:rsid="04f223fb" style:font-style-asian="normal" style:font-style-complex="normal"/>
    </style:style>
    <style:style style:name="T169" style:family="text">
      <style:text-properties fo:font-style="normal" officeooo:rsid="04f286ca" style:font-style-asian="normal" style:font-style-complex="normal"/>
    </style:style>
    <style:style style:name="T170" style:family="text">
      <style:text-properties fo:font-style="normal" officeooo:rsid="04f3c8e0" style:font-style-asian="normal" style:font-style-complex="normal"/>
    </style:style>
    <style:style style:name="T171" style:family="text">
      <style:text-properties fo:font-style="normal" officeooo:rsid="04f44eef" style:font-style-asian="normal" style:font-style-complex="normal"/>
    </style:style>
    <style:style style:name="T172" style:family="text">
      <style:text-properties fo:font-style="normal" officeooo:rsid="04f5723d" style:font-style-asian="normal" style:font-style-complex="normal"/>
    </style:style>
    <style:style style:name="T173" style:family="text">
      <style:text-properties fo:font-style="normal" officeooo:rsid="04f6c023" style:font-style-asian="normal" style:font-style-complex="normal"/>
    </style:style>
    <style:style style:name="T174" style:family="text">
      <style:text-properties fo:font-style="normal" officeooo:rsid="04f74dab" style:font-style-asian="normal" style:font-style-complex="normal"/>
    </style:style>
    <style:style style:name="T175" style:family="text">
      <style:text-properties fo:font-style="normal" officeooo:rsid="063f221b" style:font-style-asian="normal" style:font-style-complex="normal"/>
    </style:style>
    <style:style style:name="T176" style:family="text">
      <style:text-properties fo:font-style="normal" officeooo:rsid="04f91ec2" style:font-style-asian="normal" style:font-style-complex="normal"/>
    </style:style>
    <style:style style:name="T177" style:family="text">
      <style:text-properties fo:font-style="normal" officeooo:rsid="04fdd5b6" style:font-style-asian="normal" style:font-style-complex="normal"/>
    </style:style>
    <style:style style:name="T178" style:family="text">
      <style:text-properties fo:font-style="normal" officeooo:rsid="060c5343" style:font-style-asian="normal" style:font-style-complex="normal"/>
    </style:style>
    <style:style style:name="T179" style:family="text">
      <style:text-properties fo:font-style="normal" officeooo:rsid="04ff5f01" style:font-style-asian="normal" style:font-style-complex="normal"/>
    </style:style>
    <style:style style:name="T180" style:family="text">
      <style:text-properties fo:font-style="normal" officeooo:rsid="05020f69" style:font-style-asian="normal" style:font-style-complex="normal"/>
    </style:style>
    <style:style style:name="T181" style:family="text">
      <style:text-properties fo:font-style="normal" officeooo:rsid="05049f96" style:font-style-asian="normal" style:font-style-complex="normal"/>
    </style:style>
    <style:style style:name="T182" style:family="text">
      <style:text-properties fo:font-style="normal" officeooo:rsid="0502b51e" style:font-style-asian="normal" style:font-style-complex="normal"/>
    </style:style>
    <style:style style:name="T183" style:family="text">
      <style:text-properties fo:font-style="normal" officeooo:rsid="0508e8fd" style:font-style-asian="normal" style:font-style-complex="normal"/>
    </style:style>
    <style:style style:name="T184" style:family="text">
      <style:text-properties fo:font-style="normal" officeooo:rsid="050b14be" style:font-style-asian="normal" style:font-style-complex="normal"/>
    </style:style>
    <style:style style:name="T185" style:family="text">
      <style:text-properties fo:font-style="normal" officeooo:rsid="050bfaff" style:font-style-asian="normal" style:font-style-complex="normal"/>
    </style:style>
    <style:style style:name="T186" style:family="text">
      <style:text-properties fo:font-style="normal" officeooo:rsid="050ea1eb" style:font-style-asian="normal" style:font-style-complex="normal"/>
    </style:style>
    <style:style style:name="T187" style:family="text">
      <style:text-properties fo:font-style="normal" officeooo:rsid="050cda92" style:font-style-asian="normal" style:font-style-complex="normal"/>
    </style:style>
    <style:style style:name="T188" style:family="text">
      <style:text-properties fo:font-style="normal" officeooo:rsid="05103f00" style:font-style-asian="normal" style:font-style-complex="normal"/>
    </style:style>
    <style:style style:name="T189" style:family="text">
      <style:text-properties fo:font-style="normal" officeooo:rsid="0644689e" style:font-style-asian="normal" style:font-style-complex="normal"/>
    </style:style>
    <style:style style:name="T190" style:family="text">
      <style:text-properties fo:font-style="normal" officeooo:rsid="0510c1dc" style:font-style-asian="normal" style:font-style-complex="normal"/>
    </style:style>
    <style:style style:name="T191" style:family="text">
      <style:text-properties fo:font-style="normal" officeooo:rsid="051261a9" style:font-style-asian="normal" style:font-style-complex="normal"/>
    </style:style>
    <style:style style:name="T192" style:family="text">
      <style:text-properties fo:font-style="normal" officeooo:rsid="051432ea" style:font-style-asian="normal" style:font-style-complex="normal"/>
    </style:style>
    <style:style style:name="T193" style:family="text">
      <style:text-properties fo:font-style="normal" officeooo:rsid="0514b778" style:font-style-asian="normal" style:font-style-complex="normal"/>
    </style:style>
    <style:style style:name="T194" style:family="text">
      <style:text-properties fo:font-style="normal" officeooo:rsid="0514e3af" style:font-style-asian="normal" style:font-style-complex="normal"/>
    </style:style>
    <style:style style:name="T195" style:family="text">
      <style:text-properties fo:font-style="normal" officeooo:rsid="0516445c" style:font-style-asian="normal" style:font-style-complex="normal"/>
    </style:style>
    <style:style style:name="T196" style:family="text">
      <style:text-properties fo:font-style="normal" officeooo:rsid="060c5a56" style:font-style-asian="normal" style:font-style-complex="normal"/>
    </style:style>
    <style:style style:name="T197" style:family="text">
      <style:text-properties fo:font-style="normal" officeooo:rsid="05186c51" style:font-style-asian="normal" style:font-style-complex="normal"/>
    </style:style>
    <style:style style:name="T198" style:family="text">
      <style:text-properties fo:font-style="normal" officeooo:rsid="0518b85e" style:font-style-asian="normal" style:font-style-complex="normal"/>
    </style:style>
    <style:style style:name="T199" style:family="text">
      <style:text-properties fo:font-style="normal" officeooo:rsid="051caceb" style:font-style-asian="normal" style:font-style-complex="normal"/>
    </style:style>
    <style:style style:name="T200" style:family="text">
      <style:text-properties fo:font-style="normal" officeooo:rsid="051e523f" style:font-style-asian="normal" style:font-style-complex="normal"/>
    </style:style>
    <style:style style:name="T201" style:family="text">
      <style:text-properties fo:font-style="normal" officeooo:rsid="0518f33f" style:font-style-asian="normal" style:font-style-complex="normal"/>
    </style:style>
    <style:style style:name="T202" style:family="text">
      <style:text-properties fo:font-style="normal" officeooo:rsid="051e7427" style:font-style-asian="normal" style:font-style-complex="normal"/>
    </style:style>
    <style:style style:name="T203" style:family="text">
      <style:text-properties fo:font-style="normal" officeooo:rsid="052008fc" style:font-style-asian="normal" style:font-style-complex="normal"/>
    </style:style>
    <style:style style:name="T204" style:family="text">
      <style:text-properties fo:font-style="normal" officeooo:rsid="0521f1d1" style:font-style-asian="normal" style:font-style-complex="normal"/>
    </style:style>
    <style:style style:name="T205" style:family="text">
      <style:text-properties fo:font-style="normal" officeooo:rsid="05204dd2" style:font-style-asian="normal" style:font-style-complex="normal"/>
    </style:style>
    <style:style style:name="T206" style:family="text">
      <style:text-properties fo:font-style="normal" officeooo:rsid="0527c85c" style:font-style-asian="normal" style:font-style-complex="normal"/>
    </style:style>
    <style:style style:name="T207" style:family="text">
      <style:text-properties fo:font-style="normal" officeooo:rsid="060d7349" style:font-style-asian="normal" style:font-style-complex="normal"/>
    </style:style>
    <style:style style:name="T208" style:family="text">
      <style:text-properties fo:font-style="normal" officeooo:rsid="052bd233" style:font-style-asian="normal" style:font-style-complex="normal"/>
    </style:style>
    <style:style style:name="T209" style:family="text">
      <style:text-properties fo:font-style="normal" officeooo:rsid="052db892" style:font-style-asian="normal" style:font-style-complex="normal"/>
    </style:style>
    <style:style style:name="T210" style:family="text">
      <style:text-properties fo:font-style="normal" officeooo:rsid="052fb3e0" style:font-style-asian="normal" style:font-style-complex="normal"/>
    </style:style>
    <style:style style:name="T211" style:family="text">
      <style:text-properties fo:font-style="normal" officeooo:rsid="05311efa" style:font-style-asian="normal" style:font-style-complex="normal"/>
    </style:style>
    <style:style style:name="T212" style:family="text">
      <style:text-properties fo:font-style="normal" officeooo:rsid="05330f4b" style:font-style-asian="normal" style:font-style-complex="normal"/>
    </style:style>
    <style:style style:name="T213" style:family="text">
      <style:text-properties fo:font-style="normal" officeooo:rsid="060ef1ee" style:font-style-asian="normal" style:font-style-complex="normal"/>
    </style:style>
    <style:style style:name="T214" style:family="text">
      <style:text-properties fo:font-style="normal" officeooo:rsid="055de028" style:font-style-asian="normal" style:font-style-complex="normal"/>
    </style:style>
    <style:style style:name="T215" style:family="text">
      <style:text-properties fo:font-style="normal" officeooo:rsid="006b7e6f" style:font-style-asian="normal" style:font-style-complex="normal"/>
    </style:style>
    <style:style style:name="T216" style:family="text">
      <style:text-properties fo:font-style="normal" officeooo:rsid="05333a9c" style:font-style-asian="normal" style:font-style-complex="normal"/>
    </style:style>
    <style:style style:name="T217" style:family="text">
      <style:text-properties fo:font-style="normal" officeooo:rsid="053468c7" style:font-style-asian="normal" style:font-style-complex="normal"/>
    </style:style>
    <style:style style:name="T218" style:family="text">
      <style:text-properties fo:font-style="normal" officeooo:rsid="05359af9" style:font-style-asian="normal" style:font-style-complex="normal"/>
    </style:style>
    <style:style style:name="T219" style:family="text">
      <style:text-properties fo:font-style="normal" officeooo:rsid="06571b0e" style:font-style-asian="normal" style:font-style-complex="normal"/>
    </style:style>
    <style:style style:name="T220" style:family="text">
      <style:text-properties fo:font-style="normal" officeooo:rsid="05364246" style:font-style-asian="normal" style:font-style-complex="normal"/>
    </style:style>
    <style:style style:name="T221" style:family="text">
      <style:text-properties fo:font-style="normal" officeooo:rsid="053700b3" style:font-style-asian="normal" style:font-style-complex="normal"/>
    </style:style>
    <style:style style:name="T222" style:family="text">
      <style:text-properties fo:font-style="normal" officeooo:rsid="053b2c49" style:font-style-asian="normal" style:font-style-complex="normal"/>
    </style:style>
    <style:style style:name="T223" style:family="text">
      <style:text-properties fo:font-style="normal" officeooo:rsid="0539f296" style:font-style-asian="normal" style:font-style-complex="normal"/>
    </style:style>
    <style:style style:name="T224" style:family="text">
      <style:text-properties fo:font-style="normal" officeooo:rsid="0561216c" style:font-style-asian="normal" style:font-style-complex="normal"/>
    </style:style>
    <style:style style:name="T225" style:family="text">
      <style:text-properties fo:font-style="normal" officeooo:rsid="05370f98" style:font-style-asian="normal" style:font-style-complex="normal"/>
    </style:style>
    <style:style style:name="T226" style:family="text">
      <style:text-properties fo:font-style="normal" officeooo:rsid="053ba077" style:font-style-asian="normal" style:font-style-complex="normal"/>
    </style:style>
    <style:style style:name="T227" style:family="text">
      <style:text-properties fo:font-style="normal" officeooo:rsid="05400bf3" style:font-style-asian="normal" style:font-style-complex="normal"/>
    </style:style>
    <style:style style:name="T228" style:family="text">
      <style:text-properties fo:font-style="normal" officeooo:rsid="053f2f42" style:font-style-asian="normal" style:font-style-complex="normal"/>
    </style:style>
    <style:style style:name="T229" style:family="text">
      <style:text-properties fo:font-style="normal" officeooo:rsid="054de791" style:font-style-asian="normal" style:font-style-complex="normal"/>
    </style:style>
    <style:style style:name="T230" style:family="text">
      <style:text-properties fo:font-style="normal" officeooo:rsid="054e4367" style:font-style-asian="normal" style:font-style-complex="normal"/>
    </style:style>
    <style:style style:name="T231" style:family="text">
      <style:text-properties fo:font-style="normal" officeooo:rsid="054f0f5a" style:font-style-asian="normal" style:font-style-complex="normal"/>
    </style:style>
    <style:style style:name="T232" style:family="text">
      <style:text-properties fo:font-style="normal" officeooo:rsid="0647170b" style:font-style-asian="normal" style:font-style-complex="normal"/>
    </style:style>
    <style:style style:name="T233" style:family="text">
      <style:text-properties fo:font-style="normal" officeooo:rsid="06132f18" style:font-style-asian="normal" style:font-style-complex="normal"/>
    </style:style>
    <style:style style:name="T234" style:family="text">
      <style:text-properties fo:font-style="normal" officeooo:rsid="054fca1e" style:font-style-asian="normal" style:font-style-complex="normal"/>
    </style:style>
    <style:style style:name="T235" style:family="text">
      <style:text-properties fo:font-style="normal" officeooo:rsid="055071e0" style:font-style-asian="normal" style:font-style-complex="normal"/>
    </style:style>
    <style:style style:name="T236" style:family="text">
      <style:text-properties fo:font-style="normal" officeooo:rsid="0553cb2d" style:font-style-asian="normal" style:font-style-complex="normal"/>
    </style:style>
    <style:style style:name="T237" style:family="text">
      <style:text-properties fo:font-style="normal" officeooo:rsid="0553e878" style:font-style-asian="normal" style:font-style-complex="normal"/>
    </style:style>
    <style:style style:name="T238" style:family="text">
      <style:text-properties fo:font-style="normal" officeooo:rsid="0557a02d" style:font-style-asian="normal" style:font-style-complex="normal"/>
    </style:style>
    <style:style style:name="T239" style:family="text">
      <style:text-properties fo:font-style="normal" officeooo:rsid="05599dd4" style:font-style-asian="normal" style:font-style-complex="normal"/>
    </style:style>
    <style:style style:name="T240" style:family="text">
      <style:text-properties fo:font-style="normal" officeooo:rsid="06144f0c" style:font-style-asian="normal" style:font-style-complex="normal"/>
    </style:style>
    <style:style style:name="T241" style:family="text">
      <style:text-properties fo:font-style="normal" officeooo:rsid="055afa8a" style:font-style-asian="normal" style:font-style-complex="normal"/>
    </style:style>
    <style:style style:name="T242" style:family="text">
      <style:text-properties fo:font-style="normal" officeooo:rsid="055c62d0" style:font-style-asian="normal" style:font-style-complex="normal"/>
    </style:style>
    <style:style style:name="T243" style:family="text">
      <style:text-properties fo:font-style="normal" officeooo:rsid="065bd25b" style:font-style-asian="normal" style:font-style-complex="normal"/>
    </style:style>
    <style:style style:name="T244" style:family="text">
      <style:text-properties fo:font-style="normal" officeooo:rsid="055cac23" style:font-style-asian="normal" style:font-style-complex="normal"/>
    </style:style>
    <style:style style:name="T245" style:family="text">
      <style:text-properties fo:font-style="normal" officeooo:rsid="05634149" style:font-style-asian="normal" style:font-style-complex="normal"/>
    </style:style>
    <style:style style:name="T246" style:family="text">
      <style:text-properties fo:font-style="normal" officeooo:rsid="006e79c4" style:font-style-asian="normal" style:font-style-complex="normal"/>
    </style:style>
    <style:style style:name="T247" style:family="text">
      <style:text-properties fo:font-style="normal" officeooo:rsid="0563bc00" style:font-style-asian="normal" style:font-style-complex="normal"/>
    </style:style>
    <style:style style:name="T248" style:family="text">
      <style:text-properties fo:font-style="normal" officeooo:rsid="00709999" style:font-style-asian="normal" style:font-style-complex="normal"/>
    </style:style>
    <style:style style:name="T249" style:family="text">
      <style:text-properties fo:font-style="normal" officeooo:rsid="06162425" style:font-style-asian="normal" style:font-style-complex="normal"/>
    </style:style>
    <style:style style:name="T250" style:family="text">
      <style:text-properties fo:font-style="normal" officeooo:rsid="056704d5" style:font-style-asian="normal" style:font-style-complex="normal"/>
    </style:style>
    <style:style style:name="T251" style:family="text">
      <style:text-properties fo:font-style="normal" officeooo:rsid="05682e3c" style:font-style-asian="normal" style:font-style-complex="normal"/>
    </style:style>
    <style:style style:name="T252" style:family="text">
      <style:text-properties fo:font-style="normal" officeooo:rsid="0569ad4d" style:font-style-asian="normal" style:font-style-complex="normal"/>
    </style:style>
    <style:style style:name="T253" style:family="text">
      <style:text-properties fo:font-style="normal" officeooo:rsid="0619e16f" style:font-style-asian="normal" style:font-style-complex="normal"/>
    </style:style>
    <style:style style:name="T254" style:family="text">
      <style:text-properties fo:font-style="normal" officeooo:rsid="056a638c" style:font-style-asian="normal" style:font-style-complex="normal"/>
    </style:style>
    <style:style style:name="T255" style:family="text">
      <style:text-properties fo:font-style="normal" officeooo:rsid="065cf872" style:font-style-asian="normal" style:font-style-complex="normal"/>
    </style:style>
    <style:style style:name="T256" style:family="text">
      <style:text-properties fo:font-style="normal" officeooo:rsid="061bd653" style:font-style-asian="normal" style:font-style-complex="normal"/>
    </style:style>
    <style:style style:name="T257" style:family="text">
      <style:text-properties fo:font-style="normal" officeooo:rsid="056ab5d9" style:font-style-asian="normal" style:font-style-complex="normal"/>
    </style:style>
    <style:style style:name="T258" style:family="text">
      <style:text-properties fo:font-style="normal" officeooo:rsid="06487d79" style:font-style-asian="normal" style:font-style-complex="normal"/>
    </style:style>
    <style:style style:name="T259" style:family="text">
      <style:text-properties fo:font-style="normal" officeooo:rsid="056f307f" style:font-style-asian="normal" style:font-style-complex="normal"/>
    </style:style>
    <style:style style:name="T260" style:family="text">
      <style:text-properties fo:font-style="normal" officeooo:rsid="05985f3a" style:font-style-asian="normal" style:font-style-complex="normal"/>
    </style:style>
    <style:style style:name="T261" style:family="text">
      <style:text-properties fo:font-style="normal" officeooo:rsid="061c7a29" style:font-style-asian="normal" style:font-style-complex="normal"/>
    </style:style>
    <style:style style:name="T262" style:family="text">
      <style:text-properties fo:font-style="normal" officeooo:rsid="056b8fcb" style:font-style-asian="normal" style:font-style-complex="normal"/>
    </style:style>
    <style:style style:name="T263" style:family="text">
      <style:text-properties fo:font-style="normal" officeooo:rsid="056c54ee" style:font-style-asian="normal" style:font-style-complex="normal"/>
    </style:style>
    <style:style style:name="T264" style:family="text">
      <style:text-properties fo:font-style="normal" officeooo:rsid="061f54b7" style:font-style-asian="normal" style:font-style-complex="normal"/>
    </style:style>
    <style:style style:name="T265" style:family="text">
      <style:text-properties fo:font-style="normal" officeooo:rsid="05709a70" style:font-style-asian="normal" style:font-style-complex="normal"/>
    </style:style>
    <style:style style:name="T266" style:family="text">
      <style:text-properties fo:font-style="normal" officeooo:rsid="05723eb4" style:font-style-asian="normal" style:font-style-complex="normal"/>
    </style:style>
    <style:style style:name="T267" style:family="text">
      <style:text-properties fo:font-style="normal" officeooo:rsid="061f66ef" style:font-style-asian="normal" style:font-style-complex="normal"/>
    </style:style>
    <style:style style:name="T268" style:family="text">
      <style:text-properties fo:font-style="normal" officeooo:rsid="057970c2" style:font-style-asian="normal" style:font-style-complex="normal"/>
    </style:style>
    <style:style style:name="T269" style:family="text">
      <style:text-properties fo:font-style="normal" officeooo:rsid="057a218f" style:font-style-asian="normal" style:font-style-complex="normal"/>
    </style:style>
    <style:style style:name="T270" style:family="text">
      <style:text-properties fo:font-style="normal" officeooo:rsid="05759a64" style:font-style-asian="normal" style:font-style-complex="normal"/>
    </style:style>
    <style:style style:name="T271" style:family="text">
      <style:text-properties fo:font-style="normal" officeooo:rsid="061fb348" style:font-style-asian="normal" style:font-style-complex="normal"/>
    </style:style>
    <style:style style:name="T272" style:family="text">
      <style:text-properties fo:font-style="normal" officeooo:rsid="057d6d93" style:font-style-asian="normal" style:font-style-complex="normal"/>
    </style:style>
    <style:style style:name="T273" style:family="text">
      <style:text-properties fo:font-style="normal" officeooo:rsid="05789c13" style:font-style-asian="normal" style:font-style-complex="normal"/>
    </style:style>
    <style:style style:name="T274" style:family="text">
      <style:text-properties fo:font-style="normal" officeooo:rsid="0575a3fd" style:font-style-asian="normal" style:font-style-complex="normal"/>
    </style:style>
    <style:style style:name="T275" style:family="text">
      <style:text-properties fo:font-style="normal" officeooo:rsid="0579570c" style:font-style-asian="normal" style:font-style-complex="normal"/>
    </style:style>
    <style:style style:name="T276" style:family="text">
      <style:text-properties fo:font-style="normal" officeooo:rsid="057fc9ef" style:font-style-asian="normal" style:font-style-complex="normal"/>
    </style:style>
    <style:style style:name="T277" style:family="text">
      <style:text-properties fo:font-style="normal" officeooo:rsid="0621ad2c" style:font-style-asian="normal" style:font-style-complex="normal"/>
    </style:style>
    <style:style style:name="T278" style:family="text">
      <style:text-properties fo:font-style="normal" officeooo:rsid="05815bb3" style:font-style-asian="normal" style:font-style-complex="normal"/>
    </style:style>
    <style:style style:name="T279" style:family="text">
      <style:text-properties fo:font-style="normal" officeooo:rsid="05823b98" style:font-style-asian="normal" style:font-style-complex="normal"/>
    </style:style>
    <style:style style:name="T280" style:family="text">
      <style:text-properties fo:font-style="normal" officeooo:rsid="05838c3c" style:font-style-asian="normal" style:font-style-complex="normal"/>
    </style:style>
    <style:style style:name="T281" style:family="text">
      <style:text-properties fo:font-style="normal" officeooo:rsid="058651db" style:font-style-asian="normal" style:font-style-complex="normal"/>
    </style:style>
    <style:style style:name="T282" style:family="text">
      <style:text-properties fo:font-style="normal" officeooo:rsid="058728e0" style:font-style-asian="normal" style:font-style-complex="normal"/>
    </style:style>
    <style:style style:name="T283" style:family="text">
      <style:text-properties fo:font-style="normal" officeooo:rsid="0588175d" style:font-style-asian="normal" style:font-style-complex="normal"/>
    </style:style>
    <style:style style:name="T284" style:family="text">
      <style:text-properties fo:font-style="normal" officeooo:rsid="05892101" style:font-style-asian="normal" style:font-style-complex="normal"/>
    </style:style>
    <style:style style:name="T285" style:family="text">
      <style:text-properties fo:font-style="normal" officeooo:rsid="058af82b" style:font-style-asian="normal" style:font-style-complex="normal"/>
    </style:style>
    <style:style style:name="T286" style:family="text">
      <style:text-properties fo:font-style="normal" officeooo:rsid="058d67ee" style:font-style-asian="normal" style:font-style-complex="normal"/>
    </style:style>
    <style:style style:name="T287" style:family="text">
      <style:text-properties fo:font-style="normal" officeooo:rsid="058dab64" style:font-style-asian="normal" style:font-style-complex="normal"/>
    </style:style>
    <style:style style:name="T288" style:family="text">
      <style:text-properties fo:font-style="normal" officeooo:rsid="058f81d7" style:font-style-asian="normal" style:font-style-complex="normal"/>
    </style:style>
    <style:style style:name="T289" style:family="text">
      <style:text-properties fo:font-style="normal" officeooo:rsid="0594dd53" style:font-style-asian="normal" style:font-style-complex="normal"/>
    </style:style>
    <style:style style:name="T290" style:family="text">
      <style:text-properties fo:font-style="normal" officeooo:rsid="064c7dd7" style:font-style-asian="normal" style:font-style-complex="normal"/>
    </style:style>
    <style:style style:name="T291" style:family="text">
      <style:text-properties fo:font-style="normal" officeooo:rsid="05ce9262" style:font-style-asian="normal" style:font-style-complex="normal"/>
    </style:style>
    <style:style style:name="T292" style:family="text">
      <style:text-properties fo:font-style="normal" officeooo:rsid="05ce46f6" style:font-style-asian="normal" style:font-style-complex="normal"/>
    </style:style>
    <style:style style:name="T293" style:family="text">
      <style:text-properties fo:font-style="normal" officeooo:rsid="06496710" style:font-style-asian="normal" style:font-style-complex="normal"/>
    </style:style>
    <style:style style:name="T294" style:family="text">
      <style:text-properties fo:font-style="normal" officeooo:rsid="059d14b3" style:font-style-asian="normal" style:font-style-complex="normal"/>
    </style:style>
    <style:style style:name="T295" style:family="text">
      <style:text-properties fo:font-style="normal" officeooo:rsid="059d4376" style:font-style-asian="normal" style:font-style-complex="normal"/>
    </style:style>
    <style:style style:name="T296" style:family="text">
      <style:text-properties fo:font-style="normal" officeooo:rsid="065e4566" style:font-style-asian="normal" style:font-style-complex="normal"/>
    </style:style>
    <style:style style:name="T297" style:family="text">
      <style:text-properties fo:font-style="normal" officeooo:rsid="05cfe305" style:font-style-asian="normal" style:font-style-complex="normal"/>
    </style:style>
    <style:style style:name="T298" style:family="text">
      <style:text-properties fo:font-style="normal" officeooo:rsid="059e11fd" style:font-style-asian="normal" style:font-style-complex="normal"/>
    </style:style>
    <style:style style:name="T299" style:family="text">
      <style:text-properties fo:font-style="normal" officeooo:rsid="059f00c0" style:font-style-asian="normal" style:font-style-complex="normal"/>
    </style:style>
    <style:style style:name="T300" style:family="text">
      <style:text-properties fo:font-style="normal" officeooo:rsid="05a53229" style:font-style-asian="normal" style:font-style-complex="normal"/>
    </style:style>
    <style:style style:name="T301" style:family="text">
      <style:text-properties fo:font-style="normal" officeooo:rsid="05a64285" style:font-style-asian="normal" style:font-style-complex="normal"/>
    </style:style>
    <style:style style:name="T302" style:family="text">
      <style:text-properties fo:font-style="normal" officeooo:rsid="05a7d2dc" style:font-style-asian="normal" style:font-style-complex="normal"/>
    </style:style>
    <style:style style:name="T303" style:family="text">
      <style:text-properties fo:font-style="normal" officeooo:rsid="05a87a1a" style:font-style-asian="normal" style:font-style-complex="normal"/>
    </style:style>
    <style:style style:name="T304" style:family="text">
      <style:text-properties fo:font-style="normal" officeooo:rsid="05a8ff8e" style:font-style-asian="normal" style:font-style-complex="normal"/>
    </style:style>
    <style:style style:name="T305" style:family="text">
      <style:text-properties fo:font-style="normal" officeooo:rsid="05abe7cf" style:font-style-asian="normal" style:font-style-complex="normal"/>
    </style:style>
    <style:style style:name="T306" style:family="text">
      <style:text-properties fo:font-style="normal" officeooo:rsid="05b1c939" style:font-style-asian="normal" style:font-style-complex="normal"/>
    </style:style>
    <style:style style:name="T307" style:family="text">
      <style:text-properties fo:font-style="normal" officeooo:rsid="05afb518" style:font-style-asian="normal" style:font-style-complex="normal"/>
    </style:style>
    <style:style style:name="T308" style:family="text">
      <style:text-properties fo:font-style="normal" officeooo:rsid="05d089f5" style:font-style-asian="normal" style:font-style-complex="normal"/>
    </style:style>
    <style:style style:name="T309" style:family="text">
      <style:text-properties fo:font-style="normal" officeooo:rsid="05b0c1ed" style:font-style-asian="normal" style:font-style-complex="normal"/>
    </style:style>
    <style:style style:name="T310" style:family="text">
      <style:text-properties fo:font-style="normal" officeooo:rsid="06617c2a" style:font-style-asian="normal" style:font-style-complex="normal"/>
    </style:style>
    <style:style style:name="T311" style:family="text">
      <style:text-properties fo:font-style="normal" officeooo:rsid="05b368c2" style:font-style-asian="normal" style:font-style-complex="normal"/>
    </style:style>
    <style:style style:name="T312" style:family="text">
      <style:text-properties fo:font-style="normal" officeooo:rsid="05b68967" style:font-style-asian="normal" style:font-style-complex="normal"/>
    </style:style>
    <style:style style:name="T313" style:family="text">
      <style:text-properties fo:font-style="normal" officeooo:rsid="05d0a155" style:font-style-asian="normal" style:font-style-complex="normal"/>
    </style:style>
    <style:style style:name="T314" style:family="text">
      <style:text-properties fo:font-style="normal" officeooo:rsid="05bdf282" style:font-style-asian="normal" style:font-style-complex="normal"/>
    </style:style>
    <style:style style:name="T315" style:family="text">
      <style:text-properties fo:font-style="normal" officeooo:rsid="0663566d" style:font-style-asian="normal" style:font-style-complex="normal"/>
    </style:style>
    <style:style style:name="T316" style:family="text">
      <style:text-properties fo:font-style="normal" officeooo:rsid="05b3c5be" style:font-style-asian="normal" style:font-style-complex="normal"/>
    </style:style>
    <style:style style:name="T317" style:family="text">
      <style:text-properties fo:font-style="normal" officeooo:rsid="05c675d9" style:font-style-asian="normal" style:font-style-complex="normal"/>
    </style:style>
    <style:style style:name="T318" style:family="text">
      <style:text-properties fo:font-style="normal" officeooo:rsid="05c68fa7" style:font-style-asian="normal" style:font-style-complex="normal"/>
    </style:style>
    <style:style style:name="T319" style:family="text">
      <style:text-properties fo:font-style="normal" officeooo:rsid="05b8c4b9" style:font-style-asian="normal" style:font-style-complex="normal"/>
    </style:style>
    <style:style style:name="T320" style:family="text">
      <style:text-properties fo:font-style="normal" officeooo:rsid="05be3fd1" style:font-style-asian="normal" style:font-style-complex="normal"/>
    </style:style>
    <style:style style:name="T321" style:family="text">
      <style:text-properties fo:font-style="normal" officeooo:rsid="05c839e9" style:font-style-asian="normal" style:font-style-complex="normal"/>
    </style:style>
    <style:style style:name="T322" style:family="text">
      <style:text-properties fo:font-style="normal" officeooo:rsid="05b6fc62" style:font-style-asian="normal" style:font-style-complex="normal"/>
    </style:style>
    <style:style style:name="T323" style:family="text">
      <style:text-properties fo:font-style="normal" officeooo:rsid="05b9e9a9" style:font-style-asian="normal" style:font-style-complex="normal"/>
    </style:style>
    <style:style style:name="T324" style:family="text">
      <style:text-properties fo:font-style="normal" officeooo:rsid="05ba7a4b" style:font-style-asian="normal" style:font-style-complex="normal"/>
    </style:style>
    <style:style style:name="T325" style:family="text">
      <style:text-properties fo:font-style="normal" officeooo:rsid="05c10a1e" style:font-style-asian="normal" style:font-style-complex="normal"/>
    </style:style>
    <style:style style:name="T326" style:family="text">
      <style:text-properties fo:font-style="normal" officeooo:rsid="05c4b61f" style:font-style-asian="normal" style:font-style-complex="normal"/>
    </style:style>
    <style:style style:name="T327" style:family="text">
      <style:text-properties fo:font-style="normal" officeooo:rsid="06230859" style:font-style-asian="normal" style:font-style-complex="normal"/>
    </style:style>
    <style:style style:name="T328" style:family="text">
      <style:text-properties fo:font-style="normal" officeooo:rsid="03bb6e07" style:font-style-asian="normal" style:font-style-complex="normal"/>
    </style:style>
    <style:style style:name="T329" style:family="text">
      <style:text-properties fo:font-style="normal" officeooo:rsid="0531c742" style:font-style-asian="normal" style:font-style-complex="normal"/>
    </style:style>
    <style:style style:name="T330" style:family="text">
      <style:text-properties fo:font-style="normal" officeooo:rsid="03beb7e5" style:font-style-asian="normal" style:font-style-complex="normal"/>
    </style:style>
    <style:style style:name="T331" style:family="text">
      <style:text-properties fo:font-style="normal" officeooo:rsid="03f6ae6c" style:font-style-asian="normal" style:font-style-complex="normal"/>
    </style:style>
    <style:style style:name="T332" style:family="text">
      <style:text-properties fo:font-style="normal" officeooo:rsid="0410be1d" style:font-style-asian="normal" style:font-style-complex="normal"/>
    </style:style>
    <style:style style:name="T333" style:family="text">
      <style:text-properties fo:font-style="normal" officeooo:rsid="04201c89" style:font-style-asian="normal" style:font-style-complex="normal"/>
    </style:style>
    <style:style style:name="T334" style:family="text">
      <style:text-properties fo:font-style="normal" officeooo:rsid="0424033d" style:font-style-asian="normal" style:font-style-complex="normal"/>
    </style:style>
    <style:style style:name="T335" style:family="text">
      <style:text-properties fo:font-style="normal" officeooo:rsid="04396c44" style:font-style-asian="normal" style:font-style-complex="normal"/>
    </style:style>
    <style:style style:name="T336" style:family="text">
      <style:text-properties fo:font-style="normal" officeooo:rsid="04435fc6" style:font-style-asian="normal" style:font-style-complex="normal"/>
    </style:style>
    <style:style style:name="T337" style:family="text">
      <style:text-properties fo:font-style="normal" officeooo:rsid="044513a7" style:font-style-asian="normal" style:font-style-complex="normal"/>
    </style:style>
    <style:style style:name="T338" style:family="text">
      <style:text-properties fo:font-style="normal" officeooo:rsid="047c1b11" style:font-style-asian="normal" style:font-style-complex="normal"/>
    </style:style>
    <style:style style:name="T339" style:family="text">
      <style:text-properties fo:font-style="normal" officeooo:rsid="04803119" style:font-style-asian="normal" style:font-style-complex="normal"/>
    </style:style>
    <style:style style:name="T340" style:family="text">
      <style:text-properties fo:font-style="normal" officeooo:rsid="0482a17c" style:font-style-asian="normal" style:font-style-complex="normal"/>
    </style:style>
    <style:style style:name="T341" style:family="text">
      <style:text-properties fo:font-style="normal" officeooo:rsid="048b341b" style:font-style-asian="normal" style:font-style-complex="normal"/>
    </style:style>
    <style:style style:name="T342" style:family="text">
      <style:text-properties fo:font-style="normal" officeooo:rsid="0495ad04" style:font-style-asian="normal" style:font-style-complex="normal"/>
    </style:style>
    <style:style style:name="T343" style:family="text">
      <style:text-properties fo:font-style="normal" officeooo:rsid="049b88d5" style:font-style-asian="normal" style:font-style-complex="normal"/>
    </style:style>
    <style:style style:name="T344" style:family="text">
      <style:text-properties fo:font-style="normal" officeooo:rsid="049f9f4d" style:font-style-asian="normal" style:font-style-complex="normal"/>
    </style:style>
    <style:style style:name="T345" style:family="text">
      <style:text-properties fo:font-style="normal" officeooo:rsid="04a3e494" style:font-style-asian="normal" style:font-style-complex="normal"/>
    </style:style>
    <style:style style:name="T346" style:family="text">
      <style:text-properties fo:font-style="normal" officeooo:rsid="04a44472" style:font-style-asian="normal" style:font-style-complex="normal"/>
    </style:style>
    <style:style style:name="T347" style:family="text">
      <style:text-properties fo:font-style="normal" officeooo:rsid="04aa3bd1" style:font-style-asian="normal" style:font-style-complex="normal"/>
    </style:style>
    <style:style style:name="T348" style:family="text">
      <style:text-properties fo:font-style="normal" officeooo:rsid="0505647d" style:font-style-asian="normal" style:font-style-complex="normal"/>
    </style:style>
    <style:style style:name="T349" style:family="text">
      <style:text-properties fo:font-style="normal" officeooo:rsid="05184406" style:font-style-asian="normal" style:font-style-complex="normal"/>
    </style:style>
    <style:style style:name="T350" style:family="text">
      <style:text-properties fo:font-style="normal" officeooo:rsid="052390c9" style:font-style-asian="normal" style:font-style-complex="normal"/>
    </style:style>
    <style:style style:name="T351" style:family="text">
      <style:text-properties fo:font-style="normal" officeooo:rsid="05287a30" style:font-style-asian="normal" style:font-style-complex="normal"/>
    </style:style>
    <style:style style:name="T352" style:family="text">
      <style:text-properties fo:font-style="normal" officeooo:rsid="0555cd19" style:font-style-asian="normal" style:font-style-complex="normal"/>
    </style:style>
    <style:style style:name="T353" style:family="text">
      <style:text-properties fo:font-style="normal" officeooo:rsid="056250fd" style:font-style-asian="normal" style:font-style-complex="normal"/>
    </style:style>
    <style:style style:name="T354" style:family="text">
      <style:text-properties fo:font-style="normal" officeooo:rsid="0565516d" style:font-style-asian="normal" style:font-style-complex="normal"/>
    </style:style>
    <style:style style:name="T355" style:family="text">
      <style:text-properties fo:font-style="normal" officeooo:rsid="05732e13" style:font-style-asian="normal" style:font-style-complex="normal"/>
    </style:style>
    <style:style style:name="T356" style:family="text">
      <style:text-properties fo:font-style="normal" officeooo:rsid="057519dd" style:font-style-asian="normal" style:font-style-complex="normal"/>
    </style:style>
    <style:style style:name="T357" style:family="text">
      <style:text-properties fo:font-style="normal" officeooo:rsid="0580bf1b" style:font-style-asian="normal" style:font-style-complex="normal"/>
    </style:style>
    <style:style style:name="T358" style:family="text">
      <style:text-properties fo:font-style="normal" officeooo:rsid="0584d5e7" style:font-style-asian="normal" style:font-style-complex="normal"/>
    </style:style>
    <style:style style:name="T359" style:family="text">
      <style:text-properties fo:font-style="normal" officeooo:rsid="058591af" style:font-style-asian="normal" style:font-style-complex="normal"/>
    </style:style>
    <style:style style:name="T360" style:family="text">
      <style:text-properties fo:font-style="normal" officeooo:rsid="05914553" style:font-style-asian="normal" style:font-style-complex="normal"/>
    </style:style>
    <style:style style:name="T361" style:family="text">
      <style:text-properties fo:font-style="normal" officeooo:rsid="05936101" style:font-style-asian="normal" style:font-style-complex="normal"/>
    </style:style>
    <style:style style:name="T362" style:family="text">
      <style:text-properties fo:font-style="normal" officeooo:rsid="05964b59" style:font-style-asian="normal" style:font-style-complex="normal"/>
    </style:style>
    <style:style style:name="T363" style:family="text">
      <style:text-properties fo:font-style="normal" officeooo:rsid="05a163d4" style:font-style-asian="normal" style:font-style-complex="normal"/>
    </style:style>
    <style:style style:name="T364" style:family="text">
      <style:text-properties fo:font-style="normal" officeooo:rsid="05aa96b1" style:font-style-asian="normal" style:font-style-complex="normal"/>
    </style:style>
    <style:style style:name="T365" style:family="text">
      <style:text-properties fo:font-style="normal" officeooo:rsid="05b2240a" style:font-style-asian="normal" style:font-style-complex="normal"/>
    </style:style>
    <style:style style:name="T366" style:family="text">
      <style:text-properties fo:font-style="normal" officeooo:rsid="05c89ac7" style:font-style-asian="normal" style:font-style-complex="normal"/>
    </style:style>
    <style:style style:name="T367" style:family="text">
      <style:text-properties officeooo:rsid="000a91b3"/>
    </style:style>
    <style:style style:name="T368" style:family="text">
      <style:text-properties officeooo:rsid="001255e1"/>
    </style:style>
    <style:style style:name="T369" style:family="text">
      <style:text-properties officeooo:rsid="001f5762"/>
    </style:style>
    <style:style style:name="T370" style:family="text">
      <style:text-properties officeooo:rsid="000c3cf0"/>
    </style:style>
    <style:style style:name="T371" style:family="text">
      <style:text-properties officeooo:rsid="000da421"/>
    </style:style>
    <style:style style:name="T372" style:family="text">
      <style:text-properties officeooo:rsid="001c144d"/>
    </style:style>
    <style:style style:name="T373" style:family="text">
      <style:text-properties officeooo:rsid="001c920e"/>
    </style:style>
    <style:style style:name="T374" style:family="text">
      <style:text-properties officeooo:rsid="00201276"/>
    </style:style>
    <style:style style:name="T375" style:family="text">
      <style:text-properties officeooo:rsid="000f255e"/>
    </style:style>
    <style:style style:name="T376" style:family="text">
      <style:text-properties officeooo:rsid="000fd4d5"/>
    </style:style>
    <style:style style:name="T377" style:family="text">
      <style:text-properties officeooo:rsid="0013196f"/>
    </style:style>
    <style:style style:name="T378" style:family="text">
      <style:text-properties officeooo:rsid="0022e3e2"/>
    </style:style>
    <style:style style:name="T379" style:family="text">
      <style:text-properties officeooo:rsid="0023edb9"/>
    </style:style>
    <style:style style:name="T380" style:family="text">
      <style:text-properties officeooo:rsid="0024f162"/>
    </style:style>
    <style:style style:name="T381" style:family="text">
      <style:text-properties officeooo:rsid="00144cfb"/>
    </style:style>
    <style:style style:name="T382" style:family="text">
      <style:text-properties officeooo:rsid="0014622c"/>
    </style:style>
    <style:style style:name="T383" style:family="text">
      <style:text-properties officeooo:rsid="00150345"/>
    </style:style>
    <style:style style:name="T384" style:family="text">
      <style:text-properties officeooo:rsid="0026952f"/>
    </style:style>
    <style:style style:name="T385" style:family="text">
      <style:text-properties officeooo:rsid="015f784b"/>
    </style:style>
    <style:style style:name="T386" style:family="text">
      <style:text-properties officeooo:rsid="001601c6"/>
    </style:style>
    <style:style style:name="T387" style:family="text">
      <style:text-properties officeooo:rsid="0027188a"/>
    </style:style>
    <style:style style:name="T388" style:family="text">
      <style:text-properties officeooo:rsid="001ac84b"/>
    </style:style>
    <style:style style:name="T389" style:family="text">
      <style:text-properties officeooo:rsid="00276f68"/>
    </style:style>
    <style:style style:name="T390" style:family="text">
      <style:text-properties officeooo:rsid="001c0eab"/>
    </style:style>
    <style:style style:name="T391" style:family="text">
      <style:text-properties officeooo:rsid="00314345"/>
    </style:style>
    <style:style style:name="T392" style:family="text">
      <style:text-properties officeooo:rsid="004627d6"/>
    </style:style>
    <style:style style:name="T393" style:family="text">
      <style:text-properties officeooo:rsid="002951f1"/>
    </style:style>
    <style:style style:name="T394" style:family="text">
      <style:text-properties officeooo:rsid="0046b2c2"/>
    </style:style>
    <style:style style:name="T395" style:family="text">
      <style:text-properties officeooo:rsid="002c2849"/>
    </style:style>
    <style:style style:name="T396" style:family="text">
      <style:text-properties officeooo:rsid="02605540"/>
    </style:style>
    <style:style style:name="T397" style:family="text">
      <style:text-properties officeooo:rsid="002fe0ee"/>
    </style:style>
    <style:style style:name="T398" style:family="text">
      <style:text-properties officeooo:rsid="0049595f"/>
    </style:style>
    <style:style style:name="T399" style:family="text">
      <style:text-properties officeooo:rsid="004a9806"/>
    </style:style>
    <style:style style:name="T400" style:family="text">
      <style:text-properties officeooo:rsid="004e30c5"/>
    </style:style>
    <style:style style:name="T401" style:family="text">
      <style:text-properties officeooo:rsid="0149f0ec"/>
    </style:style>
    <style:style style:name="T402" style:family="text">
      <style:text-properties officeooo:rsid="002c7be7"/>
    </style:style>
    <style:style style:name="T403" style:family="text">
      <style:text-properties officeooo:rsid="002df38b"/>
    </style:style>
    <style:style style:name="T404" style:family="text">
      <style:text-properties officeooo:rsid="00317a1b"/>
    </style:style>
    <style:style style:name="T405" style:family="text">
      <style:text-properties officeooo:rsid="0034ec39"/>
    </style:style>
    <style:style style:name="T406" style:family="text">
      <style:text-properties officeooo:rsid="0032ad2d"/>
    </style:style>
    <style:style style:name="T407" style:family="text">
      <style:text-properties officeooo:rsid="004e87ae"/>
    </style:style>
    <style:style style:name="T408" style:family="text">
      <style:text-properties officeooo:rsid="0035ee20"/>
    </style:style>
    <style:style style:name="T409" style:family="text">
      <style:text-properties officeooo:rsid="003b8cdd"/>
    </style:style>
    <style:style style:name="T410" style:family="text">
      <style:text-properties officeooo:rsid="00403445"/>
    </style:style>
    <style:style style:name="T411" style:family="text">
      <style:text-properties officeooo:rsid="003c4101"/>
    </style:style>
    <style:style style:name="T412" style:family="text">
      <style:text-properties officeooo:rsid="00387586"/>
    </style:style>
    <style:style style:name="T413" style:family="text">
      <style:text-properties officeooo:rsid="0039d1f6"/>
    </style:style>
    <style:style style:name="T414" style:family="text">
      <style:text-properties officeooo:rsid="00507e3a"/>
    </style:style>
    <style:style style:name="T415" style:family="text">
      <style:text-properties officeooo:rsid="0050a8e8"/>
    </style:style>
    <style:style style:name="T416" style:family="text">
      <style:text-properties officeooo:rsid="05d2e535"/>
    </style:style>
    <style:style style:name="T417" style:family="text">
      <style:text-properties officeooo:rsid="0055db5b"/>
    </style:style>
    <style:style style:name="T418" style:family="text">
      <style:text-properties officeooo:rsid="0055f382"/>
    </style:style>
    <style:style style:name="T419" style:family="text">
      <style:text-properties officeooo:rsid="0057e3be"/>
    </style:style>
    <style:style style:name="T420" style:family="text">
      <style:text-properties officeooo:rsid="00580cfe"/>
    </style:style>
    <style:style style:name="T421" style:family="text">
      <style:text-properties officeooo:rsid="005d7366"/>
    </style:style>
    <style:style style:name="T422" style:family="text">
      <style:text-properties officeooo:rsid="00596700"/>
    </style:style>
    <style:style style:name="T423" style:family="text">
      <style:text-properties officeooo:rsid="0069269b"/>
    </style:style>
    <style:style style:name="T424" style:family="text">
      <style:text-properties officeooo:rsid="05d3d273"/>
    </style:style>
    <style:style style:name="T425" style:family="text">
      <style:text-properties officeooo:rsid="05d4e30c"/>
    </style:style>
    <style:style style:name="T426" style:family="text">
      <style:text-properties officeooo:rsid="02621ca2"/>
    </style:style>
    <style:style style:name="T427" style:family="text">
      <style:text-properties officeooo:rsid="005ee945"/>
    </style:style>
    <style:style style:name="T428" style:family="text">
      <style:text-properties officeooo:rsid="0060e7ab"/>
    </style:style>
    <style:style style:name="T429" style:family="text">
      <style:text-properties officeooo:rsid="0062035d"/>
    </style:style>
    <style:style style:name="T430" style:family="text">
      <style:text-properties officeooo:rsid="05d6d5bc"/>
    </style:style>
    <style:style style:name="T431" style:family="text">
      <style:text-properties officeooo:rsid="005a373f"/>
    </style:style>
    <style:style style:name="T432" style:family="text">
      <style:text-properties officeooo:rsid="006732db"/>
    </style:style>
    <style:style style:name="T433" style:family="text">
      <style:text-properties officeooo:rsid="006a25a5"/>
    </style:style>
    <style:style style:name="T434" style:family="text">
      <style:text-properties officeooo:rsid="006b7e6f"/>
    </style:style>
    <style:style style:name="T435" style:family="text">
      <style:text-properties officeooo:rsid="006d6d39"/>
    </style:style>
    <style:style style:name="T436" style:family="text">
      <style:text-properties officeooo:rsid="006ebe4a"/>
    </style:style>
    <style:style style:name="T437" style:family="text">
      <style:text-properties officeooo:rsid="04d883ee"/>
    </style:style>
    <style:style style:name="T438" style:family="text">
      <style:text-properties officeooo:rsid="04d955be"/>
    </style:style>
    <style:style style:name="T439" style:family="text">
      <style:text-properties officeooo:rsid="006e79c4"/>
    </style:style>
    <style:style style:name="T440" style:family="text">
      <style:text-properties officeooo:rsid="00709999"/>
    </style:style>
    <style:style style:name="T441" style:family="text">
      <style:text-properties officeooo:rsid="01606cae"/>
    </style:style>
    <style:style style:name="T442" style:family="text">
      <style:text-properties officeooo:rsid="007825cc"/>
    </style:style>
    <style:style style:name="T443" style:family="text">
      <style:text-properties officeooo:rsid="00722994"/>
    </style:style>
    <style:style style:name="T444" style:family="text">
      <style:text-properties officeooo:rsid="009bac94"/>
    </style:style>
    <style:style style:name="T445" style:family="text">
      <style:text-properties officeooo:rsid="0072d3f6"/>
    </style:style>
    <style:style style:name="T446" style:family="text">
      <style:text-properties officeooo:rsid="007439d9"/>
    </style:style>
    <style:style style:name="T447" style:family="text">
      <style:text-properties officeooo:rsid="05d8a9d5"/>
    </style:style>
    <style:style style:name="T448" style:family="text">
      <style:text-properties officeooo:rsid="0627b57d"/>
    </style:style>
    <style:style style:name="T449" style:family="text">
      <style:text-properties officeooo:rsid="007d59c0"/>
    </style:style>
    <style:style style:name="T450" style:family="text">
      <style:text-properties officeooo:rsid="007e804e"/>
    </style:style>
    <style:style style:name="T451" style:family="text">
      <style:text-properties officeooo:rsid="007fa844"/>
    </style:style>
    <style:style style:name="T452" style:family="text">
      <style:text-properties officeooo:rsid="00831c7d"/>
    </style:style>
    <style:style style:name="T453" style:family="text">
      <style:text-properties officeooo:rsid="00841a4c"/>
    </style:style>
    <style:style style:name="T454" style:family="text">
      <style:text-properties officeooo:rsid="0262cfc9"/>
    </style:style>
    <style:style style:name="T455" style:family="text">
      <style:text-properties officeooo:rsid="008561c2"/>
    </style:style>
    <style:style style:name="T456" style:family="text">
      <style:text-properties officeooo:rsid="014d8fe7"/>
    </style:style>
    <style:style style:name="T457" style:family="text">
      <style:text-properties officeooo:rsid="026480dc"/>
    </style:style>
    <style:style style:name="T458" style:family="text">
      <style:text-properties officeooo:rsid="0089adf3"/>
    </style:style>
    <style:style style:name="T459" style:family="text">
      <style:text-properties officeooo:rsid="00a2344f"/>
    </style:style>
    <style:style style:name="T460" style:family="text">
      <style:text-properties officeooo:rsid="05da93ae"/>
    </style:style>
    <style:style style:name="T461" style:family="text">
      <style:text-properties officeooo:rsid="008a6b97"/>
    </style:style>
    <style:style style:name="T462" style:family="text">
      <style:text-properties officeooo:rsid="008d0dc5"/>
    </style:style>
    <style:style style:name="T463" style:family="text">
      <style:text-properties officeooo:rsid="0090fd6e"/>
    </style:style>
    <style:style style:name="T464" style:family="text">
      <style:text-properties officeooo:rsid="009468fb"/>
    </style:style>
    <style:style style:name="T465" style:family="text">
      <style:text-properties officeooo:rsid="05db3254"/>
    </style:style>
    <style:style style:name="T466" style:family="text">
      <style:text-properties officeooo:rsid="00959025"/>
    </style:style>
    <style:style style:name="T467" style:family="text">
      <style:text-properties officeooo:rsid="0097cda3"/>
    </style:style>
    <style:style style:name="T468" style:family="text">
      <style:text-properties officeooo:rsid="0099f2cb"/>
    </style:style>
    <style:style style:name="T469" style:family="text">
      <style:text-properties officeooo:rsid="00a5c531"/>
    </style:style>
    <style:style style:name="T470" style:family="text">
      <style:text-properties officeooo:rsid="00a9dfe3"/>
    </style:style>
    <style:style style:name="T471" style:family="text">
      <style:text-properties officeooo:rsid="00a85640"/>
    </style:style>
    <style:style style:name="T472" style:family="text">
      <style:text-properties officeooo:rsid="00aa2cf4"/>
    </style:style>
    <style:style style:name="T473" style:family="text">
      <style:text-properties officeooo:rsid="00ab82e0"/>
    </style:style>
    <style:style style:name="T474" style:family="text">
      <style:text-properties officeooo:rsid="00ad591e"/>
    </style:style>
    <style:style style:name="T475" style:family="text">
      <style:text-properties officeooo:rsid="0267fe2a"/>
    </style:style>
    <style:style style:name="T476" style:family="text">
      <style:text-properties officeooo:rsid="00b77af0"/>
    </style:style>
    <style:style style:name="T477" style:family="text">
      <style:text-properties officeooo:rsid="02661fdc"/>
    </style:style>
    <style:style style:name="T478" style:family="text">
      <style:text-properties officeooo:rsid="00ae731b"/>
    </style:style>
    <style:style style:name="T479" style:family="text">
      <style:text-properties officeooo:rsid="00b16a32"/>
    </style:style>
    <style:style style:name="T480" style:family="text">
      <style:text-properties officeooo:rsid="05ded057"/>
    </style:style>
    <style:style style:name="T481" style:family="text">
      <style:text-properties officeooo:rsid="05dee6ad"/>
    </style:style>
    <style:style style:name="T482" style:family="text">
      <style:text-properties officeooo:rsid="05e0d5af"/>
    </style:style>
    <style:style style:name="T483" style:family="text">
      <style:text-properties officeooo:rsid="05e35149"/>
    </style:style>
    <style:style style:name="T484" style:family="text">
      <style:text-properties officeooo:rsid="05e24d48"/>
    </style:style>
    <style:style style:name="T485" style:family="text">
      <style:text-properties officeooo:rsid="05e1f7d9"/>
    </style:style>
    <style:style style:name="T486" style:family="text">
      <style:text-properties officeooo:rsid="00b1c173"/>
    </style:style>
    <style:style style:name="T487" style:family="text">
      <style:text-properties officeooo:rsid="05e4d583"/>
    </style:style>
    <style:style style:name="T488" style:family="text">
      <style:text-properties officeooo:rsid="00b22549"/>
    </style:style>
    <style:style style:name="T489" style:family="text">
      <style:text-properties officeooo:rsid="00b3f83c"/>
    </style:style>
    <style:style style:name="T490" style:family="text">
      <style:text-properties officeooo:rsid="02696e2e"/>
    </style:style>
    <style:style style:name="T491" style:family="text">
      <style:text-properties officeooo:rsid="026afc98"/>
    </style:style>
    <style:style style:name="T492" style:family="text">
      <style:text-properties officeooo:rsid="05c8ae41"/>
    </style:style>
    <style:style style:name="T493" style:family="text">
      <style:text-properties officeooo:rsid="05cb3376"/>
    </style:style>
    <style:style style:name="T494" style:family="text">
      <style:text-properties officeooo:rsid="05ca938e"/>
    </style:style>
    <style:style style:name="T495" style:family="text">
      <style:text-properties officeooo:rsid="05cc9088"/>
    </style:style>
    <style:style style:name="T496" style:family="text">
      <style:text-properties officeooo:rsid="00bb5488"/>
    </style:style>
    <style:style style:name="T497" style:family="text">
      <style:text-properties officeooo:rsid="00bd2440"/>
    </style:style>
    <style:style style:name="T498" style:family="text">
      <style:text-properties officeooo:rsid="00bd7e99"/>
    </style:style>
    <style:style style:name="T499" style:family="text">
      <style:text-properties officeooo:rsid="062d1653"/>
    </style:style>
    <style:style style:name="T500" style:family="text">
      <style:text-properties officeooo:rsid="026cd830"/>
    </style:style>
    <style:style style:name="T501" style:family="text">
      <style:text-properties officeooo:rsid="014f95ec"/>
    </style:style>
    <style:style style:name="T502" style:family="text">
      <style:text-properties officeooo:rsid="026e37ea"/>
    </style:style>
    <style:style style:name="T503" style:family="text">
      <style:text-properties officeooo:rsid="026f2116"/>
    </style:style>
    <style:style style:name="T504" style:family="text">
      <style:text-properties officeooo:rsid="00bf1b7d"/>
    </style:style>
    <style:style style:name="T505" style:family="text">
      <style:text-properties officeooo:rsid="00c059ba"/>
    </style:style>
    <style:style style:name="T506" style:family="text">
      <style:text-properties officeooo:rsid="00c2edce"/>
    </style:style>
    <style:style style:name="T507" style:family="text">
      <style:text-properties officeooo:rsid="00c3145a"/>
    </style:style>
    <style:style style:name="T508" style:family="text">
      <style:text-properties officeooo:rsid="00c4ebcb"/>
    </style:style>
    <style:style style:name="T509" style:family="text">
      <style:text-properties officeooo:rsid="00c5f036"/>
    </style:style>
    <style:style style:name="T510" style:family="text">
      <style:text-properties officeooo:rsid="00c97708"/>
    </style:style>
    <style:style style:name="T511" style:family="text">
      <style:text-properties officeooo:rsid="00c9fca1"/>
    </style:style>
    <style:style style:name="T512" style:family="text">
      <style:text-properties officeooo:rsid="00cabadb"/>
    </style:style>
    <style:style style:name="T513" style:family="text">
      <style:text-properties officeooo:rsid="00cdaac6"/>
    </style:style>
    <style:style style:name="T514" style:family="text">
      <style:text-properties officeooo:rsid="027110a0"/>
    </style:style>
    <style:style style:name="T515" style:family="text">
      <style:text-properties officeooo:rsid="00cdda91"/>
    </style:style>
    <style:style style:name="T516" style:family="text">
      <style:text-properties officeooo:rsid="00ce9837"/>
    </style:style>
    <style:style style:name="T517" style:family="text">
      <style:text-properties officeooo:rsid="00cef9ed"/>
    </style:style>
    <style:style style:name="T518" style:family="text">
      <style:text-properties officeooo:rsid="062eccdc"/>
    </style:style>
    <style:style style:name="T519" style:family="text">
      <style:text-properties officeooo:rsid="01550020"/>
    </style:style>
    <style:style style:name="T520" style:family="text">
      <style:text-properties officeooo:rsid="00d09768"/>
    </style:style>
    <style:style style:name="T521" style:family="text">
      <style:text-properties officeooo:rsid="00d0accf"/>
    </style:style>
    <style:style style:name="T522" style:family="text">
      <style:text-properties officeooo:rsid="0272e17f"/>
    </style:style>
    <style:style style:name="T523" style:family="text">
      <style:text-properties officeooo:rsid="00d64963"/>
    </style:style>
    <style:style style:name="T524" style:family="text">
      <style:text-properties officeooo:rsid="00d7e305"/>
    </style:style>
    <style:style style:name="T525" style:family="text">
      <style:text-properties officeooo:rsid="02750f6b"/>
    </style:style>
    <style:style style:name="T526" style:family="text">
      <style:text-properties officeooo:rsid="00d8cc03"/>
    </style:style>
    <style:style style:name="T527" style:family="text">
      <style:text-properties officeooo:rsid="0156eb55"/>
    </style:style>
    <style:style style:name="T528" style:family="text">
      <style:text-properties officeooo:rsid="02789914"/>
    </style:style>
    <style:style style:name="T529" style:family="text">
      <style:text-properties officeooo:rsid="00d9ebcb"/>
    </style:style>
    <style:style style:name="T530" style:family="text">
      <style:text-properties officeooo:rsid="00dccf08"/>
    </style:style>
    <style:style style:name="T531" style:family="text">
      <style:text-properties officeooo:rsid="00db6207"/>
    </style:style>
    <style:style style:name="T532" style:family="text">
      <style:text-properties officeooo:rsid="00dec817"/>
    </style:style>
    <style:style style:name="T533" style:family="text">
      <style:text-properties officeooo:rsid="00e0b1bb"/>
    </style:style>
    <style:style style:name="T534" style:family="text">
      <style:text-properties officeooo:rsid="00e47c77"/>
    </style:style>
    <style:style style:name="T535" style:family="text">
      <style:text-properties officeooo:rsid="027a446b"/>
    </style:style>
    <style:style style:name="T536" style:family="text">
      <style:text-properties officeooo:rsid="00e34462"/>
    </style:style>
    <style:style style:name="T537" style:family="text">
      <style:text-properties officeooo:rsid="00e5ff27"/>
    </style:style>
    <style:style style:name="T538" style:family="text">
      <style:text-properties officeooo:rsid="00e9fe27"/>
    </style:style>
    <style:style style:name="T539" style:family="text">
      <style:text-properties officeooo:rsid="015755fd"/>
    </style:style>
    <style:style style:name="T540" style:family="text">
      <style:text-properties officeooo:rsid="05e7b95d"/>
    </style:style>
    <style:style style:name="T541" style:family="text">
      <style:text-properties officeooo:rsid="00ea8d6f"/>
    </style:style>
    <style:style style:name="T542" style:family="text">
      <style:text-properties officeooo:rsid="03c64cc3"/>
    </style:style>
    <style:style style:name="T543" style:family="text">
      <style:text-properties officeooo:rsid="05a2d425"/>
    </style:style>
    <style:style style:name="T544" style:family="text">
      <style:text-properties officeooo:rsid="05a41e8e"/>
    </style:style>
    <style:style style:name="T545" style:family="text">
      <style:text-properties officeooo:rsid="05a4a553"/>
    </style:style>
    <style:style style:name="T546" style:family="text">
      <style:text-properties officeooo:rsid="05a3cb4c"/>
    </style:style>
    <style:style style:name="T547" style:family="text">
      <style:text-properties officeooo:rsid="00ec8846"/>
    </style:style>
    <style:style style:name="T548" style:family="text">
      <style:text-properties officeooo:rsid="00edfa6d"/>
    </style:style>
    <style:style style:name="T549" style:family="text">
      <style:text-properties officeooo:rsid="00f0cc0b"/>
    </style:style>
    <style:style style:name="T550" style:family="text">
      <style:text-properties officeooo:rsid="00f259dc"/>
    </style:style>
    <style:style style:name="T551" style:family="text">
      <style:text-properties officeooo:rsid="00f10aff"/>
    </style:style>
    <style:style style:name="T552" style:family="text">
      <style:text-properties officeooo:rsid="00f2d737"/>
    </style:style>
    <style:style style:name="T553" style:family="text">
      <style:text-properties officeooo:rsid="00f493eb"/>
    </style:style>
    <style:style style:name="T554" style:family="text">
      <style:text-properties officeooo:rsid="00f86bf6"/>
    </style:style>
    <style:style style:name="T555" style:family="text">
      <style:text-properties officeooo:rsid="00f6c9f3"/>
    </style:style>
    <style:style style:name="T556" style:family="text">
      <style:text-properties officeooo:rsid="00f89c5b"/>
    </style:style>
    <style:style style:name="T557" style:family="text">
      <style:text-properties officeooo:rsid="00faa768"/>
    </style:style>
    <style:style style:name="T558" style:family="text">
      <style:text-properties officeooo:rsid="00fbb23c"/>
    </style:style>
    <style:style style:name="T559" style:family="text">
      <style:text-properties officeooo:rsid="00feb463"/>
    </style:style>
    <style:style style:name="T560" style:family="text">
      <style:text-properties officeooo:rsid="00fff5d1"/>
    </style:style>
    <style:style style:name="T561" style:family="text">
      <style:text-properties officeooo:rsid="010204c2"/>
    </style:style>
    <style:style style:name="T562" style:family="text">
      <style:text-properties officeooo:rsid="01033796"/>
    </style:style>
    <style:style style:name="T563" style:family="text">
      <style:text-properties officeooo:rsid="01047283"/>
    </style:style>
    <style:style style:name="T564" style:family="text">
      <style:text-properties officeooo:rsid="027f6630"/>
    </style:style>
    <style:style style:name="T565" style:family="text">
      <style:text-properties officeooo:rsid="01074249"/>
    </style:style>
    <style:style style:name="T566" style:family="text">
      <style:text-properties officeooo:rsid="0108db64"/>
    </style:style>
    <style:style style:name="T567" style:family="text">
      <style:text-properties officeooo:rsid="0109b29f"/>
    </style:style>
    <style:style style:name="T568" style:family="text">
      <style:text-properties officeooo:rsid="010d33d8"/>
    </style:style>
    <style:style style:name="T569" style:family="text">
      <style:text-properties officeooo:rsid="0110ee84"/>
    </style:style>
    <style:style style:name="T570" style:family="text">
      <style:text-properties officeooo:rsid="011289dd"/>
    </style:style>
    <style:style style:name="T571" style:family="text">
      <style:text-properties officeooo:rsid="0116aee3"/>
    </style:style>
    <style:style style:name="T572" style:family="text">
      <style:text-properties officeooo:rsid="011714dc"/>
    </style:style>
    <style:style style:name="T573" style:family="text">
      <style:text-properties officeooo:rsid="0118dc22"/>
    </style:style>
    <style:style style:name="T574" style:family="text">
      <style:text-properties officeooo:rsid="011b025e"/>
    </style:style>
    <style:style style:name="T575" style:family="text">
      <style:text-properties officeooo:rsid="011b7840"/>
    </style:style>
    <style:style style:name="T576" style:family="text">
      <style:text-properties officeooo:rsid="05e86e98"/>
    </style:style>
    <style:style style:name="T577" style:family="text">
      <style:text-properties officeooo:rsid="05ea35c8"/>
    </style:style>
    <style:style style:name="T578" style:family="text">
      <style:text-properties officeooo:rsid="011d3b43"/>
    </style:style>
    <style:style style:name="T579" style:family="text">
      <style:text-properties officeooo:rsid="011f0029"/>
    </style:style>
    <style:style style:name="T580" style:family="text">
      <style:text-properties officeooo:rsid="01349bff"/>
    </style:style>
    <style:style style:name="T581" style:family="text">
      <style:text-properties officeooo:rsid="015a7e8f"/>
    </style:style>
    <style:style style:name="T582" style:family="text">
      <style:text-properties officeooo:rsid="02847b53"/>
    </style:style>
    <style:style style:name="T583" style:family="text">
      <style:text-properties officeooo:rsid="012138e7"/>
    </style:style>
    <style:style style:name="T584" style:family="text">
      <style:text-properties officeooo:rsid="01368531"/>
    </style:style>
    <style:style style:name="T585" style:family="text">
      <style:text-properties officeooo:rsid="012229e0"/>
    </style:style>
    <style:style style:name="T586" style:family="text">
      <style:text-properties officeooo:rsid="0127153d"/>
    </style:style>
    <style:style style:name="T587" style:family="text">
      <style:text-properties officeooo:rsid="01295a78"/>
    </style:style>
    <style:style style:name="T588" style:family="text">
      <style:text-properties officeooo:rsid="015c018c"/>
    </style:style>
    <style:style style:name="T589" style:family="text">
      <style:text-properties officeooo:rsid="012a7bab"/>
    </style:style>
    <style:style style:name="T590" style:family="text">
      <style:text-properties officeooo:rsid="05ed3844"/>
    </style:style>
    <style:style style:name="T591" style:family="text">
      <style:text-properties officeooo:rsid="012b993e"/>
    </style:style>
    <style:style style:name="T592" style:family="text">
      <style:text-properties officeooo:rsid="012c08d7"/>
    </style:style>
    <style:style style:name="T593" style:family="text">
      <style:text-properties officeooo:rsid="012d21a9"/>
    </style:style>
    <style:style style:name="T594" style:family="text">
      <style:text-properties officeooo:rsid="012d830d"/>
    </style:style>
    <style:style style:name="T595" style:family="text">
      <style:text-properties officeooo:rsid="016a2359"/>
    </style:style>
    <style:style style:name="T596" style:family="text">
      <style:text-properties officeooo:rsid="012ed56e"/>
    </style:style>
    <style:style style:name="T597" style:family="text">
      <style:text-properties officeooo:rsid="01300908"/>
    </style:style>
    <style:style style:name="T598" style:family="text">
      <style:text-properties officeooo:rsid="01329d88"/>
    </style:style>
    <style:style style:name="T599" style:family="text">
      <style:text-properties officeooo:rsid="013d24a5"/>
    </style:style>
    <style:style style:name="T600" style:family="text">
      <style:text-properties officeooo:rsid="01a3c371"/>
    </style:style>
    <style:style style:name="T601" style:family="text">
      <style:text-properties officeooo:rsid="013b48f4"/>
    </style:style>
    <style:style style:name="T602" style:family="text">
      <style:text-properties officeooo:rsid="028b3f5b"/>
    </style:style>
    <style:style style:name="T603" style:family="text">
      <style:text-properties officeooo:rsid="013fbe07"/>
    </style:style>
    <style:style style:name="T604" style:family="text">
      <style:text-properties officeooo:rsid="01414e7e"/>
    </style:style>
    <style:style style:name="T605" style:family="text">
      <style:text-properties officeooo:rsid="015b090f"/>
    </style:style>
    <style:style style:name="T606" style:family="text">
      <style:text-properties officeooo:rsid="0162f577"/>
    </style:style>
    <style:style style:name="T607" style:family="text">
      <style:text-properties officeooo:rsid="017034e3"/>
    </style:style>
    <style:style style:name="T608" style:family="text">
      <style:text-properties officeooo:rsid="01668d85"/>
    </style:style>
    <style:style style:name="T609" style:family="text">
      <style:text-properties officeooo:rsid="05ee8707"/>
    </style:style>
    <style:style style:name="T610" style:family="text">
      <style:text-properties officeooo:rsid="01671b43"/>
    </style:style>
    <style:style style:name="T611" style:family="text">
      <style:text-properties officeooo:rsid="0168dabd"/>
    </style:style>
    <style:style style:name="T612" style:family="text">
      <style:text-properties officeooo:rsid="01aa3ec8"/>
    </style:style>
    <style:style style:name="T613" style:family="text">
      <style:text-properties officeooo:rsid="01ab6a67"/>
    </style:style>
    <style:style style:name="T614" style:family="text">
      <style:text-properties officeooo:rsid="016c76bf"/>
    </style:style>
    <style:style style:name="T615" style:family="text">
      <style:text-properties officeooo:rsid="0173ffc1"/>
    </style:style>
    <style:style style:name="T616" style:family="text">
      <style:text-properties officeooo:rsid="017d42c2"/>
    </style:style>
    <style:style style:name="T617" style:family="text">
      <style:text-properties officeooo:rsid="0291e1bb"/>
    </style:style>
    <style:style style:name="T618" style:family="text">
      <style:text-properties officeooo:rsid="0189f965"/>
    </style:style>
    <style:style style:name="T619" style:family="text">
      <style:text-properties officeooo:rsid="018b1891"/>
    </style:style>
    <style:style style:name="T620" style:family="text">
      <style:text-properties officeooo:rsid="017a063f"/>
    </style:style>
    <style:style style:name="T621" style:family="text">
      <style:text-properties officeooo:rsid="017b80e8"/>
    </style:style>
    <style:style style:name="T622" style:family="text">
      <style:text-properties officeooo:rsid="01802c86"/>
    </style:style>
    <style:style style:name="T623" style:family="text">
      <style:text-properties officeooo:rsid="0180b5fc"/>
    </style:style>
    <style:style style:name="T624" style:family="text">
      <style:text-properties officeooo:rsid="02929d35"/>
    </style:style>
    <style:style style:name="T625" style:family="text">
      <style:text-properties officeooo:rsid="0181838b"/>
    </style:style>
    <style:style style:name="T626" style:family="text">
      <style:text-properties officeooo:rsid="0184ec3a"/>
    </style:style>
    <style:style style:name="T627" style:family="text">
      <style:text-properties officeooo:rsid="01958dc0"/>
    </style:style>
    <style:style style:name="T628" style:family="text">
      <style:text-properties officeooo:rsid="0186aaaf"/>
    </style:style>
    <style:style style:name="T629" style:family="text">
      <style:text-properties officeooo:rsid="01870eae"/>
    </style:style>
    <style:style style:name="T630" style:family="text">
      <style:text-properties officeooo:rsid="0196710b"/>
    </style:style>
    <style:style style:name="T631" style:family="text">
      <style:text-properties officeooo:rsid="05f05114"/>
    </style:style>
    <style:style style:name="T632" style:family="text">
      <style:text-properties officeooo:rsid="0293c447"/>
    </style:style>
    <style:style style:name="T633" style:family="text">
      <style:text-properties officeooo:rsid="01882bb3"/>
    </style:style>
    <style:style style:name="T634" style:family="text">
      <style:text-properties officeooo:rsid="018bc04e"/>
    </style:style>
    <style:style style:name="T635" style:family="text">
      <style:text-properties officeooo:rsid="018e744a"/>
    </style:style>
    <style:style style:name="T636" style:family="text">
      <style:text-properties officeooo:rsid="01926c42"/>
    </style:style>
    <style:style style:name="T637" style:family="text">
      <style:text-properties officeooo:rsid="0193f8e6"/>
    </style:style>
    <style:style style:name="T638" style:family="text">
      <style:text-properties officeooo:rsid="02c34d3e"/>
    </style:style>
    <style:style style:name="T639" style:family="text">
      <style:text-properties officeooo:rsid="019eb25d"/>
    </style:style>
    <style:style style:name="T640" style:family="text">
      <style:text-properties officeooo:rsid="0198bc13"/>
    </style:style>
    <style:style style:name="T641" style:family="text">
      <style:text-properties officeooo:rsid="019b2536"/>
    </style:style>
    <style:style style:name="T642" style:family="text">
      <style:text-properties officeooo:rsid="019e45fc"/>
    </style:style>
    <style:style style:name="T643" style:family="text">
      <style:text-properties officeooo:rsid="019967c1"/>
    </style:style>
    <style:style style:name="T644" style:family="text">
      <style:text-properties officeooo:rsid="019fd690"/>
    </style:style>
    <style:style style:name="T645" style:family="text">
      <style:text-properties officeooo:rsid="01a0cbe4"/>
    </style:style>
    <style:style style:name="T646" style:family="text">
      <style:text-properties officeooo:rsid="01a3ec6c"/>
    </style:style>
    <style:style style:name="T647" style:family="text">
      <style:text-properties officeooo:rsid="0297b852"/>
    </style:style>
    <style:style style:name="T648" style:family="text">
      <style:text-properties officeooo:rsid="01a1f7f3"/>
    </style:style>
    <style:style style:name="T649" style:family="text">
      <style:text-properties officeooo:rsid="01b83384"/>
    </style:style>
    <style:style style:name="T650" style:family="text">
      <style:text-properties officeooo:rsid="01a7b8fc"/>
    </style:style>
    <style:style style:name="T651" style:family="text">
      <style:text-properties officeooo:rsid="02989cdc"/>
    </style:style>
    <style:style style:name="T652" style:family="text">
      <style:text-properties officeooo:rsid="01a7e7f4"/>
    </style:style>
    <style:style style:name="T653" style:family="text">
      <style:text-properties officeooo:rsid="01b9456f"/>
    </style:style>
    <style:style style:name="T654" style:family="text">
      <style:text-properties officeooo:rsid="01b8e724"/>
    </style:style>
    <style:style style:name="T655" style:family="text">
      <style:text-properties officeooo:rsid="01a8f022"/>
    </style:style>
    <style:style style:name="T656" style:family="text">
      <style:text-properties officeooo:rsid="01be9aac"/>
    </style:style>
    <style:style style:name="T657" style:family="text">
      <style:text-properties officeooo:rsid="029a855b"/>
    </style:style>
    <style:style style:name="T658" style:family="text">
      <style:text-properties officeooo:rsid="01b99bcc"/>
    </style:style>
    <style:style style:name="T659" style:family="text">
      <style:text-properties officeooo:rsid="01ae2e71"/>
    </style:style>
    <style:style style:name="T660" style:family="text">
      <style:text-properties officeooo:rsid="01b5a689"/>
    </style:style>
    <style:style style:name="T661" style:family="text">
      <style:text-properties officeooo:rsid="01ae6fb8"/>
    </style:style>
    <style:style style:name="T662" style:family="text">
      <style:text-properties officeooo:rsid="01af0771"/>
    </style:style>
    <style:style style:name="T663" style:family="text">
      <style:text-properties officeooo:rsid="02c4a51e"/>
    </style:style>
    <style:style style:name="T664" style:family="text">
      <style:text-properties officeooo:rsid="01bab850"/>
    </style:style>
    <style:style style:name="T665" style:family="text">
      <style:text-properties officeooo:rsid="01b0aa13"/>
    </style:style>
    <style:style style:name="T666" style:family="text">
      <style:text-properties officeooo:rsid="029ca179"/>
    </style:style>
    <style:style style:name="T667" style:family="text">
      <style:text-properties officeooo:rsid="01b71067"/>
    </style:style>
    <style:style style:name="T668" style:family="text">
      <style:text-properties officeooo:rsid="029cb8ee"/>
    </style:style>
    <style:style style:name="T669" style:family="text">
      <style:text-properties officeooo:rsid="029d22bd"/>
    </style:style>
    <style:style style:name="T670" style:family="text">
      <style:text-properties officeooo:rsid="01bca190"/>
    </style:style>
    <style:style style:name="T671" style:family="text">
      <style:text-properties officeooo:rsid="01c08ec6"/>
    </style:style>
    <style:style style:name="T672" style:family="text">
      <style:text-properties officeooo:rsid="01c21d53"/>
    </style:style>
    <style:style style:name="T673" style:family="text">
      <style:text-properties officeooo:rsid="01bfb985"/>
    </style:style>
    <style:style style:name="T674" style:family="text">
      <style:text-properties officeooo:rsid="01c550ed"/>
    </style:style>
    <style:style style:name="T675" style:family="text">
      <style:text-properties officeooo:rsid="01d1dfd7"/>
    </style:style>
    <style:style style:name="T676" style:family="text">
      <style:text-properties officeooo:rsid="01c75f78"/>
    </style:style>
    <style:style style:name="T677" style:family="text">
      <style:text-properties officeooo:rsid="01c89ae9"/>
    </style:style>
    <style:style style:name="T678" style:family="text">
      <style:text-properties officeooo:rsid="01c8ee0d"/>
    </style:style>
    <style:style style:name="T679" style:family="text">
      <style:text-properties officeooo:rsid="02c5ce56"/>
    </style:style>
    <style:style style:name="T680" style:family="text">
      <style:text-properties officeooo:rsid="01c5d91e"/>
    </style:style>
    <style:style style:name="T681" style:family="text">
      <style:text-properties officeooo:rsid="01cae0db"/>
    </style:style>
    <style:style style:name="T682" style:family="text">
      <style:text-properties officeooo:rsid="02c6e4bc"/>
    </style:style>
    <style:style style:name="T683" style:family="text">
      <style:text-properties officeooo:rsid="01d516fe"/>
    </style:style>
    <style:style style:name="T684" style:family="text">
      <style:text-properties officeooo:rsid="01cf6d73"/>
    </style:style>
    <style:style style:name="T685" style:family="text">
      <style:text-properties officeooo:rsid="01d0efe7"/>
    </style:style>
    <style:style style:name="T686" style:family="text">
      <style:text-properties officeooo:rsid="029dfe30"/>
    </style:style>
    <style:style style:name="T687" style:family="text">
      <style:text-properties officeooo:rsid="01d90f50"/>
    </style:style>
    <style:style style:name="T688" style:family="text">
      <style:text-properties officeooo:rsid="01db6422"/>
    </style:style>
    <style:style style:name="T689" style:family="text">
      <style:text-properties officeooo:rsid="01df44f1"/>
    </style:style>
    <style:style style:name="T690" style:family="text">
      <style:text-properties officeooo:rsid="0207047f"/>
    </style:style>
    <style:style style:name="T691" style:family="text">
      <style:text-properties officeooo:rsid="020b6e21"/>
    </style:style>
    <style:style style:name="T692" style:family="text">
      <style:text-properties officeooo:rsid="02a1985b"/>
    </style:style>
    <style:style style:name="T693" style:family="text">
      <style:text-properties officeooo:rsid="01e0c73e"/>
    </style:style>
    <style:style style:name="T694" style:family="text">
      <style:text-properties officeooo:rsid="020b6f61"/>
    </style:style>
    <style:style style:name="T695" style:family="text">
      <style:text-properties officeooo:rsid="01e27b93"/>
    </style:style>
    <style:style style:name="T696" style:family="text">
      <style:text-properties officeooo:rsid="01e7109b"/>
    </style:style>
    <style:style style:name="T697" style:family="text">
      <style:text-properties officeooo:rsid="01e727b3"/>
    </style:style>
    <style:style style:name="T698" style:family="text">
      <style:text-properties officeooo:rsid="01e8fd29"/>
    </style:style>
    <style:style style:name="T699" style:family="text">
      <style:text-properties officeooo:rsid="01ec16c8"/>
    </style:style>
    <style:style style:name="T700" style:family="text">
      <style:text-properties officeooo:rsid="01e9913b"/>
    </style:style>
    <style:style style:name="T701" style:family="text">
      <style:text-properties officeooo:rsid="01eb7784"/>
    </style:style>
    <style:style style:name="T702" style:family="text">
      <style:text-properties officeooo:rsid="01ef4c04"/>
    </style:style>
    <style:style style:name="T703" style:family="text">
      <style:text-properties officeooo:rsid="020b8535"/>
    </style:style>
    <style:style style:name="T704" style:family="text">
      <style:text-properties officeooo:rsid="02a37e43"/>
    </style:style>
    <style:style style:name="T705" style:family="text">
      <style:text-properties officeooo:rsid="01f1a943"/>
    </style:style>
    <style:style style:name="T706" style:family="text">
      <style:text-properties officeooo:rsid="01f1f3d0"/>
    </style:style>
    <style:style style:name="T707" style:family="text">
      <style:text-properties officeooo:rsid="020b87d9"/>
    </style:style>
    <style:style style:name="T708" style:family="text">
      <style:text-properties officeooo:rsid="01f51fc0"/>
    </style:style>
    <style:style style:name="T709" style:family="text">
      <style:text-properties officeooo:rsid="020c29f2"/>
    </style:style>
    <style:style style:name="T710" style:family="text">
      <style:text-properties officeooo:rsid="01f8aa8f"/>
    </style:style>
    <style:style style:name="T711" style:family="text">
      <style:text-properties officeooo:rsid="01f8102a"/>
    </style:style>
    <style:style style:name="T712" style:family="text">
      <style:text-properties officeooo:rsid="020cf974"/>
    </style:style>
    <style:style style:name="T713" style:family="text">
      <style:text-properties officeooo:rsid="020da106"/>
    </style:style>
    <style:style style:name="T714" style:family="text">
      <style:text-properties officeooo:rsid="01f5de68"/>
    </style:style>
    <style:style style:name="T715" style:family="text">
      <style:text-properties officeooo:rsid="01f66010"/>
    </style:style>
    <style:style style:name="T716" style:family="text">
      <style:text-properties officeooo:rsid="01f84c7e"/>
    </style:style>
    <style:style style:name="T717" style:family="text">
      <style:text-properties officeooo:rsid="01f8c338"/>
    </style:style>
    <style:style style:name="T718" style:family="text">
      <style:text-properties officeooo:rsid="01fe5104"/>
    </style:style>
    <style:style style:name="T719" style:family="text">
      <style:text-properties officeooo:rsid="02a5ce08"/>
    </style:style>
    <style:style style:name="T720" style:family="text">
      <style:text-properties officeooo:rsid="02031a9c"/>
    </style:style>
    <style:style style:name="T721" style:family="text">
      <style:text-properties officeooo:rsid="01fee6d8"/>
    </style:style>
    <style:style style:name="T722" style:family="text">
      <style:text-properties officeooo:rsid="02cad31c"/>
    </style:style>
    <style:style style:name="T723" style:family="text">
      <style:text-properties officeooo:rsid="02009286"/>
    </style:style>
    <style:style style:name="T724" style:family="text">
      <style:text-properties officeooo:rsid="02027a36"/>
    </style:style>
    <style:style style:name="T725" style:family="text">
      <style:text-properties officeooo:rsid="020dc98a"/>
    </style:style>
    <style:style style:name="T726" style:family="text">
      <style:text-properties officeooo:rsid="02a8c976"/>
    </style:style>
    <style:style style:name="T727" style:family="text">
      <style:text-properties officeooo:rsid="02a730d9"/>
    </style:style>
    <style:style style:name="T728" style:family="text">
      <style:text-properties officeooo:rsid="0204aecf"/>
    </style:style>
    <style:style style:name="T729" style:family="text">
      <style:text-properties officeooo:rsid="02a9f66c"/>
    </style:style>
    <style:style style:name="T730" style:family="text">
      <style:text-properties officeooo:rsid="02abcf3f"/>
    </style:style>
    <style:style style:name="T731" style:family="text">
      <style:text-properties officeooo:rsid="02173a8d"/>
    </style:style>
    <style:style style:name="T732" style:family="text">
      <style:text-properties officeooo:rsid="0219c05f"/>
    </style:style>
    <style:style style:name="T733" style:family="text">
      <style:text-properties officeooo:rsid="021a5aca"/>
    </style:style>
    <style:style style:name="T734" style:family="text">
      <style:text-properties officeooo:rsid="02caeec2"/>
    </style:style>
    <style:style style:name="T735" style:family="text">
      <style:text-properties officeooo:rsid="021a961a"/>
    </style:style>
    <style:style style:name="T736" style:family="text">
      <style:text-properties officeooo:rsid="021ec33a"/>
    </style:style>
    <style:style style:name="T737" style:family="text">
      <style:text-properties officeooo:rsid="02af5dc8"/>
    </style:style>
    <style:style style:name="T738" style:family="text">
      <style:text-properties officeooo:rsid="02b21260"/>
    </style:style>
    <style:style style:name="T739" style:family="text">
      <style:text-properties officeooo:rsid="02212b34"/>
    </style:style>
    <style:style style:name="T740" style:family="text">
      <style:text-properties officeooo:rsid="02230ff0"/>
    </style:style>
    <style:style style:name="T741" style:family="text">
      <style:text-properties officeooo:rsid="02260f1e"/>
    </style:style>
    <style:style style:name="T742" style:family="text">
      <style:text-properties officeooo:rsid="02240d6a"/>
    </style:style>
    <style:style style:name="T743" style:family="text">
      <style:text-properties officeooo:rsid="02cc8ae8"/>
    </style:style>
    <style:style style:name="T744" style:family="text">
      <style:text-properties officeooo:rsid="02b3e21d"/>
    </style:style>
    <style:style style:name="T745" style:family="text">
      <style:text-properties officeooo:rsid="02289d37"/>
    </style:style>
    <style:style style:name="T746" style:family="text">
      <style:text-properties officeooo:rsid="0232aea6"/>
    </style:style>
    <style:style style:name="T747" style:family="text">
      <style:text-properties officeooo:rsid="02355041"/>
    </style:style>
    <style:style style:name="T748" style:family="text">
      <style:text-properties officeooo:rsid="02b4e21f"/>
    </style:style>
    <style:style style:name="T749" style:family="text">
      <style:text-properties officeooo:rsid="0236440a"/>
    </style:style>
    <style:style style:name="T750" style:family="text">
      <style:text-properties officeooo:rsid="02b68311"/>
    </style:style>
    <style:style style:name="T751" style:family="text">
      <style:text-properties officeooo:rsid="0239c52b"/>
    </style:style>
    <style:style style:name="T752" style:family="text">
      <style:text-properties officeooo:rsid="02cc9a58"/>
    </style:style>
    <style:style style:name="T753" style:family="text">
      <style:text-properties officeooo:rsid="02d049de"/>
    </style:style>
    <style:style style:name="T754" style:family="text">
      <style:text-properties officeooo:rsid="02ce45e8"/>
    </style:style>
    <style:style style:name="T755" style:family="text">
      <style:text-properties officeooo:rsid="02d3b11a"/>
    </style:style>
    <style:style style:name="T756" style:family="text">
      <style:text-properties officeooo:rsid="02cecb04"/>
    </style:style>
    <style:style style:name="T757" style:family="text">
      <style:text-properties officeooo:rsid="02d209cd"/>
    </style:style>
    <style:style style:name="T758" style:family="text">
      <style:text-properties officeooo:rsid="02d2cd36"/>
    </style:style>
    <style:style style:name="T759" style:family="text">
      <style:text-properties officeooo:rsid="0631fc3b"/>
    </style:style>
    <style:style style:name="T760" style:family="text">
      <style:text-properties officeooo:rsid="02d4654f"/>
    </style:style>
    <style:style style:name="T761" style:family="text">
      <style:text-properties officeooo:rsid="02d59293"/>
    </style:style>
    <style:style style:name="T762" style:family="text">
      <style:text-properties officeooo:rsid="023af75a"/>
    </style:style>
    <style:style style:name="T763" style:family="text">
      <style:text-properties officeooo:rsid="02d69191"/>
    </style:style>
    <style:style style:name="T764" style:family="text">
      <style:text-properties officeooo:rsid="023cb351"/>
    </style:style>
    <style:style style:name="T765" style:family="text">
      <style:text-properties officeooo:rsid="02d861a6"/>
    </style:style>
    <style:style style:name="T766" style:family="text">
      <style:text-properties officeooo:rsid="023d2a6e"/>
    </style:style>
    <style:style style:name="T767" style:family="text">
      <style:text-properties officeooo:rsid="024607fe"/>
    </style:style>
    <style:style style:name="T768" style:family="text">
      <style:text-properties officeooo:rsid="023e2d93"/>
    </style:style>
    <style:style style:name="T769" style:family="text">
      <style:text-properties officeooo:rsid="02470b70"/>
    </style:style>
    <style:style style:name="T770" style:family="text">
      <style:text-properties officeooo:rsid="023e9843"/>
    </style:style>
    <style:style style:name="T771" style:family="text">
      <style:text-properties officeooo:rsid="02b7432c"/>
    </style:style>
    <style:style style:name="T772" style:family="text">
      <style:text-properties officeooo:rsid="0244646e"/>
    </style:style>
    <style:style style:name="T773" style:family="text">
      <style:text-properties officeooo:rsid="0241aa46"/>
    </style:style>
    <style:style style:name="T774" style:family="text">
      <style:text-properties officeooo:rsid="024a2f11"/>
    </style:style>
    <style:style style:name="T775" style:family="text">
      <style:text-properties officeooo:rsid="024ae034"/>
    </style:style>
    <style:style style:name="T776" style:family="text">
      <style:text-properties officeooo:rsid="06339df4"/>
    </style:style>
    <style:style style:name="T777" style:family="text">
      <style:text-properties officeooo:rsid="02dd2e67"/>
    </style:style>
    <style:style style:name="T778" style:family="text">
      <style:text-properties officeooo:rsid="02db4be8"/>
    </style:style>
    <style:style style:name="T779" style:family="text">
      <style:text-properties officeooo:rsid="05f704d2"/>
    </style:style>
    <style:style style:name="T780" style:family="text">
      <style:text-properties officeooo:rsid="024e21bf"/>
    </style:style>
    <style:style style:name="T781" style:family="text">
      <style:text-properties officeooo:rsid="024fa161"/>
    </style:style>
    <style:style style:name="T782" style:family="text">
      <style:text-properties officeooo:rsid="02b803e0"/>
    </style:style>
    <style:style style:name="T783" style:family="text">
      <style:text-properties officeooo:rsid="0250e6a4"/>
    </style:style>
    <style:style style:name="T784" style:family="text">
      <style:text-properties officeooo:rsid="02527846"/>
    </style:style>
    <style:style style:name="T785" style:family="text">
      <style:text-properties officeooo:rsid="0255fd8c"/>
    </style:style>
    <style:style style:name="T786" style:family="text">
      <style:text-properties officeooo:rsid="0256eebc"/>
    </style:style>
    <style:style style:name="T787" style:family="text">
      <style:text-properties officeooo:rsid="02e00273"/>
    </style:style>
    <style:style style:name="T788" style:family="text">
      <style:text-properties officeooo:rsid="02e1bcd2"/>
    </style:style>
    <style:style style:name="T789" style:family="text">
      <style:text-properties officeooo:rsid="0254915a"/>
    </style:style>
    <style:style style:name="T790" style:family="text">
      <style:text-properties officeooo:rsid="0258c0f6"/>
    </style:style>
    <style:style style:name="T791" style:family="text">
      <style:text-properties officeooo:rsid="02dee6fa"/>
    </style:style>
    <style:style style:name="T792" style:family="text">
      <style:text-properties officeooo:rsid="02e3a000"/>
    </style:style>
    <style:style style:name="T793" style:family="text">
      <style:text-properties officeooo:rsid="0258f0a1"/>
    </style:style>
    <style:style style:name="T794" style:family="text">
      <style:text-properties officeooo:rsid="025843b2"/>
    </style:style>
    <style:style style:name="T795" style:family="text">
      <style:text-properties officeooo:rsid="02b9b728"/>
    </style:style>
    <style:style style:name="T796" style:family="text">
      <style:text-properties officeooo:rsid="025982ac"/>
    </style:style>
    <style:style style:name="T797" style:family="text">
      <style:text-properties officeooo:rsid="02e5740f"/>
    </style:style>
    <style:style style:name="T798" style:family="text">
      <style:text-properties officeooo:rsid="025c47e8"/>
    </style:style>
    <style:style style:name="T799" style:family="text">
      <style:text-properties officeooo:rsid="0634d733"/>
    </style:style>
    <style:style style:name="T800" style:family="text">
      <style:text-properties officeooo:rsid="02baadad"/>
    </style:style>
    <style:style style:name="T801" style:family="text">
      <style:text-properties officeooo:rsid="063527e6"/>
    </style:style>
    <style:style style:name="T802" style:family="text">
      <style:text-properties officeooo:rsid="02bb5805"/>
    </style:style>
    <style:style style:name="T803" style:family="text">
      <style:text-properties officeooo:rsid="02f8d91b"/>
    </style:style>
    <style:style style:name="T804" style:family="text">
      <style:text-properties officeooo:rsid="02bd43bd"/>
    </style:style>
    <style:style style:name="T805" style:family="text">
      <style:text-properties officeooo:rsid="025b646d"/>
    </style:style>
    <style:style style:name="T806" style:family="text">
      <style:text-properties officeooo:rsid="02bd695a"/>
    </style:style>
    <style:style style:name="T807" style:family="text">
      <style:text-properties officeooo:rsid="02be2cd2"/>
    </style:style>
    <style:style style:name="T808" style:family="text">
      <style:text-properties officeooo:rsid="02e7cc17"/>
    </style:style>
    <style:style style:name="T809" style:family="text">
      <style:text-properties officeooo:rsid="02bfa968"/>
    </style:style>
    <style:style style:name="T810" style:family="text">
      <style:text-properties officeooo:rsid="02f56d44"/>
    </style:style>
    <style:style style:name="T811" style:family="text">
      <style:text-properties officeooo:rsid="02f29c26"/>
    </style:style>
    <style:style style:name="T812" style:family="text">
      <style:text-properties officeooo:rsid="0636507b"/>
    </style:style>
    <style:style style:name="T813" style:family="text">
      <style:text-properties officeooo:rsid="064f509b"/>
    </style:style>
    <style:style style:name="T814" style:family="text">
      <style:text-properties officeooo:rsid="02e99794"/>
    </style:style>
    <style:style style:name="T815" style:family="text">
      <style:text-properties officeooo:rsid="02f0afea"/>
    </style:style>
    <style:style style:name="T816" style:family="text">
      <style:text-properties officeooo:rsid="02f0f63d"/>
    </style:style>
    <style:style style:name="T817" style:family="text">
      <style:text-properties officeooo:rsid="02ea4aab"/>
    </style:style>
    <style:style style:name="T818" style:family="text">
      <style:text-properties officeooo:rsid="02ec1503"/>
    </style:style>
    <style:style style:name="T819" style:family="text">
      <style:text-properties officeooo:rsid="02ed8780"/>
    </style:style>
    <style:style style:name="T820" style:family="text">
      <style:text-properties officeooo:rsid="02f3d822"/>
    </style:style>
    <style:style style:name="T821" style:family="text">
      <style:text-properties officeooo:rsid="05f814b4"/>
    </style:style>
    <style:style style:name="T822" style:family="text">
      <style:text-properties officeooo:rsid="02fa401c"/>
    </style:style>
    <style:style style:name="T823" style:family="text">
      <style:text-properties officeooo:rsid="02fc37ce"/>
    </style:style>
    <style:style style:name="T824" style:family="text">
      <style:text-properties officeooo:rsid="03e34329"/>
    </style:style>
    <style:style style:name="T825" style:family="text">
      <style:text-properties officeooo:rsid="02fe3acd"/>
    </style:style>
    <style:style style:name="T826" style:family="text">
      <style:text-properties officeooo:rsid="02fe6612"/>
    </style:style>
    <style:style style:name="T827" style:family="text">
      <style:text-properties officeooo:rsid="02fffce1"/>
    </style:style>
    <style:style style:name="T828" style:family="text">
      <style:text-properties officeooo:rsid="0301376b"/>
    </style:style>
    <style:style style:name="T829" style:family="text">
      <style:text-properties officeooo:rsid="030420ae"/>
    </style:style>
    <style:style style:name="T830" style:family="text">
      <style:text-properties officeooo:rsid="030755c4"/>
    </style:style>
    <style:style style:name="T831" style:family="text">
      <style:text-properties officeooo:rsid="0302476a"/>
    </style:style>
    <style:style style:name="T832" style:family="text">
      <style:text-properties officeooo:rsid="030515a7"/>
    </style:style>
    <style:style style:name="T833" style:family="text">
      <style:text-properties officeooo:rsid="05f8720c"/>
    </style:style>
    <style:style style:name="T834" style:family="text">
      <style:text-properties officeooo:rsid="0308bc40"/>
    </style:style>
    <style:style style:name="T835" style:family="text">
      <style:text-properties officeooo:rsid="030a443f"/>
    </style:style>
    <style:style style:name="T836" style:family="text">
      <style:text-properties officeooo:rsid="030b9429"/>
    </style:style>
    <style:style style:name="T837" style:family="text">
      <style:text-properties officeooo:rsid="030c0a9e"/>
    </style:style>
    <style:style style:name="T838" style:family="text">
      <style:text-properties officeooo:rsid="030ceb6f"/>
    </style:style>
    <style:style style:name="T839" style:family="text">
      <style:text-properties officeooo:rsid="03e4db57"/>
    </style:style>
    <style:style style:name="T840" style:family="text">
      <style:text-properties officeooo:rsid="03e6a2fc"/>
    </style:style>
    <style:style style:name="T841" style:family="text">
      <style:text-properties officeooo:rsid="0312158b"/>
    </style:style>
    <style:style style:name="T842" style:family="text">
      <style:text-properties officeooo:rsid="03102a93"/>
    </style:style>
    <style:style style:name="T843" style:family="text">
      <style:text-properties officeooo:rsid="0312f252"/>
    </style:style>
    <style:style style:name="T844" style:family="text">
      <style:text-properties officeooo:rsid="031a9fa8"/>
    </style:style>
    <style:style style:name="T845" style:family="text">
      <style:text-properties officeooo:rsid="0326d617"/>
    </style:style>
    <style:style style:name="T846" style:family="text">
      <style:text-properties officeooo:rsid="031ba7a3"/>
    </style:style>
    <style:style style:name="T847" style:family="text">
      <style:text-properties officeooo:rsid="031d4fc3"/>
    </style:style>
    <style:style style:name="T848" style:family="text">
      <style:text-properties officeooo:rsid="0323a654"/>
    </style:style>
    <style:style style:name="T849" style:family="text">
      <style:text-properties officeooo:rsid="0323ad7a"/>
    </style:style>
    <style:style style:name="T850" style:family="text">
      <style:text-properties officeooo:rsid="031f3966"/>
    </style:style>
    <style:style style:name="T851" style:family="text">
      <style:text-properties officeooo:rsid="032129d4"/>
    </style:style>
    <style:style style:name="T852" style:family="text">
      <style:text-properties officeooo:rsid="03286563"/>
    </style:style>
    <style:style style:name="T853" style:family="text">
      <style:text-properties officeooo:rsid="0328b2f4"/>
    </style:style>
    <style:style style:name="T854" style:family="text">
      <style:text-properties officeooo:rsid="032bd143"/>
    </style:style>
    <style:style style:name="T855" style:family="text">
      <style:text-properties officeooo:rsid="032acf72"/>
    </style:style>
    <style:style style:name="T856" style:family="text">
      <style:text-properties officeooo:rsid="032f7e29"/>
    </style:style>
    <style:style style:name="T857" style:family="text">
      <style:text-properties officeooo:rsid="03335dc7"/>
    </style:style>
    <style:style style:name="T858" style:family="text">
      <style:text-properties officeooo:rsid="0334caf7"/>
    </style:style>
    <style:style style:name="T859" style:family="text">
      <style:text-properties officeooo:rsid="0335a6c3"/>
    </style:style>
    <style:style style:name="T860" style:family="text">
      <style:text-properties officeooo:rsid="03367481"/>
    </style:style>
    <style:style style:name="T861" style:family="text">
      <style:text-properties officeooo:rsid="03375a5a"/>
    </style:style>
    <style:style style:name="T862" style:family="text">
      <style:text-properties officeooo:rsid="033dce2e"/>
    </style:style>
    <style:style style:name="T863" style:family="text">
      <style:text-properties officeooo:rsid="0341c3a3"/>
    </style:style>
    <style:style style:name="T864" style:family="text">
      <style:text-properties officeooo:rsid="03ea68f4"/>
    </style:style>
    <style:style style:name="T865" style:family="text">
      <style:text-properties officeooo:rsid="03436f50"/>
    </style:style>
    <style:style style:name="T866" style:family="text">
      <style:text-properties officeooo:rsid="065384e1"/>
    </style:style>
    <style:style style:name="T867" style:family="text">
      <style:text-properties officeooo:rsid="034568ee"/>
    </style:style>
    <style:style style:name="T868" style:family="text">
      <style:text-properties officeooo:rsid="03463ca3"/>
    </style:style>
    <style:style style:name="T869" style:family="text">
      <style:text-properties officeooo:rsid="0349380f"/>
    </style:style>
    <style:style style:name="T870" style:family="text">
      <style:text-properties officeooo:rsid="034ccbda"/>
    </style:style>
    <style:style style:name="T871" style:family="text">
      <style:text-properties officeooo:rsid="03eadb1b"/>
    </style:style>
    <style:style style:name="T872" style:family="text">
      <style:text-properties officeooo:rsid="03ecbcb1"/>
    </style:style>
    <style:style style:name="T873" style:family="text">
      <style:text-properties officeooo:rsid="0352a527"/>
    </style:style>
    <style:style style:name="T874" style:family="text">
      <style:text-properties officeooo:rsid="0354aaa4"/>
    </style:style>
    <style:style style:name="T875" style:family="text">
      <style:text-properties officeooo:rsid="035a371a"/>
    </style:style>
    <style:style style:name="T876" style:family="text">
      <style:text-properties officeooo:rsid="0355b77b"/>
    </style:style>
    <style:style style:name="T877" style:family="text">
      <style:text-properties officeooo:rsid="0356ae8a"/>
    </style:style>
    <style:style style:name="T878" style:family="text">
      <style:text-properties officeooo:rsid="037985a5"/>
    </style:style>
    <style:style style:name="T879" style:family="text">
      <style:text-properties officeooo:rsid="037f17c6"/>
    </style:style>
    <style:style style:name="T880" style:family="text">
      <style:text-properties officeooo:rsid="037feca8"/>
    </style:style>
    <style:style style:name="T881" style:family="text">
      <style:text-properties officeooo:rsid="037f512d"/>
    </style:style>
    <style:style style:name="T882" style:family="text">
      <style:text-properties officeooo:rsid="0362222c"/>
    </style:style>
    <style:style style:name="T883" style:family="text">
      <style:text-properties officeooo:rsid="035ee93b"/>
    </style:style>
    <style:style style:name="T884" style:family="text">
      <style:text-properties officeooo:rsid="037b2381"/>
    </style:style>
    <style:style style:name="T885" style:family="text">
      <style:text-properties officeooo:rsid="037bbd46"/>
    </style:style>
    <style:style style:name="T886" style:family="text">
      <style:text-properties officeooo:rsid="037da850"/>
    </style:style>
    <style:style style:name="T887" style:family="text">
      <style:text-properties officeooo:rsid="03668bbc"/>
    </style:style>
    <style:style style:name="T888" style:family="text">
      <style:text-properties officeooo:rsid="0360a6b3"/>
    </style:style>
    <style:style style:name="T889" style:family="text">
      <style:text-properties officeooo:rsid="0361fdf6"/>
    </style:style>
    <style:style style:name="T890" style:family="text">
      <style:text-properties officeooo:rsid="03640d73"/>
    </style:style>
    <style:style style:name="T891" style:family="text">
      <style:text-properties officeooo:rsid="03ee027e"/>
    </style:style>
    <style:style style:name="T892" style:family="text">
      <style:text-properties officeooo:rsid="03ee2891"/>
    </style:style>
    <style:style style:name="T893" style:family="text">
      <style:text-properties officeooo:rsid="036412f5"/>
    </style:style>
    <style:style style:name="T894" style:family="text">
      <style:text-properties officeooo:rsid="0365c2a9"/>
    </style:style>
    <style:style style:name="T895" style:family="text">
      <style:text-properties officeooo:rsid="0368fea6"/>
    </style:style>
    <style:style style:name="T896" style:family="text">
      <style:text-properties officeooo:rsid="036a3968"/>
    </style:style>
    <style:style style:name="T897" style:family="text">
      <style:text-properties officeooo:rsid="0372c308"/>
    </style:style>
    <style:style style:name="T898" style:family="text">
      <style:text-properties officeooo:rsid="036c3782"/>
    </style:style>
    <style:style style:name="T899" style:family="text">
      <style:text-properties officeooo:rsid="03f01a8d"/>
    </style:style>
    <style:style style:name="T900" style:family="text">
      <style:text-properties officeooo:rsid="036e2432"/>
    </style:style>
    <style:style style:name="T901" style:family="text">
      <style:text-properties officeooo:rsid="037de09c"/>
    </style:style>
    <style:style style:name="T902" style:family="text">
      <style:text-properties officeooo:rsid="03751aac"/>
    </style:style>
    <style:style style:name="T903" style:family="text">
      <style:text-properties officeooo:rsid="03760538"/>
    </style:style>
    <style:style style:name="T904" style:family="text">
      <style:text-properties officeooo:rsid="0377c83a"/>
    </style:style>
    <style:style style:name="T905" style:family="text">
      <style:text-properties officeooo:rsid="03787344"/>
    </style:style>
    <style:style style:name="T906" style:family="text">
      <style:text-properties officeooo:rsid="0381ac2c"/>
    </style:style>
    <style:style style:name="T907" style:family="text">
      <style:text-properties officeooo:rsid="0382b982"/>
    </style:style>
    <style:style style:name="T908" style:family="text">
      <style:text-properties officeooo:rsid="03804e57"/>
    </style:style>
    <style:style style:name="T909" style:family="text">
      <style:text-properties officeooo:rsid="038394b4"/>
    </style:style>
    <style:style style:name="T910" style:family="text">
      <style:text-properties officeooo:rsid="038540ee"/>
    </style:style>
    <style:style style:name="T911" style:family="text">
      <style:text-properties officeooo:rsid="03875936"/>
    </style:style>
    <style:style style:name="T912" style:family="text">
      <style:text-properties officeooo:rsid="03909052"/>
    </style:style>
    <style:style style:name="T913" style:family="text">
      <style:text-properties officeooo:rsid="03922ac1"/>
    </style:style>
    <style:style style:name="T914" style:family="text">
      <style:text-properties officeooo:rsid="0395a824"/>
    </style:style>
    <style:style style:name="T915" style:family="text">
      <style:text-properties officeooo:rsid="03f02830"/>
    </style:style>
    <style:style style:name="T916" style:family="text">
      <style:text-properties officeooo:rsid="03971338"/>
    </style:style>
    <style:style style:name="T917" style:family="text">
      <style:text-properties officeooo:rsid="0398d5ab"/>
    </style:style>
    <style:style style:name="T918" style:family="text">
      <style:text-properties officeooo:rsid="039aa5c8"/>
    </style:style>
    <style:style style:name="T919" style:family="text">
      <style:text-properties officeooo:rsid="039c2679"/>
    </style:style>
    <style:style style:name="T920" style:family="text">
      <style:text-properties officeooo:rsid="039ded4f"/>
    </style:style>
    <style:style style:name="T921" style:family="text">
      <style:text-properties officeooo:rsid="03a10f16"/>
    </style:style>
    <style:style style:name="T922" style:family="text">
      <style:text-properties officeooo:rsid="03a3f4b7"/>
    </style:style>
    <style:style style:name="T923" style:family="text">
      <style:text-properties officeooo:rsid="03f12add"/>
    </style:style>
    <style:style style:name="T924" style:family="text">
      <style:text-properties officeooo:rsid="03afbf5d"/>
    </style:style>
    <style:style style:name="T925" style:family="text">
      <style:text-properties officeooo:rsid="03b13c6d"/>
    </style:style>
    <style:style style:name="T926" style:family="text">
      <style:text-properties officeooo:rsid="03b149b0"/>
    </style:style>
    <style:style style:name="T927" style:family="text">
      <style:text-properties officeooo:rsid="0639a1a1"/>
    </style:style>
    <style:style style:name="T928" style:family="text">
      <style:text-properties officeooo:rsid="03b32554"/>
    </style:style>
    <style:style style:name="T929" style:family="text">
      <style:text-properties officeooo:rsid="03b7b829"/>
    </style:style>
    <style:style style:name="T930" style:family="text">
      <style:text-properties officeooo:rsid="03b4f82a"/>
    </style:style>
    <style:style style:name="T931" style:family="text">
      <style:text-properties officeooo:rsid="03b8de6f"/>
    </style:style>
    <style:style style:name="T932" style:family="text">
      <style:text-properties officeooo:rsid="04bcffe4"/>
    </style:style>
    <style:style style:name="T933" style:family="text">
      <style:text-properties officeooo:rsid="03b96842"/>
    </style:style>
    <style:style style:name="T934" style:family="text">
      <style:text-properties officeooo:rsid="05fbffb5"/>
    </style:style>
    <style:style style:name="T935" style:family="text">
      <style:text-properties officeooo:rsid="03b96de4"/>
    </style:style>
    <style:style style:name="T936" style:family="text">
      <style:text-properties officeooo:rsid="03f58df3"/>
    </style:style>
    <style:style style:name="T937" style:family="text">
      <style:text-properties officeooo:rsid="03ba8eda"/>
    </style:style>
    <style:style style:name="T938" style:family="text">
      <style:text-properties officeooo:rsid="05fd5934"/>
    </style:style>
    <style:style style:name="T939" style:family="text">
      <style:text-properties officeooo:rsid="03c289de"/>
    </style:style>
    <style:style style:name="T940" style:family="text">
      <style:text-properties officeooo:rsid="03c40fe6"/>
    </style:style>
    <style:style style:name="T941" style:family="text">
      <style:text-properties officeooo:rsid="03c4ead6"/>
    </style:style>
    <style:style style:name="T942" style:family="text">
      <style:text-properties officeooo:rsid="04007944"/>
    </style:style>
    <style:style style:name="T943" style:family="text">
      <style:text-properties officeooo:rsid="03fee641"/>
    </style:style>
    <style:style style:name="T944" style:family="text">
      <style:text-properties officeooo:rsid="04ce74b9"/>
    </style:style>
    <style:style style:name="T945" style:family="text">
      <style:text-properties officeooo:rsid="06086b09"/>
    </style:style>
    <style:style style:name="T946" style:family="text">
      <style:text-properties officeooo:rsid="04e1d70e"/>
    </style:style>
    <style:style style:name="T947" style:family="text">
      <style:text-properties officeooo:rsid="04e5918c"/>
    </style:style>
    <style:style style:name="T948" style:family="text">
      <style:text-properties officeooo:rsid="04e98061"/>
    </style:style>
    <style:style style:name="T949" style:family="text">
      <style:text-properties officeooo:rsid="04e6271e"/>
    </style:style>
    <style:style style:name="T950" style:family="text">
      <style:text-properties officeooo:rsid="04eedec9"/>
    </style:style>
    <style:style style:name="T951" style:family="text">
      <style:text-properties officeooo:rsid="04f057b7"/>
    </style:style>
    <style:style style:name="T952" style:family="text">
      <style:text-properties officeooo:rsid="050967f9"/>
    </style:style>
    <style:style style:name="T953" style:family="text">
      <style:text-properties officeooo:rsid="0547f3c4"/>
    </style:style>
    <style:style style:name="T954" style:family="text">
      <style:text-properties officeooo:rsid="054a75d3"/>
    </style:style>
    <style:style style:name="T955" style:family="text">
      <style:text-properties officeooo:rsid="0610f794"/>
    </style:style>
    <style:style style:name="T956" style:family="text">
      <style:text-properties officeooo:rsid="05491a4c"/>
    </style:style>
    <style:style style:name="T957" style:family="text">
      <style:text-properties officeooo:rsid="0549f835"/>
    </style:style>
    <style:style style:name="T958" style:family="text">
      <style:text-properties officeooo:rsid="054c996d"/>
    </style:style>
    <style:style style:name="T959" style:family="text">
      <style:text-properties officeooo:rsid="06465e4d"/>
    </style:style>
    <style:style style:name="T960" style:family="text">
      <style:text-properties officeooo:rsid="03bb6e07"/>
    </style:style>
    <style:style style:name="T961" style:family="text">
      <style:text-properties officeooo:rsid="004ea7d9"/>
    </style:style>
    <style:style style:name="T962" style:family="text">
      <style:text-properties officeooo:rsid="00500553"/>
    </style:style>
    <style:style style:name="T963" style:family="text">
      <style:text-properties officeooo:rsid="00513b63"/>
    </style:style>
    <style:style style:name="T964" style:family="text">
      <style:text-properties officeooo:rsid="0051bf39"/>
    </style:style>
    <style:style style:name="T965" style:family="text">
      <style:text-properties officeooo:rsid="00528e77"/>
    </style:style>
    <style:style style:name="T966" style:family="text">
      <style:text-properties officeooo:rsid="0055d7d5"/>
    </style:style>
    <style:style style:name="T967" style:family="text">
      <style:text-properties officeooo:rsid="005798d8"/>
    </style:style>
    <style:style style:name="T968" style:family="text">
      <style:text-properties officeooo:rsid="0057ab79"/>
    </style:style>
    <style:style style:name="T969" style:family="text">
      <style:text-properties officeooo:rsid="005b79bc"/>
    </style:style>
    <style:style style:name="T970" style:family="text">
      <style:text-properties officeooo:rsid="005ca1fe"/>
    </style:style>
    <style:style style:name="T971" style:family="text">
      <style:text-properties officeooo:rsid="005e8773"/>
    </style:style>
    <style:style style:name="T972" style:family="text">
      <style:text-properties officeooo:rsid="006035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4"/>
      <text:p text:style-name="P4"/>
      <text:p text:style-name="P4"/>
      <text:p text:style-name="P4"/>
      <text:h text:style-name="P107" text:outline-level="2">A Fairy’s Day in Court</text:h>
      <text:p text:style-name="P33">“<text:span text:style-name="T367">Did you hear what she did?” The whisper carried </text:span><text:span text:style-name="T368">through the cell door, clearly</text:span><text:span text:style-name="T367"> intentionally </text:span><text:span text:style-name="T962">and in</text:span><text:span text:style-name="T369"> a cultured, snobbish, female voice.</text:span></text:p>
      <text:p text:style-name="P33"><text:span text:style-name="T370">Sophorica didn’t hear the response, </text:span><text:span text:style-name="T371">but it mus</text:span><text:span text:style-name="T372">t</text:span><text:span text:style-name="T371"> have been a negative, </text:span><text:span text:style-name="T373">even though </text:span><text:span text:style-name="Emphasis"><text:span text:style-name="T373">everyone</text:span></text:span><text:span text:style-name="T373"> already knew </text:span><text:span text:style-name="T961">the answer</text:span><text:span text:style-name="T370">.</text:span></text:p>
      <text:p text:style-name="P33">“<text:span text:style-name="T370">Oh! She made </text:span><text:span text:style-name="Emphasis">such a mess</text:span><text:span text:style-name="T370"> in the mortal world!” </text:span><text:span text:style-name="T374">The snob went on.</text:span></text:p>
      <text:p text:style-name="P33"><text:span text:style-name="T375">Yep, they’</text:span><text:span text:style-name="T963">re</text:span><text:span text:style-name="T375"> were talking about her. </text:span><text:span text:style-name="T376">Everyone was. Now, they weren’t even trying to hide it anymore. </text:span><text:span text:style-name="Emphasis">No one</text:span><text:span text:style-name="T377"> </text:span><text:span text:style-name="T378">could </text:span><text:span text:style-name="T379">out-</text:span><text:span text:style-name="T377">gossip a fairy, </text:span><text:span text:style-name="T380">even if they tried for a thousand years</text:span><text:span text:style-name="T377">. </text:span><text:span text:style-name="T381">It was intentional snubbing </text:span><text:span text:style-name="T382">to shame the accused </text:span><text:span text:style-name="T964">over</text:span><text:span text:style-name="T383"> </text:span><text:span text:style-name="T384">the </text:span><text:span text:style-name="T385">greatest</text:span><text:span text:style-name="T384"> crime </text:span><text:span text:style-name="T385">known to fey-kind</text:span><text:span text:style-name="T382">.</text:span></text:p>
      <text:p text:style-name="P34">Again, the other party in the conversation was too quiet to be heard.</text:p>
      <text:p text:style-name="P33">“<text:span text:style-name="T386">Oh, yes! I hear the queen, </text:span><text:span text:style-name="Emphasis">may she reign forever</text:span><text:span text:style-name="T386">, is going to punish her </text:span><text:span text:style-name="Emphasis">severely</text:span><text:span text:style-name="T386">.” </text:span><text:span text:style-name="T387">The snob spoke with great delight.</text:span></text:p>
      <text:p text:style-name="P33"><text:span text:style-name="T388">Like the giggle of a twisted, corrupt angel, the </text:span><text:span text:style-name="T389">snob</text:span><text:span text:style-name="T388"> guard outside the cell laughed.</text:span></text:p>
      <text:p text:style-name="P108"><text:span text:style-name="T390">As cells went, </text:span><text:span text:style-name="T965">it</text:span><text:span text:style-name="T390"> one wasn’t bad. The queen</text:span><text:span text:style-name="T391">, </text:span><text:span text:style-name="Emphasis">may she reign forever</text:span><text:span text:style-name="T391">,</text:span><text:span text:style-name="T390"> at least had taste. </text:span><text:span text:style-name="T372">The couches were comfortable,</text:span><text:span text:style-name="T392"> beautifully decorated in blue and gold</text:span><text:span text:style-name="T372">, </text:span><text:span text:style-name="T966">plus</text:span><text:span text:style-name="T372"> </text:span><text:span text:style-name="T393">there was plenty to eat, </text:span><text:span text:style-name="T392">good</text:span><text:span text:style-name="T393"> wine to drink, the bed was one of the best Sophorica had ever slept on and the view from the </text:span><text:span text:style-name="T394">wide-open</text:span><text:span text:style-name="T393"> window was breath-taking, allowing her to see a magnificent waterfall cascad</text:span><text:span text:style-name="T967">e</text:span><text:span text:style-name="T393"> over the homes of the river fey, carefully guided into flowing paths down the high, stone cliff.</text:span></text:p>
      <text:p text:style-name="P33"><text:span text:style-name="T395">It was almost, but not quite, like being free and that was the point. Offering the condemned some of the greatest pleasures in life, subtly reminding them of all they were about to lose once their guilt was </text:span><text:span text:style-name="T396">confirmed and</text:span><text:span text:style-name="T395"> </text:span><text:span text:style-name="T397">proclaim</text:span><text:span text:style-name="T395">ed, </text:span><text:span text:style-name="T396">by royal decree</text:span><text:span text:style-name="T395">. </text:span><text:span text:style-name="T398">She was tempted to fly out the open window, but knew the way the queen</text:span><text:span text:style-name="T391">, </text:span><text:span text:style-name="Emphasis">may she reign forever</text:span><text:span text:style-name="T391">, </text:span><text:span text:style-name="T399">thought. </text:span><text:span text:style-name="T400">It would be a fate worse than death </text:span><text:span text:style-name="T401">and w</text:span><text:span text:style-name="T400">orse than the fate already in store for her.</text:span></text:p>
      <text:p text:style-name="P33"><text:soft-page-break/><text:span text:style-name="T402">In all the history of the fey-folk, Sophorica knew of only one case where the accused had won, </text:span><text:span text:style-name="T403">despite all the contrived evidence the prosecutor brought before the queen</text:span><text:span text:style-name="T391">, </text:span><text:span text:style-name="Emphasis">may she reign forever</text:span><text:span text:style-name="T391">,</text:span><text:span text:style-name="T403"> to ensure a guilty verdict. </text:span><text:span text:style-name="T391">The queen, </text:span><text:span text:style-name="Emphasis">may she reign forever</text:span><text:span text:style-name="T391">, </text:span><text:span text:style-name="T404">did not like losing </text:span><text:span text:style-name="T405">and</text:span><text:span text:style-name="T406"> severely punished the prosecutor in </text:span><text:span text:style-name="T407">p</text:span><text:span text:style-name="T406">lace of the accused, for having lost the case</text:span><text:span text:style-name="T404">.</text:span></text:p>
      <text:p text:style-name="P33"><text:span text:style-name="T408">Sophorica could hear the last dozen or so verdicts echo in her head: </text:span><text:span text:style-name="Emphasis">Off with his/her head!</text:span></text:p>
      <text:p text:style-name="P33"><text:span text:style-name="T409">The </text:span><text:span text:style-name="T410">q</text:span><text:span text:style-name="T409">ueen</text:span><text:span text:style-name="T391">, </text:span><text:span text:style-name="Emphasis">may she reign forever</text:span><text:span text:style-name="T391">,</text:span><text:span text:style-name="T409"> </text:span><text:span text:style-name="T411">was very fond of that one lately.</text:span></text:p>
      <text:p text:style-name="P33"><text:span text:style-name="T412">Unfortunately, being magical creatures, a beheading wasn’t always lethal. </text:span><text:span text:style-name="T413">She’d met a few Dullahan, forced to spend eternity carrying their heads under </text:span><text:span text:style-name="T967">an</text:span><text:span text:style-name="T413"> arm wherever they went, </text:span><text:span text:style-name="T414">as a sign of punishment</text:span><text:span text:style-name="T413">. </text:span><text:span text:style-name="T414">They usually had their wings clipped, as well, </text:span><text:span text:style-name="T415">forc</text:span><text:span text:style-name="T416">ing them</text:span><text:span text:style-name="T415"> to walk </text:span><text:span text:style-name="T968">forever after</text:span><text:span text:style-name="T414">.</text:span></text:p>
      <text:p text:style-name="P33"><text:span text:style-name="T417">Sophorica’s reverie was interrupted by a knock at the door. </text:span><text:span text:style-name="T418">She quickly stood and looked at herself in the mirror, as it wouldn’t do to let her jailer think she was having an effect.</text:span></text:p>
      <text:p text:style-name="P33"><text:span text:style-name="T419">Sophorica was currently human in shape and size, with long, curled, golden hair. In deference to her </text:span><text:span text:style-name="T420">high-born</text:span><text:span text:style-name="T419"> nature, she wore her ears long and pointed, to advertise to the lesser races th</text:span><text:span text:style-name="T421">e</text:span><text:span text:style-name="T419"> </text:span><text:span text:style-name="T421">need to</text:span><text:span text:style-name="T419"> treat her with respect. </text:span><text:span text:style-name="T422">Similarly, her long, insect-like wings were also visible, </text:span><text:span text:style-name="T423">to remind them of who and what she was, </text:span><text:span text:style-name="T424">each of them translucent and </text:span><text:span text:style-name="T425">sparkling</text:span><text:span text:style-name="T422">. She wore a </text:span><text:span text:style-name="T426">figure-hugging,</text:span><text:span text:style-name="T422"> knee-length blue and gold dress, showing off the </text:span><text:span text:style-name="T427">curvaceous</text:span><text:span text:style-name="T422"> feminine features her current form possessed. </text:span><text:span text:style-name="T428">Her shoes were the slip-on kind, with high heels, </text:span><text:span text:style-name="T429">matching the </text:span><text:span text:style-name="T430">motif</text:span><text:span text:style-name="T429"> of her dress</text:span><text:span text:style-name="T428">.</text:span></text:p>
      <text:p text:style-name="P33"><text:span text:style-name="T431">On a moment’s whim, she changed her eye color from green to blue, deciding it should match her dress. </text:span><text:span text:style-name="T429">She also reduced the height of her shoes, just in case she got stuck with them as a result of the queen’s</text:span><text:span text:style-name="T391">, </text:span><text:span text:style-name="Emphasis">may she reign forever</text:span><text:span text:style-name="T391">,</text:span><text:span text:style-name="T429"> judgment.</text:span></text:p>
      <text:p text:style-name="P33"><text:span text:style-name="T432">Shape-shifting and magic to alter clothes were both a privilege, not a right, and could be taken away, so she made sure she was comfortable </text:span><text:span text:style-name="Emphasis">and</text:span><text:span text:style-name="T432"> looked good.</text:span></text:p>
      <text:p text:style-name="P33">“<text:span text:style-name="T423">You may enter.” Sophorica spoke, managing a haughty </text:span><text:span text:style-name="T433">sneer, despite her imprisonment.</text:span></text:p>
      <text:p text:style-name="P33"><text:soft-page-break/><text:span text:style-name="T434">Jenessica, her jailer, entered the room and gave her the snobbish grin she always wore. </text:span><text:span text:style-name="T435">She was dressed in an ankle-length, red dress, cut low in front, presumably </text:span><text:span text:style-name="T436">to</text:span><text:span text:style-name="T435"> show off the cleavage she did not, in fact, possess. </text:span><text:span text:style-name="T437">She also had long, brown hair </text:span><text:span text:style-name="T438">and brown eyes</text:span><text:span text:style-name="T437">.</text:span></text:p>
      <text:p text:style-name="P33">“<text:span text:style-name="T439">Oh, you! It’s time for your trial, </text:span><text:span text:style-name="Emphasis">princess</text:span><text:span text:style-name="T439">!” </text:span><text:span text:style-name="T440">The snob spoke </text:span><text:span text:style-name="T441">the word</text:span><text:span text:style-name="T442"> like an insult</text:span><text:span text:style-name="T440">, “I do, </text:span><text:span text:style-name="Emphasis">so</text:span><text:span text:style-name="T440"> look forward to hearing your fate!”</text:span></text:p>
      <text:p text:style-name="P33"><text:span text:style-name="T443">Jenessica was holding a</text:span><text:span text:style-name="T444">n elegantly thin, wooden</text:span><text:span text:style-name="T443"> wand in one hand, </text:span><text:span text:style-name="T445">impatiently tapping her other hand with it. </text:span><text:span text:style-name="T446">The need for a</text:span><text:span text:style-name="T447">n external device to enhance her </text:span><text:span text:style-name="T448">powers</text:span><text:span text:style-name="T447">, such as a</text:span><text:span text:style-name="T446"> wand, marked her as having weak magic. Her shape-shifting was quite temporary as a result, </text:span><text:span text:style-name="T449">lasting no more than an hour at a time. </text:span><text:span text:style-name="T450">Jenessica’s wings looked like those of a butterfly, with red, orange and yellow mixed together, red being the dominant color. The edges were outline</text:span><text:span text:style-name="T451">d</text:span><text:span text:style-name="T450"> in black.</text:span></text:p>
      <text:p text:style-name="P33"><text:span text:style-name="T443">Sophorica nodded, </text:span><text:span text:style-name="T452">giving her jailer the kind of look she reserved for something scraped off the bottom of her shoe</text:span><text:span text:style-name="T443">, and stepped into the hall.</text:span></text:p>
      <text:p text:style-name="P33"><text:span text:style-name="T453">Behind her, </text:span><text:span text:style-name="T454">Jenessica</text:span><text:span text:style-name="T453"> instructed, “To the left, </text:span><text:span text:style-name="Emphasis">princess</text:span><text:span text:style-name="T453">.”</text:span></text:p>
      <text:p text:style-name="P33"><text:span text:style-name="T455">Again, the last word was spoke</text:span><text:span text:style-name="T456">n</text:span><text:span text:style-name="T455"> like the most vile of insults. </text:span><text:span text:style-name="T457">Her jailer</text:span><text:span text:style-name="T458"> wasn’t overly fond of royalty, aside from the queen</text:span><text:span text:style-name="T391">, </text:span><text:span text:style-name="Emphasis">may she reign forever</text:span>, <text:span text:style-name="T459">but that was probably just a matter of the collective curse of being subject </text:span><text:span text:style-name="T460">to her rule</text:span><text:span text:style-name="T459">.</text:span></text:p>
      <text:p text:style-name="P33"><text:span text:style-name="T461">Sophorica</text:span><text:span text:style-name="T458"> turned </text:span><text:span text:style-name="T461">left and walked the hall, until instructed to turn again. After several more turns, she heard the sound of a great many voices </text:span><text:span text:style-name="T462">in the distance</text:span><text:span text:style-name="T461">. </text:span><text:span text:style-name="T463">When the last turn was made, she found herself in a room so large, it wasn’t possible to have been contained in the building and had therefore just walked through an open portal. </text:span><text:span text:style-name="T464">The effect was so seamless, Sophorica hadn’t even sensed it. </text:span><text:span text:style-name="T465">Such</text:span><text:span text:style-name="T466"> was the incredible power of the queen</text:span><text:span text:style-name="T391">, </text:span><text:span text:style-name="Emphasis">may she reign forever</text:span><text:span text:style-name="T391">, </text:span><text:span text:style-name="T466">that she could bend the rules of reality to her liking, at a whim.</text:span></text:p>
      <text:p text:style-name="P33"><text:soft-page-break/><text:span text:style-name="T467">Sophorica thought on the queen’s</text:span><text:span text:style-name="T391">, </text:span><text:span text:style-name="Emphasis">may she reign forever</text:span><text:span text:style-name="T391">, </text:span><text:span text:style-name="T467">decree regarding proper respect. It </text:span><text:span text:style-name="T468">really</text:span><text:span text:style-name="T467"> bothered her that she couldn’t even think about the queen</text:span><text:span text:style-name="T391">, </text:span><text:span text:style-name="Emphasis">may she reign forever</text:span><text:span text:style-name="T391">, </text:span><text:span text:style-name="T467">without the insertion of that </text:span><text:span text:style-name="Emphasis">cursed phrase</text:span><text:span text:style-name="T467"> into the sentence!</text:span></text:p>
      <text:p text:style-name="P33"><text:span text:style-name="T469">The room appeared to </text:span><text:span text:style-name="T470">have </text:span><text:span text:style-name="T469">be</text:span><text:span text:style-name="T470">en</text:span><text:span text:style-name="T469"> constructed from a forest clearing, reality-warped into a solid structure, </text:span><text:span text:style-name="T471">with all the accouterments for a proper trial. </text:span><text:span text:style-name="T472">It </text:span><text:span text:style-name="T469">held all of the fey court’s current nobles </text:span><text:span text:style-name="T472">and the servants they went nowhere without</text:span><text:span text:style-name="T469">. </text:span><text:span text:style-name="T470">Th</text:span><text:span text:style-name="T969">at</text:span><text:span text:style-name="T470"> </text:span><text:span text:style-name="T969">had</text:span><text:span text:style-name="T470"> clearly </text:span><text:span text:style-name="T972">been</text:span><text:span text:style-name="T470"> made possible by </text:span><text:span text:style-name="T473">distort</text:span><text:span text:style-name="T470">ing space until there </text:span><text:span text:style-name="T474">was</text:span><text:span text:style-name="T470"> enough room, giving the </text:span><text:span text:style-name="T474">trees on the edge of the </text:span><text:span text:style-name="T475">room</text:span><text:span text:style-name="T474"> a bizarre, twisted look, </text:span><text:span text:style-name="T476">like an Escher-space </text:span><text:span text:style-name="T477">made of trees</text:span><text:span text:style-name="T474">, just beyond the barrier holding it all together </text:span><text:span text:style-name="T478">as a room</text:span><text:span text:style-name="T474">. </text:span><text:span text:style-name="T479">With its distorted space, the queen</text:span><text:span text:style-name="T391">, </text:span><text:span text:style-name="Emphasis">may she reign forever</text:span><text:span text:style-name="T391">, </text:span><text:span text:style-name="T479">had used the resultant time distortions to invite the nobles for the trial at the most convenient </text:span><text:span text:style-name="T480">moment</text:span><text:span text:style-name="T479"> possible, </text:span><text:span text:style-name="T481">as she’d always done</text:span><text:span text:style-name="T479">. </text:span><text:span text:style-name="T482">The overall effect was impressive. </text:span><text:span text:style-name="T970">T</text:span><text:span text:style-name="T482">he primary purpose was just to stroke her massive ego, </text:span><text:span text:style-name="T483">with the</text:span><text:span text:style-name="T484"> public</text:span><text:span text:style-name="T482"> </text:span><text:span text:style-name="T485">demonstrat</text:span><text:span text:style-name="T484">ion of</text:span><text:span text:style-name="T482"> power </text:span><text:span text:style-name="T483">being secondary</text:span><text:span text:style-name="T482">.</text:span></text:p>
      <text:p text:style-name="P33"><text:span text:style-name="T486">Sophorica hated the queen</text:span><text:span text:style-name="T391">, </text:span><text:span text:style-name="Emphasis">may she reign forever</text:span><text:span text:style-name="T391">, </text:span><text:span text:style-name="T486">but </text:span><text:span text:style-name="T487">couldn’t help but be taken in by</text:span><text:span text:style-name="T971"> what she’d done</text:span><text:span text:style-name="T486">. </text:span><text:span text:style-name="T488">Every mistake she made was twisted until it became an advantage. She applied the same talent to politics, resulting in a reign of just under ten-thousand years! </text:span><text:span text:style-name="T489">Her enemies became her allies or were never heard from again. </text:span><text:span text:style-name="T490">There were persistent rumors that her worst enemies had been</text:span><text:span text:style-name="T489"> erased from history entirely, </text:span><text:span text:style-name="T490">having never </text:span><text:span text:style-name="T491">even</text:span><text:span text:style-name="T490"> been born!</text:span></text:p>
      <text:p text:style-name="P33"><text:span text:style-name="T492">She looked on the face of the queen</text:span><text:span text:style-name="T391">, </text:span><text:span text:style-name="Emphasis">may she reign forever</text:span><text:span text:style-name="T492">, who was dressed in a green and brown dress that including many embroidered, silk leaf-like flaps that fluttered in the air, </text:span><text:span text:style-name="T493">making her appear almost like a living, walking, talking tree</text:span><text:span text:style-name="T492">. She wore a glittering crown of gold with emeralds set in it, atop her head, </text:span><text:span text:style-name="T494">where it contrasted the metallic, silver </text:span><text:span text:style-name="T495">curls</text:span><text:span text:style-name="T494"> of her hair, which appeared to have been spun from actual silver!</text:span></text:p>
      <text:p text:style-name="P33">“<text:span text:style-name="T496">The accused may sit!” </text:span><text:span text:style-name="T497">The queen</text:span><text:span text:style-name="T391">, </text:span><text:span text:style-name="Emphasis">may she reign forever</text:span><text:span text:style-name="T391">, </text:span><text:span text:style-name="T497">commanded!</text:span></text:p>
      <text:p text:style-name="P33"><text:soft-page-break/><text:span text:style-name="T498">Sophorica resisted for the briefest fraction of a second and then, of their own accord, her legs </text:span><text:span text:style-name="T499">betrayed her by</text:span><text:span text:style-name="T498"> </text:span><text:span text:style-name="T500">obey</text:span><text:span text:style-name="T499">ing</text:span><text:span text:style-name="T500"> the command,</text:span><text:span text:style-name="T498"> march</text:span><text:span text:style-name="T500">ing</text:span><text:span text:style-name="T498"> her to </text:span><text:span text:style-name="T501">the appropriate</text:span><text:span text:style-name="T498"> seat, </text:span><text:span text:style-name="T502">where she sat, </text:span><text:span text:style-name="T503">against her will</text:span><text:span text:style-name="T504">. </text:span><text:span text:style-name="T505">Stepping in the room, behind her, Jenessica took station at the edge of the room, as bailiff.</text:span></text:p>
      <text:p text:style-name="P33"><text:span text:style-name="T506">Sitting in a high seat formed by twisting the shape of a tree into a proper </text:span><text:span text:style-name="T507">judge’s seat and desk</text:span><text:span text:style-name="T506">, </text:span><text:span text:style-name="T508">the queen</text:span><text:span text:style-name="T391">, </text:span><text:span text:style-name="Emphasis">may she reign forever</text:span><text:span text:style-name="T391">, </text:span><text:span text:style-name="T508">looked down.</text:span></text:p>
      <text:p text:style-name="P33"><text:span text:style-name="T509">The queen</text:span><text:span text:style-name="T391">, </text:span><text:span text:style-name="Emphasis">may she reign forever</text:span><text:span text:style-name="T391">, </text:span><text:span text:style-name="T509">began by reading the charges, </text:span>“<text:span text:style-name="T509">Sophorica, you stand accused of meddling in mortal affairs. </text:span><text:span text:style-name="T510">According to the expert witness of dozens of balance-keepers, </text:span><text:span text:style-name="T511">you </text:span><text:span text:style-name="Emphasis">literally</text:span><text:span text:style-name="T511"> painted the city of New York red! </text:span><text:span text:style-name="T512">Is this true?”</text:span></text:p>
      <text:p text:style-name="P33"><text:span text:style-name="T513">Refusing the say the </text:span><text:span text:style-name="Emphasis">cursed phrase</text:span><text:span text:style-name="T513"> out loud, Sophorica </text:span><text:span text:style-name="T514">stood and</text:span><text:span text:style-name="T513"> responded, “</text:span><text:span text:style-name="T515">Yes, mother.”</text:span></text:p>
      <text:p text:style-name="P33"><text:span text:style-name="T516">There was a sudden intake of breath from all present! </text:span><text:span text:style-name="T517">Sophorica was guilty of a massive breach of etiquette, </text:span><text:span text:style-name="T518">publicly</text:span><text:span text:style-name="T517"> speaking to the queen in such a familiar way, </text:span><text:span text:style-name="T519">and</text:span><text:span text:style-name="T517"> during a court proceeding, </text:span><text:span text:style-name="T519">no less</text:span><text:span text:style-name="T517">! </text:span><text:span text:style-name="T520">It was, however, not actually a crime. </text:span><text:span text:style-name="T521">Though, after th</text:span><text:span text:style-name="T522">e trial was over</text:span><text:span text:style-name="T521">, she was certain it would be declared as one.</text:span></text:p>
      <text:p text:style-name="P33"><text:span text:style-name="T523">The queen</text:span><text:span text:style-name="T391">, </text:span><text:span text:style-name="Emphasis">may she reign forever</text:span><text:span text:style-name="T391">, </text:span><text:span text:style-name="T523">raised her voice, reaching a level of volume just shy of pain, “Sophorica, as this is an official court proceeding, you will not refer to me as ‘mother’ or I will be forced to hold you in contempt of court. Today, that carries a punishment of death by mortality!”</text:span></text:p>
      <text:p text:style-name="P33"><text:span text:style-name="T524">‘Death by mortality’ referred to stripping a fey of their immortal </text:span><text:span text:style-name="T525">nature</text:span><text:span text:style-name="T524">, usually along with banishment to the mortal realm, to </text:span><text:span text:style-name="T526">live</text:span><text:span text:style-name="T524"> as a human, </text:span><text:span text:style-name="T527">or some </text:span><text:span text:style-name="T528">lower</text:span><text:span text:style-name="T527"> creature, if the queen</text:span><text:span text:style-name="T391">, </text:span><text:span text:style-name="Emphasis">may she reign forever</text:span><text:span text:style-name="T391">, </text:span><text:span text:style-name="T527">was in a foul enough mood.</text:span></text:p>
      <text:p text:style-name="P33"><text:span text:style-name="T529">“Yes, ma’am.” Sophorica nodded, </text:span><text:span text:style-name="T530">knowing ‘ma’am’ was another studied insult</text:span><text:span text:style-name="T529">, “</text:span><text:span text:style-name="T531">May I request, then, that you refer to me by my title of ‘Princess’, </text:span><text:span text:style-name="T532">rather than by name, due to the seriousness of this matter.</text:span><text:span text:style-name="T529">”</text:span></text:p>
      <text:p text:style-name="P33">“<text:span text:style-name="T533">Very well, </text:span><text:span text:style-name="T534">Princess</text:span><text:span text:style-name="T533">.” The queen</text:span><text:span text:style-name="T391">, </text:span><text:span text:style-name="Emphasis">may she reign forever</text:span><text:span text:style-name="T391">, </text:span><text:span text:style-name="T533">sounded quite angry, </text:span><text:span text:style-name="T535">but was</text:span><text:span text:style-name="T533"> </text:span><text:span text:style-name="T536">unable to refute the logic, “</text:span><text:span text:style-name="T537">How do you defend your actions?”</text:span></text:p>
      <text:p text:style-name="P33"><text:soft-page-break/><text:span text:style-name="T538">Sophorica smiled like </text:span><text:span text:style-name="T539">T</text:span><text:span text:style-name="T538">he </text:span><text:span text:style-name="T539">T</text:span><text:span text:style-name="T538">rickster himself, who she noted was sitting in the front row. She gave Coyote a nod, </text:span><text:span text:style-name="T540">who s</text:span><text:span text:style-name="T541">miled back, </text:span><text:span text:style-name="T542">showing off his canines</text:span><text:span text:style-name="T541">. </text:span><text:span text:style-name="T543">He looked almost like a werewolf, covered head to toe in fur, </text:span><text:span text:style-name="T544">resembling</text:span><text:span text:style-name="T543"> the animal that was named after him, </text:span><text:span text:style-name="T544">aside from the fact he </text:span><text:span text:style-name="T545">often</text:span><text:span text:style-name="T544"> walked on two legs</text:span><text:span text:style-name="T543">.</text:span></text:p>
      <text:p text:style-name="P33"><text:span text:style-name="T546">She began, </text:span>“<text:span text:style-name="T547">In 1924, you did something very similar to the city in question, after getting extremely drunk. </text:span><text:span text:style-name="T548">I was simply following your example. Having noted that I was inebriated, I took similar action.</text:span><text:span text:style-name="T547">”</text:span></text:p>
      <text:p text:style-name="P33"><text:span text:style-name="T549">“</text:span><text:span text:style-name="Emphasis">I am not on trial at this time, but you are!</text:span><text:span text:style-name="T550">”</text:span><text:span text:style-name="T551"> </text:span><text:span text:style-name="T549">The queen</text:span><text:span text:style-name="T391">, </text:span><text:span text:style-name="Emphasis">may she reign forever</text:span><text:span text:style-name="T391">,</text:span><text:span text:style-name="T549"> thundered, “</text:span><text:span text:style-name="T550">However, I will note, for the court record, that the Princess did not restore time to an earlier point, to erase her actions. </text:span><text:span text:style-name="T552">She did not maintain the balance </text:span><text:span text:style-name="T553">of the mortal realm</text:span><text:span text:style-name="T552">.</text:span><text:span text:style-name="T550">”</text:span></text:p>
      <text:p text:style-name="P33"><text:span text:style-name="T554">S</text:span><text:span text:style-name="T555">eeking to </text:span><text:span text:style-name="T554">push</text:span><text:span text:style-name="T555"> the narrative to</text:span><text:span text:style-name="T554">ward</text:span><text:span text:style-name="T555"> the real crux of the issue, </text:span><text:span text:style-name="T554">while still in the public’s eye, </text:span><text:span text:style-name="T555">Sophorica </text:span><text:span text:style-name="T554">explained, “Of course I didn’t! That would have defeated the </text:span><text:span text:style-name="T556">meaning</text:span><text:span text:style-name="T554"> of what I was doing!”</text:span></text:p>
      <text:p text:style-name="P33">“<text:span text:style-name="T557">What, pray tell, was your purpose </text:span><text:span text:style-name="T558">in such an obvious and open display of magic in the eyes of mortals</text:span><text:span text:style-name="T557">?”</text:span></text:p>
      <text:p text:style-name="P33">“<text:span text:style-name="T559">To demonstrate the folly of our laws! The </text:span><text:span text:style-name="Emphasis">only</text:span><text:span text:style-name="T559"> crime is to be caught! </text:span><text:span text:style-name="T560">If I’d painted the entire town red and gotten away without being spotted, it would be acceptable, </text:span><text:span text:style-name="T561">but since I was caught, red-handed, so to speak, </text:span><text:span text:style-name="T562">I’m on trial, </text:span><text:span text:style-name="T563">here and now</text:span><text:span text:style-name="T562">.”</text:span></text:p>
      <text:p text:style-name="P33"><text:span text:style-name="T564">The court</text:span><text:span text:style-name="T565"> began to murmur, loudly! </text:span><text:span text:style-name="T566">It was loud enough that </text:span><text:span text:style-name="T567">the queen</text:span><text:span text:style-name="T391">, </text:span><text:span text:style-name="Emphasis">may she reign forever</text:span><text:span text:style-name="T391">,</text:span><text:span text:style-name="T567"> shouted, “I will have </text:span><text:span text:style-name="Emphasis">silence</text:span><text:span text:style-name="T567"> in this court!”</text:span></text:p>
      <text:p text:style-name="P33"><text:span text:style-name="T568">Everyone closed their mouths, suddenly unable to speak. </text:span><text:span text:style-name="T569">Sophorica smiled </text:span><text:span text:style-name="T518">at</text:span><text:span text:style-name="T569"> Coyote, who winked back. The message was heard, loud and clear. It would be whispered about, for years to come, </text:span><text:span text:style-name="T570">but not in the presence of the queen</text:span><text:span text:style-name="T391">, </text:span><text:span text:style-name="Emphasis">may she reign forever</text:span><text:span text:style-name="T569">. </text:span><text:span text:style-name="T571">Never in her presence, if </text:span><text:span text:style-name="T572">the speaker</text:span><text:span text:style-name="T571"> wanted to stay among the </text:span><text:span text:style-name="T573">upright and</text:span><text:span text:style-name="T571"> breathing.</text:span></text:p>
      <text:p text:style-name="P33"><text:soft-page-break/>“<text:span text:style-name="T574">Very well!” The queen</text:span><text:span text:style-name="T391">, </text:span><text:span text:style-name="Emphasis">may she reign forever</text:span><text:span text:style-name="T391">, </text:span><text:span text:style-name="T574">began, “Since you clearly show no remorse for your actions </text:span><text:span text:style-name="T575">and cannot defend </text:span><text:span text:style-name="T576">the</text:span><text:span text:style-name="T577">m</text:span><text:span text:style-name="T574">, Princess, you will be punished.</text:span><text:span text:style-name="T575"> </text:span><text:span text:style-name="T578">I will erase your actions from the memory of </text:span><text:span text:style-name="T579">all</text:span><text:span text:style-name="T578"> mortals and warp reality to remove the effects of your actions. </text:span><text:span text:style-name="T579">Since you</text:span><text:span text:style-name="T575"> harmed the balance of the mortal realm, you </text:span><text:span text:style-name="T578">will perform </text:span><text:span text:style-name="T580">one act of</text:span><text:span text:style-name="T578"> </text:span><text:span text:style-name="T581">community </text:span><text:span text:style-name="T578">service </text:span><text:span text:style-name="T582">to the mortal</text:span><text:span text:style-name="T578"> realm for every witness to your actions</text:span><text:span text:style-name="T575">. </text:span><text:span text:style-name="T583">According to the records provided by the balance-keepers, </text:span><text:span text:style-name="T584">this will be 6,409 individuals</text:span><text:span text:style-name="T585">.</text:span><text:span text:style-name="T575">”</text:span></text:p>
      <text:p text:style-name="P33">“<text:span text:style-name="T586">Yes, ma’am.” Sophorica nodded and asked, “What form will my service take?”</text:span></text:p>
      <text:p text:style-name="P33"><text:span text:style-name="T587">The queen</text:span><text:span text:style-name="T391">, </text:span><text:span text:style-name="Emphasis">may she reign forever</text:span><text:span text:style-name="T391">, </text:span><text:span text:style-name="T587">grinned evilly, </text:span><text:span text:style-name="T588">speaking the words as the curse they were</text:span><text:span text:style-name="T587">, “</text:span><text:span text:style-name="Emphasis">Fairy Godmother</text:span><text:span text:style-name="T589">. </text:span><text:span text:style-name="T590">The majority of y</text:span><text:span text:style-name="T589">our magical powers will be stripped </text:span><text:span text:style-name="T591">for the duration</text:span><text:span text:style-name="T589">, with the </text:span><text:span text:style-name="T590">major </text:span><text:span text:style-name="T589">exception </text:span><text:span text:style-name="T590">being</text:span><text:span text:style-name="T589"> </text:span><text:span text:style-name="T590">the ability to</text:span><text:span text:style-name="T589"> grant the wishes of the </text:span><text:span text:style-name="T592">unhappy children of the mortal realm, </text:span><text:span text:style-name="T593">that you may bring them happiness. </text:span><text:span text:style-name="T594">You will serve each </text:span><text:span text:style-name="T595">of your charges</text:span><text:span text:style-name="T594"> until they’re truly happy.”</text:span></text:p>
      <text:p text:style-name="P33"><text:span text:style-name="T596">Sophorica could see the intentional flaw in </text:span><text:span text:style-name="T597">the queen’s</text:span><text:span text:style-name="T391">, </text:span><text:span text:style-name="Emphasis">may she reign forever</text:span><text:span text:style-name="T391">,</text:span><text:span text:style-name="T596"> logic. </text:span><text:span text:style-name="T598">Granting wishes never made anyone happy. Usually, quite the opposite, the curse </text:span><text:span text:style-name="T599">of</text:span><text:span text:style-name="T598"> </text:span><text:span text:style-name="T600">G</text:span><text:span text:style-name="T601">enies and </text:span><text:span text:style-name="T600">F</text:span><text:span text:style-name="T601">airy </text:span><text:span text:style-name="T600">G</text:span><text:span text:style-name="T601">od-</text:span><text:span text:style-name="T602">Parents</text:span><text:span text:style-name="T601">, everywhere. </text:span><text:span text:style-name="T603">To complete the task, she would have to convince her charges to wish for what they needed, rather than what they wanted, </text:span><text:span text:style-name="T604">a nearly impossible distinction, </text:span><text:span text:style-name="T605">especially for children</text:span><text:span text:style-name="T603">.</text:span></text:p>
      <text:p text:style-name="P33"><text:span text:style-name="T606">With the punishment pronounced, it was so. </text:span><text:span text:style-name="T607">As her wings shrunk and faded away, </text:span><text:span text:style-name="T606">Sophorica felt her power</text:span><text:span text:style-name="T608">s</text:span><text:span text:style-name="T606"> change </text:span><text:span text:style-name="T608">according to the queen’s</text:span><text:span text:style-name="T391">, </text:span><text:span text:style-name="Emphasis">may she reign forever</text:span><text:span text:style-name="T391">, </text:span><text:span text:style-name="T609">command</text:span><text:span text:style-name="T606">, knowing she </text:span><text:span text:style-name="T610">might possibly</text:span><text:span text:style-name="T606"> never again use magic at her own will. </text:span><text:span text:style-name="T611">The only power she retained control of was her natural, </text:span><text:span text:style-name="T612">selective</text:span><text:span text:style-name="T611"> invisibility to mortals, a power the queen</text:span><text:span text:style-name="T391">, </text:span><text:span text:style-name="Emphasis">may she reign forever</text:span><text:span text:style-name="T391">, </text:span><text:span text:style-name="T611">would never dare strip of any </text:span><text:span text:style-name="T613">fairy</text:span><text:span text:style-name="T611">, without first making them mortal, </text:span><text:span text:style-name="T614">it being an essential part of keeping the balance of the mortal realm</text:span><text:span text:style-name="T611">.</text:span></text:p>
      <text:p text:style-name="P33"><text:span text:style-name="T610">The queen</text:span><text:span text:style-name="T391">, </text:span><text:span text:style-name="Emphasis">may she reign forever</text:span><text:span text:style-name="T391">, </text:span><text:span text:style-name="T610">continued, “You shall begin your service in the very city you have wronged, </text:span><text:span text:style-name="Emphasis">immediately</text:span><text:span text:style-name="T610">.”</text:span></text:p>
      <text:p text:style-name="P33"><text:span text:style-name="T611">Sophorica’s </text:span><text:span text:style-name="T607">dress fluttered </text:span><text:span text:style-name="T615">in the wind as she fell through a portal!</text:span></text:p>
      <text:h text:style-name="P3" text:outline-level="2">First Charge</text:h>
      <text:p text:style-name="P35">Sophorica found herself falling through the air, looking down at a city of millions, <text:span text:style-name="T616">with tall, glass and concrete buildings, reach</text:span><text:span text:style-name="T617">ing</text:span><text:span text:style-name="T616"> up to the sky</text:span>! <text:span text:style-name="T618">The brilliant light of dawn left the city as a mixture of long shadows and </text:span><text:span text:style-name="T619">brightly-lit buildings on the edge of the island of Manhattan.</text:span></text:p>
      <text:p text:style-name="P35"><text:span text:style-name="T620">Without a lot in the way of thought, she tried to slow her fall </text:span><text:span text:style-name="T621">with</text:span><text:span text:style-name="T620"> her wings, only to be reminded of the harsh reality of her situation: she had no wings!</text:span></text:p>
      <text:p text:style-name="P33"><text:span text:style-name="T622">She relaxed and took a moment to think. The queen</text:span><text:span text:style-name="T391">, </text:span><text:span text:style-name="Emphasis">may she reign forever</text:span><text:span text:style-name="T391">, </text:span><text:span text:style-name="T622">must have thought it amusing to drop her off in the mortal realm at ten-thousand feet. Were the consequences her fault, then? How could she be blamed if she made a crater?</text:span></text:p>
      <text:p text:style-name="P33"><text:span text:style-name="T622">Sophorica </text:span><text:span text:style-name="T623">smiled and decided to make the most of it, to display her defiance </text:span><text:span text:style-name="T624">to</text:span><text:span text:style-name="T623"> the queen</text:span><text:span text:style-name="T391">, </text:span><text:span text:style-name="Emphasis">may she reign forever</text:span><text:span text:style-name="T391">, </text:span><text:span text:style-name="T623">by angling herself into the wind, to minimize resistance </text:span><text:span text:style-name="T625">and maximize acceleration</text:span><text:span text:style-name="T623">! </text:span><text:span text:style-name="T625">She would show her disdain for her monarch, </text:span><text:span text:style-name="Emphasis">ah, at last, a way to avoid the cursed phrase</text:span><text:span text:style-name="T625">, by leaving a huge mark in the pavement that would be difficult to explain to the rest of the court, for she knew they would be watching.</text:span></text:p>
      <text:p text:style-name="P33"><text:span text:style-name="T626">At five-thousand feet, Sophorica was falling with lethal velocity and a </text:span><text:span text:style-name="T627">gleeful</text:span><text:span text:style-name="T626"> smile!</text:span></text:p>
      <text:p text:style-name="P33"><text:span text:style-name="T628">A</text:span><text:span text:style-name="T629">t</text:span><text:span text:style-name="T628"> four-thousand, she turned and looked back, to the sky, winking </text:span><text:span text:style-name="T630">and making faces</text:span><text:span text:style-name="T628"> at the court, secure in </text:span><text:span text:style-name="T631">her</text:span><text:span text:style-name="T628"> </text:span><text:span text:style-name="T632">belief</text:span><text:span text:style-name="T628"> they could see her.</text:span></text:p>
      <text:p text:style-name="P33"><text:span text:style-name="T633">At three-thousand, she </text:span><text:span text:style-name="T618">passed through a cloud and</text:span><text:span text:style-name="T633"> turned her attention back to the ground, angl</text:span><text:span text:style-name="T618">ing</text:span><text:span text:style-name="T633"> herself for a busy street. </text:span><text:span text:style-name="T634">She glanced to one side, taking in the view of </text:span><text:span text:style-name="T635">Lady Liberty</text:span><text:span text:style-name="T634">.</text:span></text:p>
      <text:p text:style-name="P33"><text:span text:style-name="T636">At </text:span><text:span text:style-name="T637">somewhere </text:span><text:span text:style-name="T638">under</text:span><text:span text:style-name="T636"> two-thousand, she passed below the height of the tallest building.</text:span></text:p>
      <text:p text:style-name="P36">When she reached one-thousand she was surrounded by buildings, looking into a street filled with cars, zipping from place to place.</text:p>
      <text:p text:style-name="P37">She closed her eyes and accepted her fate, knowing it would be painful, but what was pain, to an immortal? <text:span text:style-name="T639">She spread her arms and legs wide, intending to leave a humanoid crater!</text:span></text:p>
      <text:p text:style-name="P33"><text:soft-page-break/><text:span text:style-name="T640">Seconds passed and just as she expected to slam into the ground at pavement-shattering velocity, the wind that had been howling in her ears ceased. She cautiously opened her eyes, finding herself floating </text:span><text:span text:style-name="T641">about fifteen feet</text:span><text:span text:style-name="T640"> in the air, helpless, </text:span><text:span text:style-name="T642">spinning as though trapped in a bubble of zero gravity</text:span><text:span text:style-name="T640">. </text:span><text:span text:style-name="T643">She struggled for a moment and ended up hanging upside-down, with her dress hanging down, in an embarrassing fashion.</text:span></text:p>
      <text:p text:style-name="P38">As soon as her struggles left her in this undignified position, whatever held her in the air ceased and she <text:span text:style-name="T642">dropped, hitting the pavement, </text:span><text:span text:style-name="T644">head-first!</text:span></text:p>
      <text:p text:style-name="P33"><text:span text:style-name="T645">As Sophorica groaned and got to her feet, </text:span><text:span text:style-name="T646">brushing </text:span><text:span text:style-name="T647">d</text:span><text:span text:style-name="T646">irt </text:span><text:span text:style-name="T647">and grass</text:span><text:span text:style-name="T646"> off her skirt</text:span><text:span text:style-name="T645">, she heard a small child giggle. </text:span><text:span text:style-name="T648">With the instinct of a Fairy Godmother, she knew the voice of her charge </text:span><text:span text:style-name="T649">and also knew she could never be invisible to her charge, unless they wished for it</text:span><text:span text:style-name="T648">.</text:span></text:p>
      <text:p text:style-name="P33"><text:span text:style-name="T650">She looked to see the source of the voice, taking in the </text:span><text:span text:style-name="T651">appearance</text:span><text:span text:style-name="T650"> of a small girl in dirty, green pants, </text:span><text:span text:style-name="T652">with holes in the knees</text:span><text:span text:style-name="T650"> and a </text:span><text:span text:style-name="T653">stained,</text:span><text:span text:style-name="T650"> </text:span><text:span text:style-name="T654">white</text:span><text:span text:style-name="T650"> T-shirt </text:span><text:span text:style-name="T654">with a cartoon kitten on it</text:span><text:span text:style-name="T650">. </text:span><text:span text:style-name="T652">She had brown hair, brown eyes and </text:span><text:span text:style-name="T655">couldn’t have been more than </text:span><text:span text:style-name="T656">five </text:span><text:span text:style-name="T657">or six</text:span><text:span text:style-name="T655"> years old</text:span><text:span text:style-name="T652">.</text:span></text:p>
      <text:p text:style-name="P33"><text:span text:style-name="T658">Sophorica</text:span><text:span text:style-name="T659"> was in some kind of large park, near a playground, </text:span><text:span text:style-name="T660">filled with other children</text:span><text:span text:style-name="T659">. </text:span><text:span text:style-name="T661">She hadn’t remembered a park, having clearly aimed for a street. It must have been her monarch’s doing, </text:span><text:span text:style-name="T662">spoiling her entrance to the mortal realm, </text:span><text:span text:style-name="T663">while also</text:span><text:span text:style-name="T662"> placing her near her first charge</text:span><text:span text:style-name="T661">.</text:span></text:p>
      <text:p text:style-name="P33"><text:span text:style-name="T661">Once again, </text:span><text:span text:style-name="T664">she</text:span><text:span text:style-name="T661"> felt a little thrill at her discovery of a way to avoid the cursed phrase. </text:span><text:span text:style-name="T665">Should she meet another fey during her stay in the mortal </text:span><text:span text:style-name="T666">world</text:span><text:span text:style-name="T665">, she would definitely have to share the discovery.</text:span></text:p>
      <text:p text:style-name="P39">Sophorica walked over to her charge a<text:span text:style-name="T667">nd</text:span> knelt, saying, “<text:span text:style-name="T668">I’m Sophorica. </text:span><text:span text:style-name="T669">W</text:span>hat’s your name?”</text:p>
      <text:p text:style-name="P33"><text:span text:style-name="T670">The girl looked into her eyes and asked </text:span><text:span text:style-name="T671">in an overly-</text:span><text:span text:style-name="T672">rapid</text:span><text:span text:style-name="T671"> voice</text:span><text:span text:style-name="T670">, “Are-you-a-stranger? </text:span><text:span text:style-name="T656">My-mom-said-I-shouldn’</text:span><text:span text:style-name="T673">t-talk-to-strangers, but-my-brother-said-I-should-talk-to-every-stranger-</text:span><text:span text:style-name="T674">and-</text:span><text:span text:style-name="T673">play-in-the-street, </text:span><text:span text:style-name="T674">too</text:span><text:span text:style-name="T673">.</text:span><text:span text:style-name="T670">”</text:span></text:p>
      <text:p text:style-name="P40">“I’m not a stranger.” Sophorica <text:span text:style-name="T675">smiled and</text:span> shook her head, “I’m your <text:span text:style-name="T676">F</text:span>airy <text:span text:style-name="T676">G</text:span>odmother.”</text:p>
      <text:p text:style-name="P40"><text:soft-page-break/>“<text:span text:style-name="T677">What’s-a-Fairy-Go</text:span><text:span text:style-name="T678">d</text:span><text:span text:style-name="T677">mother?” </text:span><text:span text:style-name="T679">The child asked in the same rapid-fire fashion.</text:span></text:p>
      <text:p text:style-name="P33"><text:span text:style-name="T680">“</text:span><text:span text:style-name="T681">Fairy Godmothers help children, like yourself,” Sophorica felt a compulsion to tell the whole truth, which she </text:span><text:span text:style-name="T682">tried to resist</text:span><text:span text:style-name="T681">, </text:span><text:span text:style-name="T682">doing little more than damping her hair with sweat as she</text:span><text:span text:style-name="T681"> </text:span><text:span text:style-name="T683">sp</text:span><text:span text:style-name="T682">o</text:span><text:span text:style-name="T683">k</text:span><text:span text:style-name="T682">e</text:span><text:span text:style-name="T683"> in a miserable tone of voice</text:span><text:span text:style-name="T681">, “by granting wishes.”</text:span></text:p>
      <text:p text:style-name="P41">She’d been planning not to advertise that fact and wanted to, instead, guide her charge toward wishing for what she needed, rather than what she wanted.</text:p>
      <text:p text:style-name="P42">The little girl’s eyes lit up, <text:span text:style-name="T684">becoming</text:span> like saucers, “Like a genie?”</text:p>
      <text:p text:style-name="P33"><text:span text:style-name="T685">Sophorica fought the compulsion, once more, but failed, </text:span><text:span text:style-name="T686">speaking through clenched teeth</text:span><text:span text:style-name="T685">, “Yes. Anything you want, just ask.”</text:span></text:p>
      <text:p text:style-name="P43">So, she couldn’t lie when asked a direct question and worse, she was forced to speak the whole truth. Well, if that was the game, then she would have to think hard about the truth. <text:span text:style-name="T687">Fey were well-known for their capricious ability to twist the truth until it stank like a lie.</text:span></text:p>
      <text:p text:style-name="P45">As <text:span text:style-name="T688">Sophorica</text:span> opened her mouth, to give it a try, the little girl spoke the awful words, “I wish…”</text:p>
      <text:p text:style-name="P44">*<text:tab/>*<text:tab/>*</text:p>
      <text:p text:style-name="P33"><text:span text:style-name="T689">Three </text:span><text:span text:style-name="T690">hour</text:span><text:span text:style-name="T689">s later, after having granted every wish the child could think of, including, but not limited to: a candy bar, a hamburger, a bag of gummy bears and </text:span><text:span text:style-name="T691">a</text:span><text:span text:style-name="T689"> new doll. Sophorica was tired and frustrated, </text:span><text:span text:style-name="T691">because she couldn’t get a word in edgewise, </text:span><text:span text:style-name="T692">interrupted by the child’s stream of greedy requests every time she tried to speak</text:span><text:span text:style-name="T689">. </text:span><text:span text:style-name="T693">She was grateful her charge wasn’t very imaginative, though, seem</text:span><text:span text:style-name="T694">ing</text:span><text:span text:style-name="T693"> content to ask for small things, like candy, </text:span><text:span text:style-name="T695">greasy food</text:span><text:span text:style-name="T693"> and toys.</text:span></text:p>
      <text:p text:style-name="P46">Sophorica muttered, mostly to herself, “I wish you’d listen to me, for just a moment.”</text:p>
      <text:p text:style-name="P33"><text:span text:style-name="T696">Surprised, the girl looked up at her from the grass of the park and asked, “Fairies </text:span><text:span text:style-name="T697">make</text:span><text:span text:style-name="T696"> wishes, too?”</text:span></text:p>
      <text:p text:style-name="P47">Having finally gained the kid’s attention for a moment, she nodded, “Yes, we do.”</text:p>
      <text:p text:style-name="P33"><text:span text:style-name="T698">“What do you wish for, </text:span><text:span text:style-name="T699">then</text:span><text:span text:style-name="T698">?” </text:span><text:span text:style-name="T700">The little girl’s eyes were </text:span><text:span text:style-name="T701">full of curiosity</text:span><text:span text:style-name="T700">.</text:span></text:p>
      <text:p text:style-name="P33"><text:soft-page-break/><text:span text:style-name="T702">Smiling, Sophorica took the opportunity </text:span><text:span text:style-name="T703">to speak </text:span><text:span text:style-name="T704">a</text:span><text:span text:style-name="T703"> </text:span><text:span text:style-name="T704">clear</text:span><text:span text:style-name="T703"> truth</text:span><text:span text:style-name="T702">, “I wish you were happy.”</text:span></text:p>
      <text:p text:style-name="P48">To her surprise, the girl started crying, great big tears that ran down her face and mingled with the snot that had just started pouring from her nose!</text:p>
      <text:p text:style-name="P33"><text:span text:style-name="T705">It took a while for her to comfort the girl enough to calm </text:span><text:span text:style-name="T706">her </text:span><text:span text:style-name="T707">down</text:span><text:span text:style-name="T705">, but when she did, unhappy details poured out, in a torrent, “</text:span><text:span text:style-name="T708">Mom and </text:span><text:span text:style-name="T709">her </text:span><text:span text:style-name="T710">boyfriend</text:span><text:span text:style-name="T708"> fight </text:span><text:span text:style-name="T711">and hit each othe</text:span><text:span text:style-name="T712">r! And </text:span><text:span text:style-name="T708">George breaks all my toys! </text:span><text:span text:style-name="T713">And </text:span><text:span text:style-name="T714">I hate school! </text:span><text:span text:style-name="T713">And </text:span><text:span text:style-name="T715">I don’t have any friends! </text:span><text:span text:style-name="T716">And…</text:span><text:span text:style-name="T715">” </text:span><text:span text:style-name="T716">she sniffed, “</text:span><text:span text:style-name="T717">Dad</text:span><text:span text:style-name="T718">dy</text:span><text:span text:style-name="T717"> won’t come home!”</text:span></text:p>
      <text:p text:style-name="P49">Sophorica considered, <text:span text:style-name="T719">carefully</text:span>. Among mortals, broken homes were often the cause of unhappiness and misery, <text:span text:style-name="T718">but there were certain lines that shouldn’t be crossed, </text:span><text:span text:style-name="T720">at least not if she could help it</text:span><text:span text:style-name="T718">. She needed more information.</text:span></text:p>
      <text:p text:style-name="P49">“<text:span text:style-name="T721">Where’s your daddy?”</text:span></text:p>
      <text:p text:style-name="P49">“<text:span text:style-name="T722">New </text:span><text:span text:style-name="T723">Jersey.” </text:span><text:span text:style-name="T724">The girl wiped her tears away.</text:span></text:p>
      <text:p text:style-name="P33"><text:span text:style-name="T720">Good. He wasn’t dead. </text:span><text:span text:style-name="T725">Soph</text:span><text:span text:style-name="T726">o</text:span><text:span text:style-name="T725">rica </text:span><text:span text:style-name="T727">wasn’t about to</text:span><text:span text:style-name="T725"> raise the dead if she </text:span><text:span text:style-name="T727">had any say in the matter</text:span><text:span text:style-name="T725">.</text:span></text:p>
      <text:p text:style-name="P33"><text:span text:style-name="T720">“</text:span><text:span text:style-name="T728">Would it make you happy if </text:span><text:span text:style-name="T729">he</text:span><text:span text:style-name="T728"> came home?”</text:span></text:p>
      <text:p text:style-name="P50">The girl silently nodded.</text:p>
      <text:p text:style-name="P51">Sophorica prodded, “You have to say the words…”</text:p>
      <text:p text:style-name="P53">The girl nodded and spoke, “I wish Daddy would come home and we could be a family again!”</text:p>
      <text:p text:style-name="P55">Sophorica waved her hand in the air and used her magic, producing a <text:span text:style-name="T730">sparkly glow in the air</text:span>, <text:span text:style-name="T731">just as she’d done with every prior wish, even the ones she hadn’t wanted to grant</text:span>.</text:p>
      <text:p text:style-name="P52">*<text:tab/>*<text:tab/>*</text:p>
      <text:p text:style-name="P55">Off in the not-so-distant land of New Jersey, <text:span text:style-name="T732">a man working in a warehouse felt a pang in his heart, a longing to go home, to his wife and kids. </text:span><text:span text:style-name="T733">He’d left them after discovering his wife cheating on him with another man, but in truth, leaving her hadn’t made him happy. </text:span><text:span text:style-name="T734">In fact, it had been quite the </text:span><text:soft-page-break/><text:span text:style-name="T734">opposite.</text:span><text:span text:style-name="T733"> He decided to forgive her, </text:span><text:span text:style-name="T735">because he still loved her</text:span><text:span text:style-name="T733">. </text:span><text:span text:style-name="T735">They could work it out, he knew they could!</text:span></text:p>
      <text:p text:style-name="P54">*<text:tab/>*<text:tab/>*</text:p>
      <text:p text:style-name="P56">Off in an apartment building, near the park, a woman lay in bed, beside her lover, feeling unfulfilled. The relationship with him had been exciting, when it was a hidden thing, but now, in retrospect, it had been a massive mistake. She’d alienated her husband in the process and turned her home into a series of continuous arguments with her teenage son and the man she knew she didn’t love.</text:p>
      <text:p text:style-name="P33"><text:span text:style-name="T736">She longed to see her husband’s face. They weren’t yet divorced, </text:span><text:span text:style-name="T737">so p</text:span><text:span text:style-name="T736">erhaps there was still a chance?</text:span></text:p>
      <text:p text:style-name="P57"><text:span text:style-name="T738">Hoping for a return to the way things used to be and certain the way things were was a foolish mistake, s</text:span>he got up and dressed, then she turned to the man in her bed, saying, “This isn’t working. I want you out of my house <text:span text:style-name="T739">and I want my husband back.</text:span>”</text:p>
      <text:p text:style-name="P57">“<text:span text:style-name="T740">What?”</text:span></text:p>
      <text:p text:style-name="P58">It turned into another physical altercation, but this time, she called the police. <text:span text:style-name="T741">Almost as soon as</text:span><text:span text:style-name="T742"> her former lover was gone from the house, the phone rang.</text:span></text:p>
      <text:p text:style-name="P60">When she picked it up and heard the voice of her husband, tears <text:span text:style-name="T743">of joy</text:span> filled her eye<text:span text:style-name="T744">s!</text:span></text:p>
      <text:p text:style-name="P59">*<text:tab/>*<text:tab/>*</text:p>
      <text:p text:style-name="P61">Sophorica lowered her hand <text:span text:style-name="T745">and the glow faded.</text:span></text:p>
      <text:p text:style-name="P62">The girl looked around and pointed out, “Nothing happened!”</text:p>
      <text:p text:style-name="P63">“That was a big wish,” Sophorica explained, “so it will take a little time, okay?”</text:p>
      <text:p text:style-name="P63">“<text:span text:style-name="T746">Okay.”</text:span></text:p>
      <text:p text:style-name="P33"><text:span text:style-name="T747">Swaggering </text:span><text:span text:style-name="T748">toward</text:span><text:span text:style-name="T747"> the small corner of the park where the girl had been left to her own devices, a teenage boy called out </text:span><text:span text:style-name="T749">from the other side of a decorative bush</text:span><text:span text:style-name="T747">, “Hey brat, where are you?”</text:span></text:p>
      <text:p text:style-name="P64">The girl popped up and complained, “I’m not a brat! <text:span text:style-name="T750">I have a name!</text:span>”</text:p>
      <text:p text:style-name="P33"><text:soft-page-break/><text:span text:style-name="T751">The teen grumbled, “Fine, Susie, come on! </text:span><text:span text:style-name="T752">It’s time to go</text:span><text:span text:style-name="T751"> home!”</text:span></text:p>
      <text:p text:style-name="P33"><text:span text:style-name="T753">Susie obediently stepped over to him, still holding her new doll, which he pulled from her protesting hands with superior strength</text:span><text:span text:style-name="T754">, wrenched its head off and then tossed both pieces aside.</text:span></text:p>
      <text:p text:style-name="P33">“<text:span text:style-name="T753">What, you’re not gonna cry, this time?” </text:span><text:span text:style-name="T755">The boy looked eager to see the sight.</text:span></text:p>
      <text:p text:style-name="P33"><text:span text:style-name="T756">Susie shrugged, </text:span><text:span text:style-name="T757">in response. I</text:span><text:span text:style-name="T756">t </text:span><text:span text:style-name="T758">obvio</text:span><text:span text:style-name="T759">u</text:span><text:span text:style-name="T758">sly</text:span><text:span text:style-name="T756"> wasn’t the first time George had broken her toys.</text:span></text:p>
      <text:p text:style-name="P33"><text:span text:style-name="T760">Speaking as though disappointed, he demanded, </text:span>“<text:span text:style-name="T760">Come on, let’s go!”</text:span></text:p>
      <text:p text:style-name="P33"><text:span text:style-name="T753">Susie waved </text:span><text:span text:style-name="T761">to</text:span><text:span text:style-name="T762"> Sophorica.</text:span></text:p>
      <text:p text:style-name="P65"><text:span text:style-name="T763">George</text:span> asked, “Who are you waving at?”</text:p>
      <text:p text:style-name="P65">“<text:span text:style-name="T764">The nice lady!” She pointed at her Fairy Godmother.</text:span></text:p>
      <text:p text:style-name="P33"><text:span text:style-name="T753">He roughly grabbed </text:span><text:span text:style-name="T765">Susie’s</text:span><text:span text:style-name="T766"> </text:span><text:span text:style-name="T767">hand</text:span><text:span text:style-name="T766"> and ordered, “Forget your imaginary friend and </text:span><text:span text:style-name="Emphasis">come on</text:span><text:span text:style-name="T766">!”</text:span></text:p>
      <text:p text:style-name="P65">Walking quietly, so as not to disturb the situation, <text:span text:style-name="T768">Sophorica followed. </text:span><text:span text:style-name="T769">She didn’t care for the way George treated his sister, but without a wish, there was nothing she could do.</text:span><text:span text:style-name="T768"> </text:span><text:span text:style-name="T770">Susie occasionally glanced at her in perplexity </text:span><text:span text:style-name="T771">over</text:span><text:span text:style-name="T770"> the fact her brother couldn’t see her.</text:span></text:p>
      <text:p text:style-name="P66">She protested and pointed again, <text:span text:style-name="T772">with her free hand</text:span>, “But she’s right there!”</text:p>
      <text:p text:style-name="P33"><text:span text:style-name="T773">“There’s no one there!” George groaned and pulled her along, </text:span><text:span text:style-name="T774">walking too fast for his sister’s short legs, </text:span><text:span text:style-name="T775">forcing her to run, to </text:span><text:span text:style-name="T776">avoid being dragged</text:span><text:span text:style-name="T773">.</text:span></text:p>
      <text:p text:style-name="P33"><text:span text:style-name="T777">One</text:span><text:span text:style-name="T778"> short walk/</text:span><text:span text:style-name="T779">run</text:span><text:span text:style-name="T778"> </text:span><text:span text:style-name="T777">later</text:span><text:span text:style-name="T778">, t</text:span><text:span text:style-name="T780">hey arrived at a run-down apartment building that was rather old, but still servic</text:span><text:span text:style-name="T781">e</text:span><text:span text:style-name="T780">able. After a ride in an </text:span><text:span text:style-name="T782">elderly</text:span><text:span text:style-name="T780"> elevator, the</text:span><text:span text:style-name="T781">y entered an apartment.</text:span></text:p>
      <text:p text:style-name="P67">George and Susie, both surprised, looked on the smiling face of their father, standing beside the crying form of their mother.</text:p>
      <text:p text:style-name="P67">The children spoke at the same time, <text:span text:style-name="T783">surprised by the unexpected change in their home</text:span>, “Dad?”</text:p>
      <text:p text:style-name="P68">The man rushed to his children and hugged them both, whispering through tears of joy, “I’m home and I’m never leaving again!”</text:p>
      <text:p text:style-name="P69"><text:soft-page-break/>When her father let go of her, Susie turned and looked at Sophorica, saying, “Thank you. <text:span text:style-name="T784">I’m so happy!</text:span>”</text:p>
      <text:p text:style-name="P70">Not seeing the Fairy Godmother in the room, her father asked, “Who are you talking to?”</text:p>
      <text:p text:style-name="P33"><text:span text:style-name="T785">Sophorica felt her connection to the child fade and a </text:span><text:span text:style-name="T786">sudden</text:span><text:span text:style-name="T785"> burst of magic was released, </text:span><text:span text:style-name="T787">affecting only </text:span><text:span text:style-name="T788">the girl</text:span><text:span text:style-name="T785">. </text:span><text:span text:style-name="T789">As Sophorica faded from </text:span><text:span text:style-name="T790">Susie’s</text:span><text:span text:style-name="T789"> sight </text:span><text:span text:style-name="T791">and memories</text:span><text:span text:style-name="T789">, she turned back to her father and hugged him </text:span><text:span text:style-name="T792">tight</text:span><text:span text:style-name="T789">, crying and happy.</text:span></text:p>
      <text:p text:style-name="P33"><text:span text:style-name="T793">The new Fairy Godmother</text:span><text:span text:style-name="T794"> </text:span><text:span text:style-name="T795">was pleased</text:span><text:span text:style-name="T794"> to have changed Susie’s life </text:span><text:span text:style-name="T796">in a positive way</text:span><text:span text:style-name="T794">. She hoped </text:span><text:span text:style-name="T797">the</text:span><text:span text:style-name="T794"> parents would stay together, too. She’d given them a slight, magical nudge, but the feelings they were acting on were real.</text:span></text:p>
      <text:p text:style-name="P33"><text:span text:style-name="T798">She decided to </text:span><text:span text:style-name="T799">embarrass</text:span><text:span text:style-name="T798"> her monarch </text:span><text:span text:style-name="T800">by</text:span><text:span text:style-name="T798"> embrac</text:span><text:span text:style-name="T800">ing</text:span><text:span text:style-name="T798"> her new role and even go</text:span><text:span text:style-name="T801">ing</text:span><text:span text:style-name="T798"> that extra little bit further.</text:span></text:p>
      <text:p text:style-name="P33"><text:span text:style-name="T802">She </text:span><text:span text:style-name="T803">quietly </text:span><text:span text:style-name="T804">vowed, </text:span><text:span text:style-name="T803">to herself, “I’ll be the b</text:span><text:span text:style-name="T802">est Fairy Godmother the mortal world had ever seen!”</text:span></text:p>
      <text:p text:style-name="P33"><text:span text:style-name="T805">With nothing left for her to do, she felt a bond form with a new charge and the magic, acting of its own accord, whisk</text:span><text:span text:style-name="T806">ed</text:span><text:span text:style-name="T805"> her away </text:span><text:span text:style-name="T807">in a burst of </text:span><text:span text:style-name="T808">unseen</text:span><text:span text:style-name="T807"> sparkles</text:span><text:span text:style-name="T805">.</text:span></text:p>
      <text:p text:style-name="P71">*<text:tab/>*<text:tab/>*</text:p>
      <text:p text:style-name="P33"><text:span text:style-name="T809">The Queen of the Fairies ground her teeth together at the sight of her daughter, </text:span><text:span text:style-name="T810">reuniting her charge’s family</text:span><text:span text:style-name="T809">, </text:span><text:span text:style-name="T811">displayed for all </text:span><text:span text:style-name="T812">t</text:span><text:span text:style-name="T813">h</text:span><text:span text:style-name="T812">e</text:span><text:span text:style-name="T811"> court to see, via a large pool of standing water, in the hollow of a tree trunk, which she’d turned into an impromptu scrying device</text:span><text:span text:style-name="T809">! </text:span><text:span text:style-name="T814">Just a little over three hours! That was a new record! No other Fairy Godmother had </text:span><text:span text:style-name="Emphasis">ever</text:span><text:span text:style-name="T814"> helped </text:span><text:span text:style-name="T811">a</text:span><text:span text:style-name="T814"> charge so quickly!</text:span></text:p>
      <text:p text:style-name="P33"><text:span text:style-name="T814">To her own embarrassment, the court was whispering and murmuring, already gossiping. </text:span><text:span text:style-name="T815">Under normal circumstances, she would have beheaded them all </text:span><text:span text:style-name="T816">for such an indiscretion</text:span><text:span text:style-name="T815">, but in this situation, that would only make her look weak.</text:span></text:p>
      <text:p text:style-name="P72"><text:soft-page-break/><text:span text:style-name="T817">As fitting a ruler of the fey court </text:span><text:span text:style-name="T818">who’d been in power since the dawn of human civilization</text:span><text:span text:style-name="T817">, t</text:span>he <text:span text:style-name="T817">q</text:span>ueen <text:span text:style-name="T817">was quite paranoid, imagining the court was already gossiping about her failure to mete out a fitting punishment </text:span><text:span text:style-name="T819">on the princess</text:span><text:span text:style-name="T817">.</text:span></text:p>
      <text:p text:style-name="P73">With a mere thought, she warped reality so their words carried to her ears.</text:p>
      <text:p text:style-name="P33"><text:span text:style-name="T811">“-see that?” One of the nobles spoke, “</text:span><text:span text:style-name="T820">The queen</text:span><text:span text:style-name="T386">, </text:span><text:span text:style-name="Emphasis">may she reign forever</text:span><text:span text:style-name="T386">, </text:span><text:span text:style-name="T820">must be </text:span><text:span text:style-name="T1">livid</text:span><text:span text:style-name="T820">!</text:span></text:p>
      <text:p text:style-name="P74">The noble’s wife surreptitiously glanced at the queen, “Look at her face! She looks like she’s about to explode!”</text:p>
      <text:p text:style-name="P75">“Shh! She might hear you!”</text:p>
      <text:p text:style-name="P33"><text:span text:style-name="T803">The queen trembled with rage! How dare her own daughter make a mockery of her punishment! As she looked on the happy scene in the old apartment and heard the child say the words that released Sophorica from service, an idea occurred to </text:span><text:span text:style-name="T821">the queen</text:span><text:span text:style-name="T803">. She smiled a wicked smile.</text:span></text:p>
      <text:p text:style-name="P33"><text:span text:style-name="T822">She listened </text:span><text:span text:style-name="T823">as</text:span><text:span text:style-name="T822"> Sophorica ma</text:span><text:span text:style-name="T823">d</text:span><text:span text:style-name="T822">e her silly vow and her evil </text:span><text:span text:style-name="T824">grin</text:span><text:span text:style-name="T822"> widened. </text:span><text:span text:style-name="T803">If her daughter was content to be the best Fairy Godmother </text:span><text:span text:style-name="T825">to ever live, then she needed a suitable challenge, a difficult child, </text:span><text:span text:style-name="T826">with which to prove herself</text:span><text:span text:style-name="T825">.</text:span></text:p>
      <text:p text:style-name="P33"><text:span text:style-name="T827">The queen started to laugh the wicked laugh she always used when plotting an unpleasant fate for others. </text:span><text:span text:style-name="T828">Seeing the queen’s </text:span><text:span text:style-name="T829">rapid adjustment from rage to full-bore </text:span><text:span text:style-name="T830">sadistic laughter</text:span><text:span text:style-name="T828">, the whispering and gossip </text:span><text:span text:style-name="T831">of the court</text:span><text:span text:style-name="T828"> ceased.</text:span></text:p>
      <text:p text:style-name="P33"><text:span text:style-name="T832">Everyone watched, with baited breath, as the scene </text:span><text:span text:style-name="T833">in</text:span><text:span text:style-name="T832"> the scrying pool changed.</text:span></text:p>
      <text:h text:style-name="P3" text:outline-level="2">Second Charge</text:h>
      <text:p text:style-name="P76">Sophorica found herself in the park, once more, surrounded by children, unseen and unheard.</text:p>
      <text:p text:style-name="P33"><text:span text:style-name="T834">She knew she had a new charge, she could feel it in her heart, but she didn’t know who they were and there were numerous children to </text:span><text:span text:style-name="T835">pick</text:span><text:span text:style-name="T834"> from. </text:span><text:span text:style-name="T836">She closed her eyes and listened, </text:span><text:span text:style-name="T837">hoping her Fairy Godmother instincts would kick in again when she heard their voice</text:span><text:span text:style-name="T836">.</text:span></text:p>
      <text:p text:style-name="P77">The general hubbub of children at play washed over her and she caught snippets of conversation about games, toys and various imaginary concepts, including a dragon.</text:p>
      <text:p text:style-name="P33"><text:span text:style-name="T838">Her brow creased as she heard a distant cry of pain, but knew it wasn’t her charge. As she listened to a child </text:span><text:span text:style-name="T839">whi</text:span><text:span text:style-name="T840">m</text:span><text:span text:style-name="T839">pering</text:span><text:span text:style-name="T838">, she wished there was something she could do.</text:span></text:p>
      <text:p text:style-name="P77">Then she heard the voice, knowing in her heart, it was the one, “Give me your money or I’ll break your arm!”</text:p>
      <text:p text:style-name="P78">Her heart sunk about as low as it could go: <text:span text:style-name="T841">s</text:span>he’d been assigned to a bully! <text:span text:style-name="T842">Her imagination ran wild with the horrendous possibilities </text:span><text:span text:style-name="T843">of being forced to torture other children with her magic!</text:span></text:p>
      <text:p text:style-name="P33"><text:span text:style-name="T844">Opening her eyes, she peered across the park, seeing a </text:span><text:span text:style-name="T845">muscular</text:span><text:span text:style-name="T844"> teen </text:span><text:span text:style-name="T846">holding a boy of ten years against the cinder block wall of the back side of the restrooms.</text:span></text:p>
      <text:p text:style-name="P33"><text:span text:style-name="T847">As she walked over, the younger boy produced a few dollars and handed them over, </text:span><text:span text:style-name="T848">resul</text:span><text:span text:style-name="T849">t</text:span><text:span text:style-name="T848">ing in his release</text:span><text:span text:style-name="T850">. </text:span><text:span text:style-name="T851">The victim</text:span><text:span text:style-name="T850"> scurried away as fast as possible.</text:span></text:p>
      <text:p text:style-name="P33"><text:span text:style-name="T852">Her charge counted his money and then turned around, allowing Sophorica a proper view of him. </text:span><text:span text:style-name="T853">He was no more than fifteen years old, with </text:span><text:span text:style-name="T854">blond </text:span><text:span text:style-name="T853">hair </text:span><text:span text:style-name="T854">dyed blue in places</text:span><text:span text:style-name="T853"> and </text:span><text:span text:style-name="T855">some slight evidence of a poorly-shaved chin, with a few long whiskers </text:span><text:span text:style-name="T856">the razor</text:span><text:span text:style-name="T855"> missed. </text:span><text:span text:style-name="T857">He wore a black T-shirt </text:span><text:span text:style-name="T858">with the sleeves torn off</text:span><text:span text:style-name="T857"> and blue-jeans. As he pocketed the money, he looked up, </text:span><text:span text:style-name="T858">a </text:span><text:span text:style-name="T859">contrived look of pure innocence on his face</text:span><text:span text:style-name="T858">.</text:span></text:p>
      <text:p text:style-name="P33"><text:span text:style-name="T860">“Hey, what’s with </text:span><text:span text:style-name="T861">the</text:span><text:span text:style-name="T860"> ears?” He asked, “You going to a Star Trek convention or something?”</text:span></text:p>
      <text:p text:style-name="P79">Sophorica answered plainly, “I’m a fairy.”</text:p>
      <text:p text:style-name="P80"><text:soft-page-break/><text:span text:style-name="T862">“Hey,” t</text:span>he boy shrugged, “<text:span text:style-name="T862">i</text:span>t’s not my place to judge, lady.”</text:p>
      <text:p text:style-name="P81">He started walking away.</text:p>
      <text:p text:style-name="P83">She called out to him, “Are you happy?”</text:p>
      <text:p text:style-name="P82">*<text:tab/>*<text:tab/>*</text:p>
      <text:p text:style-name="P84">Jimmy paused, confused and upset. What kind of question was that to ask a stranger? Was anyone in the world happy? As far as he could tell, the world was a miserable place, full of miserable people, that all hated each other. How could anyone be happy?</text:p>
      <text:p text:style-name="P33"><text:span text:style-name="T863">His mom was a drunk, having turned to the bottle after his dad died. She barely earned enough to feed them both, but her booze clearly came first. He’d taken to bullying other kids, just to get </text:span><text:span text:style-name="T864">enough</text:span><text:span text:style-name="T863"> food on the table. </text:span><text:span text:style-name="T865">She never asked how he could afford the groceries he brought home, costing about twice the money she gave him.</text:span></text:p>
      <text:p text:style-name="P85">He worked hard to be strong, so threats could get him the money he needed to survive, because actually breaking bones <text:span text:style-name="T866">would </text:span>just br<text:span text:style-name="T866">ing</text:span> lots of trouble.</text:p>
      <text:p text:style-name="P33"><text:span text:style-name="T867">Every day, every hour, all Jimmy thought about was how to survive. How in the world could he ever be happy? </text:span><text:span text:style-name="T868">Just being asked the question </text:span><text:span text:style-name="T869">pissed him off</text:span><text:span text:style-name="T868">! Other kids had it easier. Other kids had rich parents, that filled their pockets with money </text:span><text:span text:style-name="Emphasis">and</text:span><text:span text:style-name="T868"> gave them plenty to eat. </text:span><text:span text:style-name="T870">Other kids had dads that provided, </text:span><text:span text:style-name="T871">but his dad was </text:span><text:span text:style-name="T872">dead and he couldn’t even remember him.</text:span></text:p>
      <text:p text:style-name="P86">Why in the world had the gay lady asked him that? Why would she care?</text:p>
      <text:p text:style-name="P87">*<text:tab/>*<text:tab/>*</text:p>
      <text:p text:style-name="P88">Trembling with anger, the boy turned to Sophorica and shouted, “No, I’m not! <text:span text:style-name="T873">Who in this miserable world is happy?</text:span>”</text:p>
      <text:p text:style-name="P88">“What would it take to make you happy?” She persisted.</text:p>
      <text:p text:style-name="P89">Staring at her in shock, for a moment, he turned away, muttering, “Enough money to survive and a sober mom.”</text:p>
      <text:p text:style-name="P33"><text:soft-page-break/><text:span text:style-name="T874">Sophorica smiled and </text:span><text:span text:style-name="T875">prompted</text:span><text:span text:style-name="T874">, sweetly, “Is that a wish?”</text:span></text:p>
      <text:p text:style-name="P90">“<text:span text:style-name="T876">You’re dang right it is, now leave me alone!” </text:span><text:span text:style-name="T877">He growled.</text:span></text:p>
      <text:p text:style-name="P92">Hoping the wording was close enough, Sophorica waved her hand, producing a stream of sparkles.</text:p>
      <text:p text:style-name="P91">*<text:tab/>*<text:tab/>*</text:p>
      <text:p text:style-name="P93">Jimmy arrived home <text:span text:style-name="T878">around noon. </text:span><text:span text:style-name="T879">He was mildly bothered the gay lady seemed to have followed him home, but wasn’t overly worried. If it came to a fight, he’d win; she was practically a stick figure. </text:span><text:span text:style-name="T880">If he had to, he’d call the cops and they would definitely get her to leave.</text:span></text:p>
      <text:p text:style-name="P93"><text:span text:style-name="T881">As he stepped in the house, </text:span>his mother, <text:span text:style-name="T882">dressed in her nightshirt,</text:span> handed him a sealed envelope, addressed to him. <text:span text:style-name="T883">For once, she was sober.</text:span></text:p>
      <text:p text:style-name="P93">“<text:span text:style-name="T883">Open it,” </text:span><text:span text:style-name="T884">s</text:span><text:span text:style-name="T883">he requested, “I’m dying to find out what it </text:span><text:span text:style-name="T885">says</text:span><text:span text:style-name="T883">.”</text:span></text:p>
      <text:p text:style-name="P93">He checked the return address, surprised to see it had come from a law <text:span text:style-name="T886">office</text:span>.</text:p>
      <text:p text:style-name="P93">Opening it, he read <text:span text:style-name="T887">the first few lines</text:span> <text:span text:style-name="T888">and asked, “Do I have an uncle, </text:span><text:span text:style-name="T889">named James</text:span><text:span text:style-name="T888">?”</text:span></text:p>
      <text:p text:style-name="P33"><text:span text:style-name="T882">She </text:span><text:span text:style-name="T890">nodded, “You do. </text:span><text:span text:style-name="T891">You were named after him </text:span><text:span text:style-name="T892">and h</text:span><text:span text:style-name="T890">e’s your godfather, </text:span><text:span text:style-name="T893">though I haven’t seen him in more than ten years</text:span><text:span text:style-name="T890">.” </text:span><text:span text:style-name="T893">She looked sad, “We had a big argument and then he stopped </text:span><text:span text:style-name="T894">visiting</text:span><text:span text:style-name="T893">.”</text:span></text:p>
      <text:p text:style-name="P94">Jimmy nodded and gravely informed her, “Well, he died.”</text:p>
      <text:p text:style-name="P94">His mother started to cry as he continued reading. He got to the end and stared at the last line, shocked by what he saw there.</text:p>
      <text:p text:style-name="P95">He asked, “The last time you talked with James, what did you fight about?”</text:p>
      <text:p text:style-name="P95">“<text:span text:style-name="T895">My drinking habit. </text:span><text:span text:style-name="T896">He wanted me to quit and…I didn’t want to.</text:span><text:span text:style-name="T895">”</text:span></text:p>
      <text:p text:style-name="P96">He handed her the letter, saying, “Is th<text:span text:style-name="T897">is</text:span> enough reason?”</text:p>
      <text:p text:style-name="P33"><text:span text:style-name="T898">As she read, he sat at the kitchen table and thought it over. If his mom </text:span><text:span text:style-name="T899">was</text:span><text:span text:style-name="T898"> sober for three months, he’d get a trust fund, giving him more than enough money to survive and even maybe fix up the house. </text:span><text:span text:style-name="T900">She also had to stay sober, or the money would stop coming.</text:span></text:p>
      <text:p text:style-name="P33"><text:soft-page-break/><text:span text:style-name="T901">As she finished reading, she</text:span><text:span text:style-name="T902"> started crying </text:span><text:span text:style-name="T903">and</text:span><text:span text:style-name="T902"> promised, “I’ll get clean.”</text:span></text:p>
      <text:p text:style-name="P97">Working together, they went through the entire house and <text:span text:style-name="T904">poured every last drop of booze down the drain. </text:span><text:span text:style-name="T905">The coming weeks were incredibly rough on both of them, but Jimmy watched over her as she went through every stage of withdrawal. </text:span><text:span text:style-name="T906">She got violently sick for a while, </text:span><text:span text:style-name="T907">unable to keep anything down, not even water</text:span><text:span text:style-name="T906">.</text:span></text:p>
      <text:p text:style-name="P33"><text:span text:style-name="T879">In </text:span><text:span text:style-name="T908">one of</text:span><text:span text:style-name="T879"> the worst of </text:span><text:span text:style-name="T908">moments</text:span><text:span text:style-name="T879">, </text:span><text:span text:style-name="T908">as his mom </text:span><text:span text:style-name="T909">lay in bed, </text:span><text:span text:style-name="T908">hallucinating, he spoke aloud, with concern, “I wish this were easier for you!”</text:span></text:p>
      <text:p text:style-name="P98">There was an unexpected flash of light outside the bedroom window <text:span text:style-name="T910">and his mom fell asleep. That was her turning point, where she started to </text:span><text:span text:style-name="T911">slowly</text:span><text:span text:style-name="T910"> get better.</text:span></text:p>
      <text:p text:style-name="P99">When she was well enough, Jimmy helped her go out, to AA meetings, where she talked things out with other alcoholics.</text:p>
      <text:p text:style-name="P100">It turned into one of the hardest times in his life, balancing school and looking after his mom, but at the same time, he felt more hopeful than ever. <text:span text:style-name="T912">It was strange the way the gay lady asked him what would make him happy and then it just </text:span><text:span text:style-name="T913">started</text:span><text:span text:style-name="T912"> happen</text:span><text:span text:style-name="T913">ing</text:span><text:span text:style-name="T912">, as if by magic.</text:span></text:p>
      <text:p text:style-name="P101">When the time came for them to meet with the lawyer, his mom presented her three months sobriety chip and the lawyer handed over the first check.</text:p>
      <text:p text:style-name="P33"><text:span text:style-name="T914">Jimmy was happy, for the first time he could </text:span><text:span text:style-name="T915">remember</text:span><text:span text:style-name="T914">. </text:span><text:span text:style-name="T916">He knew he wouldn’t have to worry about survival anymore and his mom was sober.</text:span></text:p>
      <text:p text:style-name="P103">When the<text:span text:style-name="T917">y</text:span> got home, <text:span text:style-name="T917">he told his mom how he felt, </text:span><text:span text:style-name="T918">saying, “Thank you for doing this for me. I’m so happy you’re sober and we don’t have to worry about money anymore!”</text:span></text:p>
      <text:p text:style-name="P103"><text:span text:style-name="T919">As </text:span><text:span text:style-name="T917">they hugged, </text:span><text:span text:style-name="T919">t</text:span><text:span text:style-name="T918">here was a bright flash of light outside, which Jimmy promptly forgot all about, </text:span><text:span text:style-name="T920">along with all his memories of the gay lady.</text:span></text:p>
      <text:p text:style-name="P102">*<text:tab/>*<text:tab/>*</text:p>
      <text:p text:style-name="P33"><text:soft-page-break/><text:span text:style-name="T921">The queen was </text:span><text:span text:style-name="T922">furious</text:span><text:span text:style-name="T921">! The most difficult child she could come up with </text:span><text:span text:style-name="T923">on short notice</text:span><text:span text:style-name="T921"> and Sophorica practically side-stepped it, making the child happy with only two wishes! </text:span><text:span text:style-name="T924">It had taken three months, but that had been easy to fast-forward through, by manipulating the flow of time.</text:span></text:p>
      <text:p text:style-name="P33"><text:span text:style-name="T924">Once more, the court </text:span><text:span text:style-name="T925">was whispering and the queen heard a suppressed snigger. </text:span><text:span text:style-name="T926">He blood boiled with rage at the indignity of it! </text:span><text:span text:style-name="Emphasis">How dare they snigger at their queen!</text:span></text:p>
      <text:p text:style-name="P33"><text:span text:style-name="T926">She opened her mouth, to speak her nearly-favorite words, but </text:span><text:span text:style-name="T927">with a moment’s pause, </text:span><text:span text:style-name="T926">thought better of it. There were already too many Dullahan</text:span><text:span text:style-name="T928"> </text:span><text:span text:style-name="T929">and it would make her appear weak, something she couldn’t afford</text:span><text:span text:style-name="T926">. </text:span><text:span text:style-name="T930">No, punishing the court wasn’t the right answer, even though it would have been satisfying.</text:span></text:p>
      <text:p text:style-name="P104">She turned her attention to her daughter’s charge, hearing the boy speak the words releasing Sophorica.</text:p>
      <text:p text:style-name="P33"><text:span text:style-name="T931">This time, she would have to find the vilest of children, a true monster, without remorse or conscience, </text:span><text:span text:style-name="T932">but…no. She couldn’t actually give her an impossible charge</text:span><text:span text:style-name="T931">. </text:span><text:span text:style-name="T933">She had to find the most broken child </text:span><text:span text:style-name="T932">she could, but there always had to be a chance, no mat</text:span><text:span text:style-name="T934">t</text:span><text:span text:style-name="T932">er how small</text:span><text:span text:style-name="T933">. </text:span><text:span text:style-name="T935">Freezing time in the court, she stepped out, spending several weeks on research, only to return, as if nothing had happened.</text:span></text:p>
      <text:p text:style-name="P105">Once again, her face became a mask of evil delight as she worked the <text:span text:style-name="T936">minor</text:span> magic that would take Sophorica to her next charge.</text:p>
      <text:p text:style-name="P33"><text:span text:style-name="T937">The view </text:span><text:span text:style-name="T938">in</text:span><text:span text:style-name="T937"> the scrying pool refocused on the exterior of a prison, </text:span><text:span text:style-name="T939">with an open-air yard surrounded by fences topped with barbed wire</text:span><text:span text:style-name="T937">. </text:span><text:span text:style-name="T939">Sophorica </text:span><text:span text:style-name="T940">stood there and</text:span><text:span text:style-name="T939"> looked on the prison, </text:span><text:span text:style-name="T940">a look of</text:span><text:span text:style-name="T939"> surprise </text:span><text:span text:style-name="T940">on her face</text:span><text:span text:style-name="T939">.</text:span></text:p>
      <text:p text:style-name="P33"><text:span text:style-name="T960">There was an outcry from a member of the court, </text:span><text:span text:style-name="T941">namely</text:span><text:span text:style-name="T960"> Coyote, “My queen</text:span><text:span text:style-name="Emphasis">, may you reign forever,</text:span><text:span text:style-name="T328"> if I may be so bold, by all our laws, it has to be possible for Sophorica to complete her task without raising suspicion! If her charge is in that prison, then you must allow her the use of some of her powers, just to get close!”</text:span></text:p>
      <text:p text:style-name="P5"><text:soft-page-break/>The queen grumbled, seeing the logic of The Trickster’s words, so she asked, “And what did you have in mind?”</text:p>
      <text:p text:style-name="P33"><text:span text:style-name="T330">“</text:span><text:span text:style-name="T2">Shape-shifting </text:span><text:span text:style-name="T3">and simple illusions</text:span><text:span text:style-name="T2">, to appear in human form, </text:span><text:span text:style-name="T4">with appropriate props</text:span><text:span text:style-name="T2">, that she may visit her charge.”</text:span></text:p>
      <text:p text:style-name="P33"><text:span text:style-name="T5">T</text:span><text:span text:style-name="T6">he queen </text:span><text:span text:style-name="T5">spoke </text:span><text:span text:style-name="T7">with reluctance</text:span><text:span text:style-name="T5">, </text:span><text:span text:style-name="T8">unable to refute his logic</text:span><text:span text:style-name="T6">, “Very well. She may use her power to appear in human form </text:span><text:span text:style-name="T9">and provide herself with appropriate </text:span><text:span text:style-name="T10">glamour</text:span><text:span text:style-name="T9">s</text:span><text:span text:style-name="T6">, </text:span><text:span text:style-name="T11">to avoid raising suspicion</text:span><text:span text:style-name="T6">.”</text:span></text:p>
      <text:h text:style-name="P3" text:outline-level="2">Third Charge</text:h>
      <text:p text:style-name="P33"><text:span text:style-name="T331">Sophorica looked on the prison. </text:span><text:span text:style-name="T12">On one side, t</text:span><text:span text:style-name="T13">here were high fences, with barbed wire. </text:span><text:span text:style-name="T12">On the other side, there was a parking lot for prison workers and visitors. The entrance was at the fr</text:span><text:span text:style-name="T13">ont, </text:span><text:span text:style-name="T14">through which visitors might enter </text:span><text:span text:style-name="T12">or a released prisoner might exit</text:span><text:span text:style-name="T14">. Along the street was a bus stop and opposite the prison was an empty field, </text:span><text:span text:style-name="T15">full of scrub brush</text:span><text:span text:style-name="T14">.</text:span></text:p>
      <text:p text:style-name="P33"><text:span text:style-name="T16">She</text:span><text:span text:style-name="T331"> was somehow sure her charge was inside, which didn’t bode well. As she was considering how to determine which of the prisoners was her charge, a name trotted </text:span><text:span text:style-name="T17">to</text:span><text:span text:style-name="T331"> the forefront of her mind: </text:span><text:span text:style-name="T18">Leo Valdez Pena.</text:span></text:p>
      <text:p text:style-name="P33"><text:span text:style-name="T18">A</text:span><text:span text:style-name="T16">s she was considering how she might enter the prison, she felt two of her old powers unlock, slightly. She suddenly knew she could shape-shift, but sensed about the only thing she could do was make her ears look more human </text:span><text:span text:style-name="T19">and perhaps adjust the length </text:span><text:span text:style-name="T20">and style</text:span><text:span text:style-name="T19"> of her hair</text:span><text:span text:style-name="T16">. She felt like simple glamours </text:span><text:span text:style-name="T21">might</text:span><text:span text:style-name="T16"> be possible, </text:span><text:span text:style-name="T21">as well</text:span><text:span text:style-name="T16">. </text:span><text:span text:style-name="T22">With a few tools with which to do her work, she formed a plan.</text:span></text:p>
      <text:p text:style-name="P6">First, she hiked down the road about <text:span text:style-name="T942">half</text:span> a mile, <text:span text:style-name="T943">in the direction of the closest city.</text:span></text:p>
      <text:p text:style-name="P33"><text:span text:style-name="T20">She closed her eyes and concentrated on her appearance. Her hair, which had been hanging </text:span><text:span text:style-name="T23">as</text:span><text:span text:style-name="T24"> curls</text:span><text:span text:style-name="T20">, </text:span><text:span text:style-name="T25">straightened</text:span><text:span text:style-name="T20"> itself </text:span><text:span text:style-name="T25">and formed</text:span><text:span text:style-name="T20"> into a tight braid, </text:span><text:span text:style-name="T26">while her ears shortened and lost their points, making her look human.</text:span></text:p>
      <text:p text:style-name="P33"><text:span text:style-name="T27">Her dress turned gray and transformed into a smart-looking business skirt, white blouse and </text:span><text:span text:style-name="T28">a </text:span><text:span text:style-name="T29">matching, </text:span><text:span text:style-name="T30">professional-looking</text:span><text:span text:style-name="T27"> suit coat. Her shoes remained the same shape, but changed in color, to match her new outfit. </text:span><text:span text:style-name="T31">The changes to her clothes were just a glamour and would last only a few hours without concentration, similar to the limited shape-shifting of a wand-wielding fairy.</text:span></text:p>
      <text:p text:style-name="P7">She took a moment to look down at herself, critically. She mostly looked the part, but she lacked a few small details.</text:p>
      <text:p text:style-name="P33"><text:span text:style-name="T31">Closing her eyes again, she focused on forming a </text:span><text:span text:style-name="T32">pair of glasses </text:span><text:span text:style-name="T33">in </text:span><text:span text:style-name="T34">one</text:span><text:span text:style-name="T33"> hand</text:span><text:span text:style-name="T32">, which she donned, making her look more intellectual. Then, she focused on forming a </text:span><text:span text:style-name="T35">leather</text:span><text:span text:style-name="T32"> </text:span><text:span text:style-name="T35">bag </text:span><text:span text:style-name="T36">in her other </text:span><text:span text:style-name="T37">hand</text:span><text:span text:style-name="T35">, large </text:span><text:soft-page-break/><text:span text:style-name="T35">enough </text:span><text:span text:style-name="T38">to </text:span><text:span text:style-name="T39">hold</text:span><text:span text:style-name="T35"> legal documents. </text:span><text:span text:style-name="T40">She felt the weight of the heavy bag </text:span><text:span text:style-name="T41">as it formed</text:span><text:span text:style-name="T40">, full of paper and other suitable supplies.</text:span></text:p>
      <text:p text:style-name="P33"><text:span text:style-name="T40">Looking down at the bag through her new glasses, she reflected on the nature of glamours: solid </text:span><text:span text:style-name="T42">imagina</text:span><text:span text:style-name="T43">tion</text:span><text:span text:style-name="T40">, real enough to touch, but which would melt away to nothing, sooner or later. Fairy gold was the stereotypical example humans had experienced in the past, the ‘reward’ given to humans that demanded riches from a </text:span><text:span text:style-name="T44">captured </text:span><text:span text:style-name="T40">fairy. </text:span><text:span text:style-name="T45">Leprechauns were particularly prone to giving it out, to avoid giving away their real treasures.</text:span></text:p>
      <text:p text:style-name="P33"><text:span text:style-name="T40">G</text:span><text:span text:style-name="T332">lancing both ways down the road, to make sure she was alone, she willed her invisibility to end </text:span><text:span text:style-name="T46">and walked back toward the prison, </text:span><text:span text:style-name="T47">where she</text:span><text:span text:style-name="T48"> entered</text:span><text:span text:style-name="T46">.</text:span></text:p>
      <text:p text:style-name="P33"><text:span text:style-name="T49">P</text:span><text:span text:style-name="T333">resenting a glamour that appeared to be a complicated legal document regarding her ‘new client’ and her need to see him immediately, she was ushered through a metal detector, while her bag was </text:span><text:span text:style-name="T50">put through an</text:span><text:span text:style-name="T333"> X-ray </text:span><text:span text:style-name="T50">machine</text:span><text:span text:style-name="T333"> and then briefly opened.</text:span></text:p>
      <text:p text:style-name="P33"><text:span text:style-name="T334">She was guided to a small room with painted cinder block walls furnished with a table and two chairs. She sat and waited for a time and then her charge, Leo, was brought in </text:span><text:span text:style-name="T51">and placed opposite her, by the guards</text:span><text:span text:style-name="T334">. </text:span><text:span text:style-name="T51">He was cuffed to the table, but had enough freedom of movement to be able to hold a pen and sign a document, if required.</text:span></text:p>
      <text:p text:style-name="P33"><text:span text:style-name="T51">L</text:span><text:span text:style-name="T52">eo’s head was shaved and he had the swarthy skin of a </text:span><text:span text:style-name="T53">L</text:span><text:span text:style-name="T52">atino. He was on the cusp of adulthood, probably seventeen. </text:span><text:span text:style-name="T54">His arms and neck were covered in tattoos, which Sophorica guessed were gang-related. </text:span><text:span text:style-name="T55">He wore the odd black and white stripes that </text:span><text:span text:style-name="T56">were</text:span><text:span text:style-name="T55"> coming back into fashion for prison </text:span><text:span text:style-name="T56">uniform</text:span><text:span text:style-name="T55">s.</text:span></text:p>
      <text:p text:style-name="P33"><text:span text:style-name="T55">H</text:span><text:span text:style-name="T57">e eyed her </text:span><text:span text:style-name="T58">critically</text:span><text:span text:style-name="T57"> and she was grateful her outfit wasn’t particularly revealing.</text:span></text:p>
      <text:p text:style-name="P33"><text:span text:style-name="T57">“</text:span><text:span text:style-name="T59">Who’re you?” He asked, “</text:span><text:span text:style-name="T60">They say you’re my lawyer, but I know I can’t afford you.”</text:span></text:p>
      <text:p text:style-name="P8">In response, she removed a small business card from her bag and set it in front of him.</text:p>
      <text:p text:style-name="P33"><text:soft-page-break/><text:span text:style-name="T59">As he watched, in surprise, the text of the card changed </text:span><text:span text:style-name="T61">from that of a plain, boring lawyer’s business card to</text:span><text:span text:style-name="T59"> read as follows:</text:span></text:p>
      <text:p text:style-name="Standard"><text:span text:style-name="Emphasis">Sophorica, your Fairy Godmother.</text:span></text:p>
      <text:p text:style-name="Standard"><text:span text:style-name="Emphasis">My job is to make you happy, by granting your wishes.</text:span></text:p>
      <text:p text:style-name="P33"><text:span text:style-name="T62">She stared in mild horror at the last </text:span><text:span text:style-name="T63">part</text:span><text:span text:style-name="T62">, having not intended it, but it was part of her curse. She couldn’t lie to him and had to tell the whole truth, </text:span><text:span text:style-name="T64">but she was grateful she could at least communicate with him silently.</text:span></text:p>
      <text:p text:style-name="P33"><text:span text:style-name="T64">L</text:span><text:span text:style-name="T65">eo smiled, “Chido! </text:span><text:span text:style-name="T66">N</text:span><text:span text:style-name="T65">ice magic trick, </text:span><text:span text:style-name="T67">lady</text:span><text:span text:style-name="T65">.”</text:span></text:p>
      <text:p text:style-name="P33"><text:span text:style-name="T335">Internally, she was very grateful he didn’t believe her. With any luck, his skepticism would prevent him fro</text:span><text:span text:style-name="T68">m</text:span><text:span text:style-name="T335"> making any wishes.</text:span></text:p>
      <text:p text:style-name="P9">Sophorica asked, with genuine concern, “Are you happy?”</text:p>
      <text:p text:style-name="P33"><text:span text:style-name="T69">He started to laugh, “I get caught selling drugs, tried as an adult, </text:span><text:span text:style-name="T70">I’m</text:span><text:span text:style-name="T69"> thrown in prison with grown men and she asks me if I’m happy?” He started to cry, “Of course not, lady! </text:span><text:span text:style-name="T71">I messed up, big time. I should have capped the pig that arrested me, instead of letting it happen.</text:span><text:span text:style-name="T69">”</text:span></text:p>
      <text:p text:style-name="P10">“And would killing him have made you happy?”</text:p>
      <text:p text:style-name="P33"><text:span text:style-name="T336">“</text:span><text:span text:style-name="T72">Yeah, sure.” </text:span><text:span text:style-name="T73">He didn’t look all that sure.</text:span></text:p>
      <text:p text:style-name="P33"><text:span text:style-name="T72">“</text:span><text:span text:style-name="T336">Really?”</text:span></text:p>
      <text:p text:style-name="P33"><text:span text:style-name="T74">H</text:span><text:span text:style-name="T337">e shrugged, “It would have kept me out of this place.”</text:span></text:p>
      <text:p text:style-name="P33"><text:span text:style-name="T337">“</text:span><text:span text:style-name="T61">Well, as your-” Sophorica tapped the card on the table, “would you tell me your story? I’d like to get to know you better, so I can find some way to help.”</text:span></text:p>
      <text:p text:style-name="P33"><text:span text:style-name="T61">H</text:span><text:span text:style-name="T67">e smiled, “</text:span><text:span text:style-name="T75">I see no reason to argue with getting to know </text:span><text:span text:style-name="T76">a</text:span><text:span text:style-name="T75"> beautiful woman,” </text:span><text:span text:style-name="T76">his smile faded, “but I need to know: does this stay between us, like other lawyers? </text:span><text:span text:style-name="T77">I mean, you’re a bit crazy, with that little magic trick, but do we have that attorney privilege thing?</text:span><text:span text:style-name="T76">”</text:span></text:p>
      <text:p text:style-name="P33"><text:span text:style-name="T78">With the certainty she couldn’t break her word to a charge showing on her face, s</text:span><text:span text:style-name="T77">he </text:span><text:span text:style-name="T79">vowed</text:span><text:span text:style-name="T77">, “</text:span><text:span text:style-name="T78">I give you my word, </text:span><text:span text:style-name="T77">I’ll never </text:span><text:span text:style-name="T80">repeat anything you </text:span><text:span text:style-name="T81">share in confidence</text:span><text:span text:style-name="T77">.”</text:span></text:p>
      <text:p text:style-name="P33"><text:soft-page-break/><text:span text:style-name="T82">Sighing, </text:span><text:span text:style-name="T83">he </text:span><text:span text:style-name="T84">began, “When I was six, my parents died in a car accident. With no one else to take care of me, my cousin, Gabriel, took me in. </text:span><text:span text:style-name="T76">He didn’t work much, but he always had money. Turns out he was a drug dealer, </text:span><text:span text:style-name="T85">working for </text:span><text:span text:style-name="T86">the</text:span><text:span text:style-name="T85"> cartel</text:span><text:span text:style-name="T76">.</text:span></text:p>
      <text:p text:style-name="P33"><text:span text:style-name="T83">“</text:span><text:span text:style-name="T87">By the time I was eleven, he was payin</text:span><text:span text:style-name="T88">g</text:span><text:span text:style-name="T87"> me to deliver drugs, cause who would ex</text:span><text:span text:style-name="T89">p</text:span><text:span text:style-name="T87">ect a kid to </text:span><text:span text:style-name="T88">have</text:span><text:span text:style-name="T87"> drugs? </text:span><text:span text:style-name="T90">His buyers liked the whole delivery service thing he had going </text:span><text:span text:style-name="T91">and gave me big tips. </text:span><text:span text:style-name="T92">One guy once gave me a hundred dollar bill as a tip, but he was high as a kite, in the middle of a big party with his friends, showing off.</text:span><text:span text:style-name="T91"> </text:span><text:span text:style-name="T93">Gabriel always told me just by being there, I helped him bring home more cash.</text:span></text:p>
      <text:p text:style-name="P33"><text:span text:style-name="T87">“</text:span><text:span text:style-name="T94">T</text:span><text:span text:style-name="T95">wo years </text:span><text:span text:style-name="T94">later</text:span><text:span text:style-name="T95">, I was working my own little corner of the neighborhood, </text:span><text:span text:style-name="T96">always</text:span><text:span text:style-name="T95"> with one of his guys watchin</text:span><text:span text:style-name="T97">g</text:span><text:span text:style-name="T95"> my back. They all treated me like a little brother and I felt like I had a big family. </text:span><text:span text:style-name="T98">They always gave me a heads-up if the pigs were on the street.</text:span></text:p>
      <text:p text:style-name="P33"><text:span text:style-name="T98">“</text:span><text:span text:style-name="T99">When I was fifteen, my cousin gave me a gun, to defend myself. </text:span><text:span text:style-name="T100">I always kept it on me and I even threatened a guy with it once, when he gave me lip over the prices, but I never wanted to use it.</text:span></text:p>
      <text:p text:style-name="P33"><text:span text:style-name="T100">“</text:span><text:span text:style-name="T101">Then, out of the blue, just a few months ago, a cop showed up and wouldn’t leave me alone. Turned out, the guy that was supposed to </text:span><text:span text:style-name="T97">have</text:span><text:span text:style-name="T101"> my back was gone, off gettin</text:span><text:span text:style-name="T102">g</text:span><text:span text:style-name="T101"> a drink. </text:span><text:span text:style-name="T103">I argued with the pig for a bit and then, in the tussle, I dropped </text:span><text:span text:style-name="T104">some of the product</text:span><text:span text:style-name="T103">.</text:span></text:p>
      <text:p text:style-name="P33"><text:span text:style-name="T103">“</text:span><text:span text:style-name="T105">The pig saw it and went for his gun, but I was faster. I put it right to his head,” Leo’s rough exterior faded and he started to cry, “but I couldn’t do it! If I’d just pulled that trigger, I’d still be free!”</text:span></text:p>
      <text:p text:style-name="P33"><text:span text:style-name="T105">“</text:span><text:span text:style-name="T106">What did you do?” Sophorica prompted.</text:span></text:p>
      <text:p text:style-name="P33"><text:span text:style-name="T107">Leo finished, </text:span><text:span text:style-name="T106">“</text:span><text:span text:style-name="T108">I put it down and he arrested me. </text:span><text:span text:style-name="T109">He was nice about it during the trial and spoke up for me, saying I seemed like a nice kid who’d just got in too deep. </text:span><text:span text:style-name="T110">It d</text:span><text:span text:style-name="T109">idn’t help.</text:span><text:span text:style-name="T108">”</text:span></text:p>
      <text:p text:style-name="P33"><text:span text:style-name="T108">S</text:span><text:span text:style-name="T338">he considered and asked, “What do you think would make you happy?”</text:span></text:p>
      <text:p text:style-name="P11">He chuckled, “There you go again, talking about happiness, like it’s easy to find.”</text:p>
      <text:p text:style-name="P12"><text:soft-page-break/>“I’m just trying to help.” She tried again, “Most lawyers would only be concerned with defending you, but as your-” she tapped the business card again, “-my concerns run deeper than that. So, please tell me, what would make you happy?”</text:p>
      <text:p text:style-name="P33"><text:span text:style-name="T111">“</text:span><text:span text:style-name="T112">Well,” Leo considered, “I guess a fresh start, </text:span><text:span text:style-name="T113">somewhere new</text:span><text:span text:style-name="T112">, with everything squared away with my cousin, so he won’t come looking for me.”</text:span></text:p>
      <text:p text:style-name="P33"><text:span text:style-name="T112">“</text:span><text:span text:style-name="T114">Is that a wish, then?” </text:span><text:span text:style-name="T115">She prompted.</text:span></text:p>
      <text:p text:style-name="P33"><text:span text:style-name="T339">“You’re crazy, you know that?” </text:span><text:span text:style-name="T114">L</text:span><text:span text:style-name="T339">eo laughed, “But sure, it’s a wish.”</text:span></text:p>
      <text:p text:style-name="P33"><text:span text:style-name="T116">S</text:span><text:span text:style-name="T340">ophorica winked as she raised her hand and whispered, conspiratorially, “I’m not crazy.”</text:span></text:p>
      <text:p text:style-name="P33"><text:span text:style-name="T340">She waved her hand, producing sparkles in the air, much to the shock and surprise of her charge</text:span><text:span text:style-name="T117">!</text:span></text:p>
      <text:p text:style-name="P13">*<text:tab/>*<text:tab/>*</text:p>
      <text:p text:style-name="P33"><text:span text:style-name="T117">T</text:span><text:span text:style-name="T118">he queen screamed in rage, losing her temper! The Escher-space outside the room took on a more sinister appearance as the trees became darker and more gnarled, </text:span><text:span text:style-name="T119">losing many of their leaves</text:span><text:span text:style-name="T118">! </text:span><text:span text:style-name="T119">The room darkened to the level of starlight, making </text:span><text:span text:style-name="T120">every shadow appear like monsters</text:span><text:span text:style-name="T119"> as dry leaves started blowing on a chilly wind!</text:span></text:p>
      <text:p text:style-name="P33"><text:span text:style-name="T118">Nothing she did worked! Sophorica’s </text:span><text:span text:style-name="T121">talent for her new job was maddening. </text:span><text:span text:style-name="T122">The boy she’d been assigned to was practically a hardened criminal and within </text:span><text:span text:style-name="T123">the hour</text:span><text:span text:style-name="T122">, she had him making a wish for greater happiness! </text:span><text:span text:style-name="T124">Oh, it would take months to grant, but the deed was already done!</text:span></text:p>
      <text:p text:style-name="P33"><text:span text:style-name="T124">T</text:span><text:span text:style-name="T341">he queen wracked her brain, looking for a solution, some way to halt her daughter’s relentless push for freedom.</text:span></text:p>
      <text:p text:style-name="P33"><text:span text:style-name="T125">As she calmed down, in deep thought, she heard the whispers, coming from every corner of the room, </text:span><text:span text:style-name="T126">louder than ever! I</text:span><text:span text:style-name="T127">f things continued as they were, she would be finished as queen, th</text:span><text:span text:style-name="T128">r</text:span><text:span text:style-name="T127">ough the actions of her upstart child! If she didn’t find some way to save face, </text:span><text:span text:style-name="T129">she was certain</text:span><text:span text:style-name="T127"> the nobles would </text:span><text:soft-page-break/><text:span text:style-name="T127">band together. </text:span><text:span text:style-name="T130">It was the last measure, meant to ensure the ruling fairy stayed strong: </text:span><text:span text:style-name="T131">she </text:span><text:span text:style-name="T130">could be </text:span><text:span text:style-name="T132">removed from</text:span><text:span text:style-name="T130"> the throne by a unanimous vote </text:span><text:span text:style-name="T132">of no confidence</text:span><text:span text:style-name="T130"> </text:span><text:span text:style-name="T133">from the nobles of the court</text:span><text:span text:style-name="T130">.</text:span></text:p>
      <text:p text:style-name="P14">*<text:tab/>*<text:tab/>*</text:p>
      <text:p text:style-name="P33"><text:span text:style-name="T130">M</text:span><text:span text:style-name="T342">onths passed and Leo’s actual lawyer managed to get him out of prison, on a technicality. Remembering the crazy fairy’s obsession with his happiness, he talked things out with his cousin and squared everything.</text:span></text:p>
      <text:p text:style-name="P33"><text:span text:style-name="T342">As a sort of apology for involving him in the family business, Gabriel gave him a fat roll of bills and wished him well, surpris</text:span><text:span text:style-name="T134">ing</text:span><text:span text:style-name="T342"> him quite a bit. From all he’d heard, it was </text:span><text:span text:style-name="T135">really rare</text:span><text:span text:style-name="T342"> for the cartel to let someone out, but sometime</text:span><text:span text:style-name="T136">s</text:span><text:span text:style-name="T342">, for family, it could be done.</text:span></text:p>
      <text:p text:style-name="P15">Leo moved to a new city and got a job at a car wash, detailing cars.</text:p>
      <text:p text:style-name="P33"><text:span text:style-name="T343">After a month of working, </text:span><text:span text:style-name="T137">while he was adding up a day worth of receipts for his boss</text:span><text:span text:style-name="T343">, </text:span><text:span text:style-name="T138">the</text:span><text:span text:style-name="T343"> crazy fairy showed up, her ears long and pointed, reminding him </text:span><text:span text:style-name="T139">of</text:span><text:span text:style-name="T343"> Spock. </text:span><text:span text:style-name="T138">She wore a blue dress with gold trim.</text:span></text:p>
      <text:p text:style-name="P16">She smiled and asked, “Are you happy?”</text:p>
      <text:p text:style-name="P33"><text:span text:style-name="T344">“Yeah, </text:span><text:span text:style-name="T140">I am</text:span><text:span text:style-name="T344">.” He smiled back, “Thank you.”</text:span></text:p>
      <text:p text:style-name="P17">“I’m glad I could help.”</text:p>
      <text:p text:style-name="P33"><text:span text:style-name="T141">There was a burst of light from her </text:span><text:span text:style-name="T142">and </text:span><text:span text:style-name="T141">s</text:span><text:span text:style-name="T345">he slowly faded from his </text:span><text:span text:style-name="T143">sight. </text:span><text:span text:style-name="T142">When he couldn’t see her anymore, he couldn’t remember her, either. </text:span><text:span text:style-name="T144">He got back to work, </text:span><text:span text:style-name="T145">unsure of why he’d stopped</text:span><text:span text:style-name="T144">.</text:span></text:p>
      <text:h text:style-name="P3" text:outline-level="2">The Only Winning Move</text:h>
      <text:p text:style-name="P33"><text:span text:style-name="T143">Y</text:span><text:span text:style-name="T346">ears passed in the blink of an eye as the queen manipulated the flow of time, </text:span><text:span text:style-name="T146">watching Sophorica deal with charge after charge</text:span><text:span text:style-name="T346">. She was disgusted by her daughter’s natural talent for being a </text:span><text:span text:style-name="T147">lowly</text:span><text:span text:style-name="T346"> Fairy Godmother. </text:span><text:span text:style-name="T148">Where most </text:span><text:span text:style-name="T149">that were punished with the job</text:span><text:span text:style-name="T148"> were only interested in ending their servitude, she seemed genuinely interested in helping her charges, easily getting them to open up, </text:span><text:span text:style-name="T150">simpl</text:span><text:span text:style-name="T151">y</text:span><text:span text:style-name="T150"> by asking </text:span><text:span text:style-name="T146">in a concerned tone,</text:span><text:span text:style-name="T150"> if they were happy.</text:span></text:p>
      <text:p text:style-name="P33"><text:span text:style-name="T150">T</text:span><text:span text:style-name="T347">he gossip in the background raised in volume and the queen hated them for it, </text:span><text:span text:style-name="T152">but there was nothing she could do, not without making things worse. She wanted to kill them all, since they’d witnessed her shame. </text:span><text:span text:style-name="T153">She wanted to silence them, but there was no way. </text:span><text:span text:style-name="T154">Most of all, she wanted to see Sophorica fail.</text:span></text:p>
      <text:p text:style-name="P33"><text:span text:style-name="T155">She considered her options as she watched her daughter help a child to happiness in just a few minutes, flat, setting a new record! She had no choice. If </text:span><text:span text:style-name="T156">she was to retain the throne, she had to take a risk. Sophorica </text:span><text:span text:style-name="Emphasis">had to fail</text:span><text:span text:style-name="T156"> </text:span><text:span text:style-name="T157">and the only way the queen could think of to do it was to cheat</text:span><text:span text:style-name="T156">.</text:span></text:p>
      <text:p text:style-name="P18">From the perspective of the court, the queen briefly blurred <text:span text:style-name="T944">and then she grinned, slightly. It wasn’t her classic, evil smile, but rather the smile of one who’d been disappointed multiple times and was now only hopeful, rather than sure.</text:span></text:p>
      <text:p text:style-name="P19">In that same instant the queen blurred, <text:span text:style-name="T434">Jenessica </text:span>vanished.</text:p>
      <text:p text:style-name="P21">The gossiping court’s volume went up this time, not down.</text:p>
      <text:p text:style-name="P20">*<text:tab/>*<text:tab/>*</text:p>
      <text:p text:style-name="P33"><text:span text:style-name="T158">Sophorica found herself in the bedroom of a little girl </text:span><text:span text:style-name="T159">with</text:span><text:span text:style-name="T158"> long, brown hair and brown eyes. </text:span><text:span text:style-name="T160">She couldn’t have been more than eight years old. She wore a plastic tiara and </text:span><text:span text:style-name="T161">a tiny, pink watch.</text:span></text:p>
      <text:p text:style-name="P33"><text:span text:style-name="T161">She </text:span><text:span text:style-name="T160">sat at a small table, which had been set for a pretend tea party, with the guests being a few Barbie dolls, a stuffed toy pig that was dressed up as a pirate, including an eye patch, </text:span><text:span text:style-name="T162">and a toy that </text:span><text:soft-page-break/><text:span text:style-name="T162">looked like a fluffy white-furred humanoid cat wearing a pink dress</text:span><text:span text:style-name="T160">. </text:span><text:span text:style-name="T163">To one side of the short table was an open picture book, displaying the scene where Cinderella met her Fairy Godmother.</text:span></text:p>
      <text:p text:style-name="P23">They looked into each other’s <text:span text:style-name="T945">eyes</text:span> <text:span text:style-name="T946">and the girl smiled, immediately asking, “Are you my Fairy Godmother?”</text:span></text:p>
      <text:p text:style-name="P23">“<text:span text:style-name="T947">I am and-”</text:span></text:p>
      <text:p text:style-name="P23">“<text:span text:style-name="T947">Do you grant wishes?” The girl interru</text:span><text:span text:style-name="T948">p</text:span><text:span text:style-name="T947">ted.</text:span></text:p>
      <text:p text:style-name="P23">“<text:span text:style-name="T949">I do, but-”</text:span></text:p>
      <text:p text:style-name="P23">“<text:span text:style-name="T949">I wish…”</text:span></text:p>
      <text:p text:style-name="P22">*<text:tab/>*<text:tab/>*</text:p>
      <text:p text:style-name="P24">Sophorica was finding her new charge exhausting. <text:span text:style-name="T950">Based on the sheer volume of toys in the luxuriously large bedroom, t</text:span>he selfish brat clearly had rich parents that gave her everything, aside from their time, and still, she wished for everything under the sun, <text:span text:style-name="T951">as though trying to fill the void with toys and snacks!</text:span></text:p>
      <text:p text:style-name="P33"><text:span text:style-name="T164">She knew what the girl needed: time with her parents, but as things were, she’d never get the child to ask for it. The only reason she knew the kid’s name was Jenny, was because the family butler came by to offer </text:span><text:span text:style-name="T165">her lunch</text:span><text:span text:style-name="T164">, speaking to her by name.</text:span></text:p>
      <text:p text:style-name="P33"><text:span text:style-name="T164">A</text:span><text:span text:style-name="T166">s soon as the meal was over and the butler left them alone, once more, the torrent of wishes continued!</text:span></text:p>
      <text:p text:style-name="P33"><text:span text:style-name="T166">T</text:span><text:span text:style-name="T167">he only breaks she got were when the child excused herself to go to the restroom, with startlingly frequency. Sophorica imagined she had some kind of health issue or a smaller than average bladder.</text:span></text:p>
      <text:p text:style-name="P33"><text:span text:style-name="T167">B</text:span><text:span text:style-name="T168">y the time the day was done and the girl g</text:span><text:span text:style-name="T169">ot</text:span><text:span text:style-name="T168"> ready for bed, Sophorica was grateful, for her arm had gotten tired from waving new toys into existence all day.</text:span></text:p>
      <text:p text:style-name="P33"><text:soft-page-break/><text:span text:style-name="T170">The old butler came to tell her goodnight and read her a story, saying, “Regretfully, young miss, your parents could not be with you this evening. They wanted me to tell you they love you, </text:span><text:span text:style-name="T171">however</text:span><text:span text:style-name="T170">.”</text:span></text:p>
      <text:p text:style-name="P33"><text:span text:style-name="T172">W</text:span><text:span text:style-name="T173">hen the old guy had left, turning the lights out, Jenny started to cry.</text:span></text:p>
      <text:p text:style-name="P25">Sophorica started, “If you’d like-”</text:p>
      <text:p text:style-name="P33"><text:span text:style-name="T173">“I wish you’d shut up and leave me alon</text:span><text:span text:style-name="T174">e</text:span><text:span text:style-name="T173"> for the night!” Jenny ordered and covered her head with he</text:span><text:span text:style-name="T175">r</text:span><text:span text:style-name="T173"> pillow, still crying.</text:span></text:p>
      <text:p text:style-name="P33"><text:span text:style-name="T173">Unable to protest, Sophorica found herself marching out of the room, where she quietly opened and closed the door. </text:span><text:span text:style-name="T176">She spent the night sleeping in </text:span><text:span text:style-name="T177">a</text:span><text:span text:style-name="T178">n</text:span><text:span text:style-name="T177"> old chair tucked into the corner of</text:span><text:span text:style-name="T176"> the hallway </text:span><text:span text:style-name="T177">of the luxurious mansion</text:span><text:span text:style-name="T176">. She’d gotten used to sleeping when and where she could. At least she was indoors, </text:span><text:span text:style-name="T179">for once</text:span><text:span text:style-name="T176">. </text:span><text:span text:style-name="T180">She </text:span><text:span text:style-name="T181">normally</text:span><text:span text:style-name="T180"> slept in the back yards of her c</text:span><text:span text:style-name="T182">harges</text:span><text:span text:style-name="T180">, since their homes were too small for her to avoid suspicion.</text:span></text:p>
      <text:p text:style-name="P26">*<text:tab/>*<text:tab/>*</text:p>
      <text:p text:style-name="P33"><text:span text:style-name="T180">T</text:span><text:span text:style-name="T348">he second day with Jenny brought a fresh torrent of wishes, each more selfish than the last.</text:span></text:p>
      <text:p text:style-name="P33"><text:span text:style-name="T348">Sophorica tried many times to get a word in edgewise, only to be </text:span><text:span text:style-name="T183">repeatedly interrupted by wishes and then she was eventually</text:span><text:span text:style-name="T348"> ordered, “I wish your mouth was glued shut!”</text:span></text:p>
      <text:p text:style-name="P27">Sophorica watched her arm rise, against her will, to wave! Sparkles dropped to the floor, and the wish was granted! <text:span text:style-name="T952">She breathed through her nostrils and continued to listen.</text:span></text:p>
      <text:p text:style-name="P33"><text:span text:style-name="T184">As the day wore on, she got depressed </text:span><text:span text:style-name="T185">and when it was over, she was once more grateful. </text:span><text:span text:style-name="T186">This time, she</text:span><text:span text:style-name="T187"> le</text:span><text:span text:style-name="T186">ft</text:span><text:span text:style-name="T187"> the bedroom </text:span><text:span text:style-name="T186">of</text:span><text:span text:style-name="T187"> her own accord. </text:span><text:span text:style-name="T188">As she fell asleep </text:span><text:span text:style-name="T189">in the chair</text:span><text:span text:style-name="T188">, she felt trapped and beaten. </text:span><text:span text:style-name="T190">There was nothing she could do.</text:span></text:p>
      <text:p text:style-name="P28">*<text:tab/>*<text:tab/>*</text:p>
      <text:p text:style-name="P33"><text:span text:style-name="T191">The queen looked on, in delight, as day after day passed, with Sophorica making no progress with her new charge. It was a pleasant change of pace, </text:span><text:span text:style-name="T192">seeing </text:span><text:span text:style-name="T193">her daughter</text:span><text:span text:style-name="T192"> struggle so, as she was meant to!</text:span></text:p>
      <text:p text:style-name="P33"><text:soft-page-break/><text:span text:style-name="T194">T</text:span><text:span text:style-name="T195">he gossip of the court continued, but the queen was confident they were talking about her daughter, instead of </text:span><text:span text:style-name="T196">their queen</text:span><text:span text:style-name="T195">.</text:span></text:p>
      <text:p text:style-name="P33"><text:span text:style-name="T195">S</text:span><text:span text:style-name="T349">he was proud of herself and all it had taken was a bag full of lies, the help of a faithful servant, who just so happened to hate Sophprica, </text:span><text:span text:style-name="T197">and a dollop of magic</text:span><text:span text:style-name="T349">.</text:span></text:p>
      <text:p text:style-name="P29">*<text:tab/>*<text:tab/>*</text:p>
      <text:p text:style-name="P33"><text:span text:style-name="T195">S</text:span><text:span text:style-name="T198">ophorica was beginning to get curious about Jenny’s health issue. She went to the restroom nearly once an hour while she was awake! That couldn’t possibly be normal.</text:span></text:p>
      <text:p text:style-name="P33"><text:span text:style-name="T198">Purely out of concern for her charge, she surreptitiously followed </text:span><text:span text:style-name="T199">Jenny to the restroom</text:span><text:span text:style-name="T198"> and pressed her ear </text:span><text:span text:style-name="T200">to</text:span><text:span text:style-name="T198"> the door, hoping to get some clue as to what was going on, </text:span><text:span text:style-name="T201">so she might help</text:span><text:span text:style-name="T198">.</text:span></text:p>
      <text:p text:style-name="P33"><text:span text:style-name="T198">“</text:span><text:span text:style-name="T202">No, no, no!” An adult woman spoke, inside the bathroom, “Now isn’t the time to argue! Our queen, </text:span><text:span text:style-name="Emphasis">may she reign forever</text:span><text:span text:style-name="T202">, has given us a task! We must complete it!”</text:span></text:p>
      <text:p text:style-name="P30">There was a pause, during which Sophorica realized she knew the voice, but couldn’t quite place it. It was definitely a fairy, though.</text:p>
      <text:p text:style-name="P30">“Very well, then. I’ll give you a long rest after this is over. Will that do?”</text:p>
      <text:p text:style-name="P33"><text:span text:style-name="T202">That voice was so </text:span><text:span text:style-name="Emphasis">familiar</text:span><text:span text:style-name="T202">, but who was it? It was driving her crazy.</text:span></text:p>
      <text:p text:style-name="P33"><text:span text:style-name="T202">“</text:span><text:span text:style-name="T203">Good, then we have an agreement?”</text:span></text:p>
      <text:p text:style-name="P33"><text:span text:style-name="T203">She imagined her charge was </text:span><text:span text:style-name="T204">quietly</text:span><text:span text:style-name="T203"> talking with the fairy, which didn’t make any sense and implied her monarch had taken an active hand, which was quite against the rules. Perhaps she’d promised the child a wish Sophorica wasn’t able to grant. </text:span><text:span text:style-name="T205">Sophorica was powerful, but she had her limits, while her monarch seemed to have no limits.</text:span></text:p>
      <text:p text:style-name="P33"><text:span text:style-name="T205">“</text:span><text:span text:style-name="T204">Good. Now do your part, </text:span><text:span text:style-name="T206">because</text:span><text:span text:style-name="T204"> I have to go!”</text:span></text:p>
      <text:p text:style-name="P33"><text:span text:style-name="T204">T</text:span><text:span text:style-name="T350">here was a bright flash of light, spilling out around the edges of the door and the sound of a flushing toilet. Sophorica took it as her </text:span><text:span text:style-name="T207">c</text:span><text:span text:style-name="T350">ue to run back to Jenny’s room.</text:span></text:p>
      <text:p text:style-name="P33"><text:soft-page-break/><text:span text:style-name="T351">When the girl returned, the stream of non-stop wishing continued. </text:span><text:span text:style-name="T208">Sophorica endured it until the child headed for the bathroom again. </text:span><text:span text:style-name="T209">Once more pressing her ear to the door, she listened.</text:span></text:p>
      <text:p text:style-name="P33"><text:span text:style-name="T209">The fairy spoke, “We need to find a way to make the spell last </text:span><text:span text:style-name="T210">longer</text:span><text:span text:style-name="T209">! She might get suspicious. </text:span><text:span text:style-name="T210">Can you imagine what would happen if she started listening at the door?</text:span><text:span text:style-name="T209">”</text:span></text:p>
      <text:p text:style-name="P33"><text:span text:style-name="Emphasis">Who was it?</text:span><text:span text:style-name="T210"> The female fairy’s voice was so familiar, but it had been years since she’d heard the voice of another fairy.</text:span></text:p>
      <text:p text:style-name="P33"><text:span text:style-name="T210">“</text:span><text:span text:style-name="T211">No, no, I’m sorry. I know you’re doing your best.”</text:span></text:p>
      <text:p text:style-name="P33"><text:span text:style-name="T211">S</text:span><text:span text:style-name="T329">he closed her eyes and tried to picture the face attached to the voice.</text:span></text:p>
      <text:p text:style-name="P33"><text:span text:style-name="T329">“Oh, you! You’re right, the </text:span><text:span text:style-name="Emphasis">princess</text:span><text:span text:style-name="T329"> is so stupid, she’ll never figure it out!”</text:span></text:p>
      <text:p text:style-name="P33"><text:span text:style-name="T212">The glue on Sophorica’s lips crumbled away, for </text:span><text:span text:style-name="T213">the</text:span><text:span text:style-name="T212"> </text:span><text:span text:style-name="T214">way the word ‘princess’ had been spoken caused her to</text:span><text:span text:style-name="T212"> remembered who it was and that gave her evidence enough to know her monarch had cheated, for the fairy in the restroom was </text:span><text:span text:style-name="T215">Jenessica, </text:span><text:span text:style-name="T212">her former jailer. </text:span><text:span text:style-name="T216">Knowing the rules had been violated, Sophorica felt her power unfold to its full potential. </text:span><text:span text:style-name="T217">Thinking of the name of the child, Jenny, it should have been obvious: </text:span><text:span text:style-name="Emphasis">Jenny and Jenessica were one and the same!</text:span></text:p>
      <text:p text:style-name="P33"><text:span text:style-name="T217">W</text:span><text:span text:style-name="T218">ith a wave of her hand, the door to the restroom became </text:span><text:span text:style-name="T219">like</text:span><text:span text:style-name="T218"> a one-way mirror, allowing her to see her former jailer standing in the room, alone, holding her wand up, as though having a conversation with it! </text:span><text:span text:style-name="T220">She’d always wondered why she only heard one voice outside her cell and now, she knew. </text:span><text:span text:style-name="T221">The fairy was so lonely, he</text:span><text:span text:style-name="T222">r</text:span><text:span text:style-name="T221"> wand had become her only friend </text:span><text:span text:style-name="T223">and </text:span><text:span text:style-name="T222">she</text:span><text:span text:style-name="T223"> was </text:span><text:span text:style-name="T224">probably crazy</text:span><text:span text:style-name="T221">. I</text:span><text:span text:style-name="T225">f Sophorica hadn’t been so angry, she might have pitied the woman.</text:span></text:p>
      <text:p text:style-name="P33"><text:span text:style-name="T225">W</text:span><text:span text:style-name="T226">ith another wave of her hand, </text:span><text:span text:style-name="T227">the spell she’d placed on the door ended and</text:span><text:span text:style-name="T226"> </text:span><text:span text:style-name="T228">she</text:span><text:span text:style-name="T226"> vanished.</text:span></text:p>
      <text:h text:style-name="P3" text:outline-level="2">Another Fairy’s Day in Court</text:h>
      <text:p text:style-name="P33">“<text:span text:style-name="T367">Did you hear what she did?” The whisper carried </text:span><text:span text:style-name="T368">through the cell door, clearly</text:span><text:span text:style-name="T367"> intentionally. </text:span><text:span text:style-name="T369">It was a cultured, snobbish, female voice.</text:span></text:p>
      <text:p text:style-name="P33">“<text:span text:style-name="T953">Oh, yes.” Another fairy answered, “I was there. </text:span><text:span text:style-name="T954">As you may recall, the monarch used a scrying pool to watch the entire thing! I just wish you could have been there!</text:span><text:span text:style-name="T953">”</text:span></text:p>
      <text:p text:style-name="P106">“Oh, you!” Jenessica laughed, “I was on Earth at the time, following orders.”</text:p>
      <text:p text:style-name="P106">“Yeah, can’t blame you for that. It would have bee<text:span text:style-name="T955">n</text:span> ‘Off with her head!’ if you hadn’t done what she said.”</text:p>
      <text:p text:style-name="P33"><text:span text:style-name="T956">The two </text:span><text:span text:style-name="T957">women</text:span><text:span text:style-name="T956"> giggled, </text:span><text:span text:style-name="T957">together, </text:span><text:span text:style-name="T958">as the queen did her best to ignore them. She hat</text:span><text:span text:style-name="T959">ed</text:span><text:span text:style-name="T958"> being the subject of gossip, but with the vote of no confidence having ousted her from the throne, there was nothing she could do, other than wait. It had been a long month in confinement, though the food and wine were good, despite the recently-installed iron bars on the window.</text:span></text:p>
      <text:p text:style-name="P33"><text:span text:style-name="T229">Clearly, her former court thought she was a flight risk. If she’d been able to, she would have reality warped her way out of the situation, but even with her incredible power, defying the entire court was impossible. No, the cell was quite secure and the comforts of it were starting to really bother her, knowing she would soon be without them, </text:span><text:span text:style-name="T230">for her status as a noble was sure to be stripped, </text:span><text:span text:style-name="T231">if the new ruler </text:span><text:span text:style-name="T232">even</text:span><text:span text:style-name="T231"> </text:span><text:span text:style-name="T233">allowed</text:span><text:span text:style-name="T231"> her </text:span><text:span text:style-name="T233">to</text:span><text:span text:style-name="T231"> live</text:span><text:span text:style-name="T229">. </text:span><text:span text:style-name="T234">After all, she’d been caught, with the entire court as witnesses, </text:span><text:span text:style-name="T235">because she’d insisted her daughter’s punishment be a public spectacle</text:span><text:span text:style-name="T234">.</text:span></text:p>
      <text:p text:style-name="P33"><text:span text:style-name="T234">T</text:span><text:span text:style-name="T236">here was a distant fanfare, sounding like the arrival of the royal procession! The court had finally selected a ruler and as the former queen, her trial would be the first order of business. </text:span><text:span text:style-name="T237">She sighed, in frustration.</text:span></text:p>
      <text:p text:style-name="P33"><text:span text:style-name="T237">T</text:span><text:span text:style-name="T352">here was a polite rap at the </text:span><text:span text:style-name="T238">door.</text:span></text:p>
      <text:p text:style-name="P33"><text:span text:style-name="T238">T</text:span><text:span text:style-name="T239">he </text:span><text:span text:style-name="T240">former </text:span><text:span text:style-name="T239">queen stepped up to the mirror and checked her outfit. She still looked every part the queen. She decided to go down with pride, to her final moment, </text:span><text:span text:style-name="T241">if necessary</text:span><text:span text:style-name="T239">.</text:span></text:p>
      <text:p text:style-name="P33"><text:soft-page-break/><text:span text:style-name="T239">S</text:span><text:span text:style-name="T242">ummoning her most imperious tone, she commanded, “</text:span><text:span text:style-name="T243">E</text:span><text:span text:style-name="T244">nter</text:span><text:span text:style-name="T242">.”</text:span></text:p>
      <text:p text:style-name="P33"><text:span text:style-name="T242">J</text:span><text:span text:style-name="T353">enessica and her new partner, a river-fey with green hair, blue skin and black eyes, stepped into the room.</text:span></text:p>
      <text:p text:style-name="P33"><text:span text:style-name="T245">Jenessica spoke, “</text:span><text:span text:style-name="T246">Oh, you! It’s time for your trial, </text:span><text:span text:style-name="T247">queenie, </text:span><text:span text:style-name="Emphasis">may you rot forever</text:span><text:span text:style-name="T246">!” </text:span><text:span text:style-name="T248">The snob </text:span><text:span text:style-name="T247">laughed</text:span><text:span text:style-name="T248">, “I do, </text:span><text:span text:style-name="Emphasis">so</text:span><text:span text:style-name="T248"> look forward to hearing your fate!”</text:span></text:p>
      <text:p text:style-name="P33"><text:span text:style-name="T248">T</text:span><text:span text:style-name="T354">he </text:span><text:span text:style-name="T249">former</text:span><text:span text:style-name="T354"> queen’s teeth ground together. Clearly, the court had overturned her decree regarding royal respect, freeing the worm of a jailer to insult her, right to her face!</text:span></text:p>
      <text:p text:style-name="P33"><text:span text:style-name="T250">She considered turning Jenessica into the maggot she was, but there was no point. </text:span><text:span text:style-name="T251">The court</text:span><text:span text:style-name="T250"> would just undo it, quite quickly.</text:span></text:p>
      <text:p text:style-name="P33"><text:span text:style-name="T250">T</text:span><text:span text:style-name="T252">he </text:span><text:span text:style-name="T253">former </text:span><text:span text:style-name="T252">queen submitted and followed Jenessica’s orders, walking the halls, headed for the throne room. </text:span><text:span text:style-name="T254">They entered, look</text:span><text:span text:style-name="T255">ing</text:span><text:span text:style-name="T254"> on the gold and silver </text:span><text:span text:style-name="T256">supports</text:span><text:span text:style-name="T254"> </text:span><text:span text:style-name="T257">under </text:span><text:span text:style-name="T256">the</text:span><text:span text:style-name="T257"> glass-</text:span><text:span text:style-name="T256">topped</text:span><text:span text:style-name="T257"> surfaces of the tables </text:span><text:span text:style-name="T258">set aside</text:span><text:span text:style-name="T257"> for the court, while the new ruler was </text:span><text:span text:style-name="T259">standing beside</text:span><text:span text:style-name="T257"> the throne </text:span><text:span text:style-name="T260">on its raised da</text:span><text:span text:style-name="T261">i</text:span><text:span text:style-name="T260">s</text:span><text:span text:style-name="T257">, wearing a white dress, trimmed with gold, </text:span><text:span text:style-name="T262">her red hair cascading down her back.</text:span></text:p>
      <text:p text:style-name="P33"><text:span text:style-name="T257">S</text:span><text:span text:style-name="T262">he didn’t recognize the fairy, but with the ability </text:span><text:span text:style-name="T263">of nobles</text:span><text:span text:style-name="T262"> to cha</text:span><text:span text:style-name="T264">n</text:span><text:span text:style-name="T262">ge their shape, </text:span><text:span text:style-name="T263">at will</text:span><text:span text:style-name="T262">, she could be anyone. </text:span><text:span text:style-name="T265">Until she spoke, she would never know who it was, for fey could always know each other by voice </text:span><text:span text:style-name="T266">and word</text:span><text:span text:style-name="T265">, </text:span><text:span text:style-name="T266">even if the</text:span><text:span text:style-name="T267">ir</text:span><text:span text:style-name="T266"> voice was different</text:span><text:span text:style-name="T265">.</text:span></text:p>
      <text:p text:style-name="P33"><text:span text:style-name="T265">J</text:span><text:span text:style-name="T355">enessica led her into the room, to a seat set aside specifically for the accused.</text:span></text:p>
      <text:p text:style-name="P33"><text:span text:style-name="T268">When </text:span><text:span text:style-name="T269">the new queen rapped for attention and</text:span><text:span text:style-name="T268"> everyone was seated, t</text:span><text:span text:style-name="T356">he prosecutor read a long list of charges, indicating every last thing the old queen had ever done on the throne that anyone might ever dare to disagree with, at the last ending with her manipulation of Sophorica’s service as a Fairy Godmother, with the intent of trapping her in the job.</text:span></text:p>
      <text:p text:style-name="P31">The new queen remained silent.</text:p>
      <text:p text:style-name="P33"><text:span text:style-name="T270">Witnesses were called, who </text:span><text:span text:style-name="T271">all</text:span><text:span text:style-name="T270"> eagerly testified, with the last being Jenessica, who supplied, “The former queen specifically instructed me to prevent Sophorica from completing her task as a Fairy </text:span><text:soft-page-break/><text:span text:style-name="T270">Godmother. I knew it was wrong, of course, but when facing a tyrant with the power to have you killed, </text:span><text:span text:style-name="T272">or worse</text:span><text:span text:style-name="T270">, </text:span><text:span text:style-name="T273">what</text:span><text:span text:style-name="T270"> more can you say tha</text:span><text:span text:style-name="T274">n</text:span><text:span text:style-name="T270">, ‘Yes, ma’am’?”</text:span></text:p>
      <text:p text:style-name="P33"><text:span text:style-name="T275">T</text:span><text:span text:style-name="T268">he new queen </text:span><text:span text:style-name="T276">stood and finally spoke, “What do you have to say for yourself, my former queen, </text:span><text:span text:style-name="Emphasis">may you rot forever</text:span><text:span text:style-name="T276">?”</text:span></text:p>
      <text:p text:style-name="P33"><text:span text:style-name="T276">T</text:span><text:span text:style-name="T357">he old queen finally knew the identity of the new queen: despite outward changes, she </text:span><text:span text:style-name="T277">would always know the voice of her only daughter, </text:span><text:span text:style-name="T357">Sophorica</text:span><text:span text:style-name="T278">!</text:span></text:p>
      <text:p text:style-name="P33"><text:span text:style-name="T278">T</text:span><text:span text:style-name="T279">he old queen stood and explained, “</text:span><text:span text:style-name="T280">All I did was for </text:span><text:span text:style-name="T279">the best of the kingdom.”</text:span></text:p>
      <text:p text:style-name="P33"><text:span text:style-name="T279">S</text:span><text:span text:style-name="T358">oophorica commanded, “Never, ever lie again, mother, </text:span><text:span text:style-name="T281">now answer the question!</text:span><text:span text:style-name="T358">”</text:span></text:p>
      <text:p text:style-name="P33"><text:span text:style-name="T359">She felt the power of the new queen, backed up by the court, infus</text:span><text:span text:style-name="T282">ing</text:span><text:span text:style-name="T359"> her mind and body, </text:span><text:span text:style-name="T282">changing her, forever</text:span><text:span text:style-name="T359">. </text:span><text:span text:style-name="T283">Everyone in the court, </text:span><text:span text:style-name="T284">aside from the former and new queens,</text:span><text:span text:style-name="T283"> cringed, for stripping a fey of the ability to lie had never been done before! It was unthinkable that anyone would!</text:span></text:p>
      <text:p text:style-name="P33"><text:span text:style-name="T359">Unable to lie, she started to cry, </text:span><text:span text:style-name="T285">in visible pain</text:span><text:span text:style-name="T359"> as she spoke honestly, “I did it all for my own ego. </text:span><text:span text:style-name="T286">I can’t defend my actions.</text:span><text:span text:style-name="T359">” </text:span><text:span text:style-name="T287">She hung her head in shame, </text:span><text:span text:style-name="T288">her </text:span><text:span text:style-name="T258">last veneer of</text:span><text:span text:style-name="T288"> pride </text:span><text:span text:style-name="T258">shattered</text:span><text:span text:style-name="T287">.</text:span></text:p>
      <text:p text:style-name="P33"><text:span text:style-name="T287">S</text:span><text:span text:style-name="T360">ophorica considered for a time and spoke, “I pronounce you guilty of all charges.”</text:span></text:p>
      <text:p text:style-name="P32">The old queen nodded, asking, through her tears, “What is to be my punishment?”</text:p>
      <text:p text:style-name="P33"><text:span text:style-name="T361">Her daughter smiled, slightly, “You’re to serve the children of the mortal world, as a Fairy Godmother, until you learn humility, or ten-thousand years have passed, whichever is greater. </text:span><text:span text:style-name="T289">Your punishment is to begin immediately!”</text:span></text:p>
      <text:p text:style-name="P33"><text:span text:style-name="T289">W</text:span><text:span text:style-name="T362">ith a yelp of surprise, the old queen fell through a portal and was gone.</text:span></text:p>
      <text:h text:style-name="P3" text:outline-level="2">May She Reign Forever</text:h>
      <text:p text:style-name="P33"><text:span text:style-name="T260">Coyote </text:span><text:span text:style-name="T290">joined</text:span><text:span text:style-name="T260"> </text:span><text:span text:style-name="T291">the </text:span><text:span text:style-name="T292">new</text:span><text:span text:style-name="T260"> queen as she stepped down from the throne, </text:span><text:span text:style-name="T293">say</text:span><text:span text:style-name="T294">ing, “Congratulations on a well-executed plan. How does it feel to be queen?”</text:span></text:p>
      <text:p text:style-name="P33"><text:span text:style-name="T294">S</text:span><text:span text:style-name="T295">ophorica smiled, weakly, </text:span><text:span text:style-name="T296">then</text:span><text:span text:style-name="T295"> touched the </text:span><text:span text:style-name="T297">gold and emerald</text:span><text:span text:style-name="T295"> crown on her head, “</text:span><text:span text:style-name="T298">It’</text:span><text:span text:style-name="T295">s heavier than I expected. </text:span><text:span text:style-name="T299">All I wanted was to </text:span><text:span text:style-name="T300">shake things up a bit</text:span><text:span text:style-name="T299">. </text:span><text:span text:style-name="T301">I never intended to oust the queen from the throne and</text:span><text:span text:style-name="T299"> never wanted her job, but when </text:span><text:span text:style-name="T302">the court is unanimous </text:span><text:span text:style-name="T303">about a</text:span><text:span text:style-name="T302"> request</text:span><text:span text:style-name="T299">, how can one argue?”</text:span></text:p>
      <text:p text:style-name="P33"><text:span text:style-name="T299">C</text:span><text:span text:style-name="T363">oyote winked, “The best ruler is the reluctant one, rather than she who seeks power.”</text:span></text:p>
      <text:p text:style-name="P33"><text:span text:style-name="T300">She nodded and sighed, “True. </text:span><text:span text:style-name="T304">I promise to rule with kindness, rather than an iron fist. I’ll sow peace, instead of fear.</text:span><text:span text:style-name="T300">”</text:span></text:p>
      <text:p text:style-name="P33"><text:span text:style-name="T364">“Oh, this is going to be fun!” The Trickster grinned, “</text:span><text:span text:style-name="T305">I had to be so careful under your mother’s rule, but with you in charge, what might I get away with? </text:span><text:span text:style-name="T306">It will be infinitely more fun!</text:span><text:span text:style-name="T364">”</text:span></text:p>
      <text:p text:style-name="P33"><text:span text:style-name="T307">Sophorica </text:span><text:span text:style-name="T308">protested</text:span><text:span text:style-name="T307">, “Hey, don’t </text:span><text:span text:style-name="T309">stir up trouble</text:span><text:span text:style-name="T307"> already! I haven’t even settled in, yet.”</text:span></text:p>
      <text:p text:style-name="P33"><text:span text:style-name="T306">“No promises.” </text:span><text:span text:style-name="T307">C</text:span><text:span text:style-name="T306">oyote winked </text:span><text:span text:style-name="T310">and </text:span><text:span text:style-name="T306">walked away.</text:span></text:p>
      <text:p text:style-name="P33"><text:span text:style-name="T365">She chuckled at his brazen declaration, but in truth, she wasn’t worried. He was The Trickster, after all. </text:span><text:span text:style-name="T311">Yes, he tended to sow chaos wherever he went, but it was always with purpose. He would teach her and keep her on her toes and, yes, it would be fun.</text:span></text:p>
      <text:p text:style-name="P33"><text:span text:style-name="T312">C</text:span><text:span text:style-name="T311">oyote would be trouble, but she’d have to remember to take it with good humor, because he’d likely be quietly supporting her and manipulating the court, to her advantage, no matter how much trouble </text:span><text:span text:style-name="T313">he</text:span><text:span text:style-name="T311"> was </text:span><text:span text:style-name="T314">in </text:span><text:span text:style-name="T315">at</text:span><text:span text:style-name="T314"> the moment</text:span><text:span text:style-name="T311">.</text:span></text:p>
      <text:p text:style-name="P33"><text:span text:style-name="T311">I</text:span><text:span text:style-name="T316">t had been his idea to challenge the queen, after all, </text:span><text:span text:style-name="T317">something</text:span><text:span text:style-name="T316"> he </text:span><text:span text:style-name="T318">slyly</text:span><text:span text:style-name="T316"> </text:span><text:span text:style-name="T319">offered </text:span><text:span text:style-name="T320">up</text:span><text:span text:style-name="T316"> while </text:span><text:span text:style-name="T321">she</text:span><text:span text:style-name="T316"> </text:span><text:span text:style-name="T319">w</text:span><text:span text:style-name="T321">as</text:span><text:span text:style-name="T316"> </text:span><text:span text:style-name="T322">drunk </text:span><text:span text:style-name="T323">out of </text:span><text:span text:style-name="T321">her</text:span><text:span text:style-name="T323"> skull</text:span><text:span text:style-name="T322"> on</text:span><text:span text:style-name="T316"> wine. She wondered if the idea really had been inspired by drink or if he’d gotten her drunk just to get her to </text:span><text:span text:style-name="T324">follow his crazy plan</text:span><text:span text:style-name="T316">. </text:span><text:span text:style-name="T312">She knew she’d never know the answer, for he never explained himself </text:span><text:span text:style-name="T325">and never stopped smiling, </text:span><text:span text:style-name="T326">making him impossible to read</text:span><text:span text:style-name="T312">.</text:span></text:p>
      <text:p text:style-name="P33"><text:soft-page-break/><text:span text:style-name="T312">D</text:span><text:span text:style-name="T366">espite </text:span><text:span text:style-name="T327">The Trickster’s</text:span><text:span text:style-name="T366"> mercurial nature, she trusted him and probably always wou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402in" fo:margin-bottom="0.0799in" style:contextual-spacing="false"/>
      <style:text-properties fo:font-size="115%" fo:font-weight="bold" style:font-size-asian="115%" style:font-weight-asian="bold" style:font-size-complex="115%" style:font-weight-complex="bold"/>
    </style:style>
    <style:style style:name="Chapter" style:family="paragraph" style:parent-style-name="Heading" style:next-style-name="Text_20_body" style:default-outline-level="2"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Part" style:family="paragraph" style:parent-style-name="Heading" style:next-style-name="Chapter" style:default-outline-level="1" style:list-style-name="" style:master-page-name="Start_20_of_20_Part">
      <style:paragraph-properties fo:line-height="150%" fo:text-align="center" style:justify-single-word="false" style:page-number="auto"/>
      <style:text-properties fo:font-size="200%" fo:font-weight="bold" style:font-size-asian="200%" style:font-weight-asian="bold"/>
    </style:style>
    <style:style style:name="Prologue_2f_Epilogue" style:display-name="Prologue/Epilogue" style:family="paragraph" style:parent-style-name="Heading" style:next-style-name="Text_20_body" style:default-outline-level="1"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Scene_20_Break" style:display-name="Scene Break" style:family="paragraph" style:parent-style-name="Text_20_body" style:next-style-name="Text_20_body">
      <style:paragraph-properties fo:margin-left="0in" fo:margin-right="0in" fo:text-align="center" style:justify-single-word="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2cadd4"/>
    </style:style>
    <style:style style:name="MP2" style:family="paragraph" style:parent-style-name="Header">
      <style:text-properties officeooo:paragraph-rsid="002c93a1"/>
    </style:style>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4.7902in" fo:margin-bottom="4.7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ab/><text:user-defined style:data-style-name="N0" text:name="Author">Owen Tyme</text:user-defined> / <text:title>Community Service Fairy Godmother</text:title><text:s/>/ <text:page-number text:select-page="current">37</text:page-number></text:p>
      </style:header>
    </style:master-page>
    <style:master-page style:name="Index" style:page-layout-name="Mpm2" draw:style-name="Mdp1"/>
    <style:master-page style:name="Right_20_Page" style:display-name="Right Page" style:page-layout-name="Mpm3" draw:style-name="Mdp1" style:next-style-name="Left_20_Page">
      <style:header>
        <text:p text:style-name="Header"><text:tab/><text:title>Community Service Fairy Godmother</text:title><text:tab/><text:page-number text:select-page="current">0</text:page-number></text:p>
      </style:header>
    </style:master-page>
    <style:master-page style:name="Left_20_Page" style:display-name="Left Page" style:page-layout-name="Mpm4" draw:style-name="Mdp1" style:next-style-name="Right_20_Page">
      <style:header>
        <text:p text:style-name="MP2"><text:page-number text:select-page="current">0</text:page-number><text:tab/><text:user-defined style:data-style-name="N0" text:name="Author">Owen Tyme</text:user-defined></text:p>
      </style:header>
    </style:master-page>
    <style:master-page style:name="First_20_Page" style:display-name="First Page" style:page-layout-name="Mpm2" draw:style-name="Mdp1" style:next-style-name="Standard"/>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art_20_of_20_Chapter" style:display-name="Start of Chapter" style:page-layout-name="Mpm9" draw:style-name="Mdp1" style:next-style-name="Standard"/>
    <style:master-page style:name="Start_20_of_20_Part" style:display-name="Start of Part" style:page-layout-name="Mpm10" draw:style-name="Mdp1" style:next-style-name="Start_20_of_20_Chapter"/>
    <style:master-page style:name="Title_20_Page" style:display-name="Title Page" style:page-layout-name="Mpm11" draw:style-name="Mdp1" style:next-style-name="Start_20_of_20_Chapter"/>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wen Tyme</meta:initial-creator>
    <meta:creation-date>2023-07-08T09:10:21.318379991</meta:creation-date>
    <meta:editing-cycles>64</meta:editing-cycles>
    <meta:editing-duration>PT4H39M41S</meta:editing-duration>
    <dc:title>Community Service Fairy Godmother</dc:title>
    <dc:date>2024-06-24T13:53:47.309396817</dc:date>
    <dc:creator>Richard Owen Lewis</dc:creator>
    <meta:generator>LibreOffice/7.3.7.2$Linux_X86_64 LibreOffice_project/30$Build-2</meta:generator>
    <meta:document-statistic meta:table-count="0" meta:image-count="0" meta:object-count="0" meta:page-count="39" meta:paragraph-count="377" meta:word-count="11229" meta:character-count="62375" meta:non-whitespace-character-count="51521"/>
    <meta:user-defined meta:name="Author">Owen Tyme</meta:user-defined>
    <meta:user-defined meta:name="Subtitle">[Subtitle]</meta:user-defined>
  </office:meta>
</office:document-meta>
</file>